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1232in" svg:height="5.3465in" svg:x="19.1559in" svg:y="1.0083in">
            <draw:object draw:notify-on-update-of-ranges="Sheet1.A2:Sheet1.A152 Sheet1.M2:Sheet1.M1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PaddlePos</text:p>
          </table:table-cell>
          <table:table-cell office:value-type="string">
            <text:p>x_in</text:p>
          </table:table-cell>
          <table:table-cell office:value-type="string">
            <text:p>y_in</text:p>
          </table:table-cell>
          <table:table-cell office:value-type="string">
            <text:p>velocity_in</text:p>
          </table:table-cell>
          <table:table-cell/>
          <table:table-cell office:value-type="string">
            <text:p>x_out</text:p>
          </table:table-cell>
          <table:table-cell office:value-type="string">
            <text:p>y_out</text:p>
          </table:table-cell>
          <table:table-cell office:value-type="string">
            <text:p>velocity_out</text:p>
          </table:table-cell>
          <table:table-cell/>
          <table:table-cell office:value-type="string">
            <text:p>some numbers</text:p>
          </table:table-cell>
          <table:table-cell table:number-columns-repeated="3"/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-134.458453819548">
            <text:p>-134.4584538195</text:p>
          </table:table-cell>
          <table:table-cell office:value-type="float" office:value="69.9133656596372">
            <text:p>69.9133656596</text:p>
          </table:table-cell>
          <table:table-cell table:formula="of:=SQRT([.B2]*[.B2] + [.C2]*[.C2])" office:value-type="float" office:value="151.548521937371">
            <text:p>151.5485219374</text:p>
          </table:table-cell>
          <table:table-cell/>
          <table:table-cell office:value-type="float" office:value="160.659064188703">
            <text:p>160.6590641887</text:p>
          </table:table-cell>
          <table:table-cell office:value-type="float" office:value="92.7145053388792">
            <text:p>92.7145053389</text:p>
          </table:table-cell>
          <table:table-cell table:formula="of:=SQRT([.F2]*[.F2]+[.G2]*[.G2])" office:value-type="float" office:value="185.492087179542">
            <text:p>185.4920871795</text:p>
          </table:table-cell>
          <table:table-cell/>
          <table:table-cell table:formula="of:=ASIN(ABS([.B2]/[.D2]))" office:value-type="float" office:value="1.09130648405166">
            <text:p>1.0913064841</text:p>
          </table:table-cell>
          <table:table-cell table:formula="of:=ASIN(ABS([.F2]/[.H2]))" office:value-type="float" office:value="1.04739386777464">
            <text:p>1.0473938678</text:p>
          </table:table-cell>
          <table:table-cell/>
          <table:table-cell table:formula="of:=[.J2]/[.K2]" office:value-type="float" office:value="1.04192559993722">
            <text:p>1.0419255999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-163.880544042202">
            <text:p>-163.8805440422</text:p>
          </table:table-cell>
          <table:table-cell office:value-type="float" office:value="-90.3287756595034">
            <text:p>-90.3287756595</text:p>
          </table:table-cell>
          <table:table-cell table:formula="of:=SQRT([.B3]*[.B3] + [.C3]*[.C3])" office:value-type="float" office:value="187.12594803424">
            <text:p>187.1259480342</text:p>
          </table:table-cell>
          <table:table-cell/>
          <table:table-cell office:value-type="float" office:value="183.052455247199">
            <text:p>183.0524552472</text:p>
          </table:table-cell>
          <table:table-cell office:value-type="float" office:value="-56.41484631162">
            <text:p>-56.4148463116</text:p>
          </table:table-cell>
          <table:table-cell table:formula="of:=SQRT([.F3]*[.F3]+[.G3]*[.G3])" office:value-type="float" office:value="191.548521937371">
            <text:p>191.5485219374</text:p>
          </table:table-cell>
          <table:table-cell/>
          <table:table-cell table:formula="of:=ASIN(ABS([.B3]/[.D3]))" office:value-type="float" office:value="1.06704248122399">
            <text:p>1.0670424812</text:p>
          </table:table-cell>
          <table:table-cell table:formula="of:=ASIN(ABS([.F3]/[.H3]))" office:value-type="float" office:value="1.27184325855516">
            <text:p>1.2718432586</text:p>
          </table:table-cell>
          <table:table-cell/>
          <table:table-cell table:formula="of:=[.J3]/[.K3]" office:value-type="float" office:value="0.838973257157621">
            <text:p>0.8389732572</text:p>
          </table:table-cell>
        </table:table-row>
        <table:table-row table:style-name="ro2">
          <table:table-cell office:value-type="float" office:value="-0.6">
            <text:p>-0.6</text:p>
          </table:table-cell>
          <table:table-cell office:value-type="float" office:value="-209.61553913192">
            <text:p>-209.6155391319</text:p>
          </table:table-cell>
          <table:table-cell office:value-type="float" office:value="95.8536801944319">
            <text:p>95.8536801944</text:p>
          </table:table-cell>
          <table:table-cell table:formula="of:=SQRT([.B4]*[.B4] + [.C4]*[.C4])" office:value-type="float" office:value="230.492087179542">
            <text:p>230.4920871795</text:p>
          </table:table-cell>
          <table:table-cell/>
          <table:table-cell office:value-type="float" office:value="264.570822325897">
            <text:p>264.5708223259</text:p>
          </table:table-cell>
          <table:table-cell office:value-type="float" office:value="66.3716774206857">
            <text:p>66.3716774207</text:p>
          </table:table-cell>
          <table:table-cell table:formula="of:=SQRT([.F4]*[.F4]+[.G4]*[.G4])" office:value-type="float" office:value="272.768985755047">
            <text:p>272.768985755</text:p>
          </table:table-cell>
          <table:table-cell/>
          <table:table-cell table:formula="of:=ASIN(ABS([.B4]/[.D4]))" office:value-type="float" office:value="1.141902159874">
            <text:p>1.1419021599</text:p>
          </table:table-cell>
          <table:table-cell table:formula="of:=ASIN(ABS([.F4]/[.H4]))" office:value-type="float" office:value="1.3250032919883">
            <text:p>1.325003292</text:p>
          </table:table-cell>
          <table:table-cell/>
          <table:table-cell table:formula="of:=[.J4]/[.K4]" office:value-type="float" office:value="0.861810809662567">
            <text:p>0.8618108097</text:p>
          </table:table-cell>
        </table:table-row>
        <table:table-row table:style-name="ro2">
          <table:table-cell office:value-type="float" office:value="-0.16">
            <text:p>-0.16</text:p>
          </table:table-cell>
          <table:table-cell office:value-type="float" office:value="-218.207280034502">
            <text:p>-218.2072800345</text:p>
          </table:table-cell>
          <table:table-cell office:value-type="float" office:value="-77.4616095322421">
            <text:p>-77.4616095322</text:p>
          </table:table-cell>
          <table:table-cell table:formula="of:=SQRT([.B5]*[.B5] + [.C5]*[.C5])" office:value-type="float" office:value="231.548521937371">
            <text:p>231.5485219374</text:p>
          </table:table-cell>
          <table:table-cell/>
          <table:table-cell office:value-type="float" office:value="256.585624261306">
            <text:p>256.5856242613</text:p>
          </table:table-cell>
          <table:table-cell office:value-type="float" office:value="-100.298093306785">
            <text:p>-100.2980933068</text:p>
          </table:table-cell>
          <table:table-cell table:formula="of:=SQRT([.F5]*[.F5]+[.G5]*[.G5])" office:value-type="float" office:value="275.492087179542">
            <text:p>275.4920871795</text:p>
          </table:table-cell>
          <table:table-cell/>
          <table:table-cell table:formula="of:=ASIN(ABS([.B5]/[.D5]))" office:value-type="float" office:value="1.22968216491466">
            <text:p>1.2296821649</text:p>
          </table:table-cell>
          <table:table-cell table:formula="of:=ASIN(ABS([.F5]/[.H5]))" office:value-type="float" office:value="1.19816345775594">
            <text:p>1.1981634578</text:p>
          </table:table-cell>
          <table:table-cell/>
          <table:table-cell table:formula="of:=[.J5]/[.K5]" office:value-type="float" office:value="1.02630584913493">
            <text:p>1.0263058491</text:p>
          </table:table-cell>
        </table:table-row>
        <table:table-row table:style-name="ro2">
          <table:table-cell office:value-type="float" office:value="0.68">
            <text:p>0.68</text:p>
          </table:table-cell>
          <table:table-cell office:value-type="float" office:value="-222.589722717017">
            <text:p>-222.589722717</text:p>
          </table:table-cell>
          <table:table-cell office:value-type="float" office:value="136.512391235747">
            <text:p>136.5123912357</text:p>
          </table:table-cell>
          <table:table-cell table:formula="of:=SQRT([.B6]*[.B6] + [.C6]*[.C6])" office:value-type="float" office:value="261.116482858015">
            <text:p>261.116482858</text:p>
          </table:table-cell>
          <table:table-cell/>
          <table:table-cell office:value-type="float" office:value="232.304203158004">
            <text:p>232.304203158</text:p>
          </table:table-cell>
          <table:table-cell office:value-type="float" office:value="198.393983085268">
            <text:p>198.3939830853</text:p>
          </table:table-cell>
          <table:table-cell table:formula="of:=SQRT([.F6]*[.F6]+[.G6]*[.G6])" office:value-type="float" office:value="305.492087179541">
            <text:p>305.4920871795</text:p>
          </table:table-cell>
          <table:table-cell/>
          <table:table-cell table:formula="of:=ASIN(ABS([.B6]/[.D6]))" office:value-type="float" office:value="1.02066092462581">
            <text:p>1.0206609246</text:p>
          </table:table-cell>
          <table:table-cell table:formula="of:=ASIN(ABS([.F6]/[.H6]))" office:value-type="float" office:value="0.863969218132807">
            <text:p>0.8639692181</text:p>
          </table:table-cell>
          <table:table-cell/>
          <table:table-cell table:formula="of:=[.J6]/[.K6]" office:value-type="float" office:value="1.18136260320899">
            <text:p>1.181362603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-249.062802843136">
            <text:p>-249.0628028431</text:p>
          </table:table-cell>
          <table:table-cell office:value-type="float" office:value="201.700020289093">
            <text:p>201.7000202891</text:p>
          </table:table-cell>
          <table:table-cell table:formula="of:=SQRT([.B7]*[.B7] + [.C7]*[.C7])" office:value-type="float" office:value="320.492087179542">
            <text:p>320.4920871795</text:p>
          </table:table-cell>
          <table:table-cell/>
          <table:table-cell office:value-type="float" office:value="206.049281385533">
            <text:p>206.0492813855</text:p>
          </table:table-cell>
          <table:table-cell office:value-type="float" office:value="-169.197833295562">
            <text:p>-169.1978332956</text:p>
          </table:table-cell>
          <table:table-cell table:formula="of:=SQRT([.F7]*[.F7]+[.G7]*[.G7])" office:value-type="float" office:value="266.616228222153">
            <text:p>266.6162282222</text:p>
          </table:table-cell>
          <table:table-cell/>
          <table:table-cell table:formula="of:=ASIN(ABS([.B7]/[.D7]))" office:value-type="float" office:value="0.890086542665252">
            <text:p>0.8900865427</text:p>
          </table:table-cell>
          <table:table-cell table:formula="of:=ASIN(ABS([.F7]/[.H7]))" office:value-type="float" office:value="0.883290079670393">
            <text:p>0.8832900797</text:p>
          </table:table-cell>
          <table:table-cell/>
          <table:table-cell table:formula="of:=[.J7]/[.K7]" office:value-type="float" office:value="1.00769448582214">
            <text:p>1.0076944858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-260.689587866431">
            <text:p>-260.6895878664</text:p>
          </table:table-cell>
          <table:table-cell office:value-type="float" office:value="197.616610271834">
            <text:p>197.6166102718</text:p>
          </table:table-cell>
          <table:table-cell table:formula="of:=SQRT([.B8]*[.B8] + [.C8]*[.C8])" office:value-type="float" office:value="327.125948034239">
            <text:p>327.1259480342</text:p>
          </table:table-cell>
          <table:table-cell/>
          <table:table-cell office:value-type="float" office:value="291.987249501853">
            <text:p>291.9872495019</text:p>
          </table:table-cell>
          <table:table-cell office:value-type="float" office:value="219.836102401769">
            <text:p>219.8361024018</text:p>
          </table:table-cell>
          <table:table-cell table:formula="of:=SQRT([.F8]*[.F8]+[.G8]*[.G8])" office:value-type="float" office:value="365.492087179543">
            <text:p>365.4920871795</text:p>
          </table:table-cell>
          <table:table-cell/>
          <table:table-cell table:formula="of:=ASIN(ABS([.B8]/[.D8]))" office:value-type="float" office:value="0.922160978768685">
            <text:p>0.9221609788</text:p>
          </table:table-cell>
          <table:table-cell table:formula="of:=ASIN(ABS([.F8]/[.H8]))" office:value-type="float" office:value="0.92544419952443">
            <text:p>0.9254441995</text:p>
          </table:table-cell>
          <table:table-cell/>
          <table:table-cell table:formula="of:=[.J8]/[.K8]" office:value-type="float" office:value="0.996452275828806">
            <text:p>0.996452275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80.497740974924">
            <text:p>-280.4977409749</text:p>
          </table:table-cell>
          <table:table-cell office:value-type="float" office:value="217.796823381751">
            <text:p>217.7968233818</text:p>
          </table:table-cell>
          <table:table-cell table:formula="of:=SQRT([.B9]*[.B9] + [.C9]*[.C9])" office:value-type="float" office:value="355.12594803424">
            <text:p>355.1259480342</text:p>
          </table:table-cell>
          <table:table-cell/>
          <table:table-cell office:value-type="float" office:value="354.685654546733">
            <text:p>354.6856545467</text:p>
          </table:table-cell>
          <table:table-cell office:value-type="float" office:value="259.425864319755">
            <text:p>259.4258643198</text:p>
          </table:table-cell>
          <table:table-cell table:formula="of:=SQRT([.F9]*[.F9]+[.G9]*[.G9])" office:value-type="float" office:value="439.435652421713">
            <text:p>439.4356524217</text:p>
          </table:table-cell>
          <table:table-cell/>
          <table:table-cell table:formula="of:=ASIN(ABS([.B9]/[.D9]))" office:value-type="float" office:value="0.910571317652933">
            <text:p>0.9105713177</text:p>
          </table:table-cell>
          <table:table-cell table:formula="of:=ASIN(ABS([.F9]/[.H9]))" office:value-type="float" office:value="0.939289756057442">
            <text:p>0.9392897561</text:p>
          </table:table-cell>
          <table:table-cell/>
          <table:table-cell table:formula="of:=[.J9]/[.K9]" office:value-type="float" office:value="0.969425368243074">
            <text:p>0.9694253682</text:p>
          </table:table-cell>
        </table:table-row>
        <table:table-row table:style-name="ro2">
          <table:table-cell office:value-type="float" office:value="-0.08">
            <text:p>-0.08</text:p>
          </table:table-cell>
          <table:table-cell office:value-type="float" office:value="-353.516629465622">
            <text:p>-353.5166294656</text:p>
          </table:table-cell>
          <table:table-cell office:value-type="float" office:value="288.193195910427">
            <text:p>288.1931959104</text:p>
          </table:table-cell>
          <table:table-cell table:formula="of:=SQRT([.B10]*[.B10] + [.C10]*[.C10])" office:value-type="float" office:value="456.102319088381">
            <text:p>456.1023190884</text:p>
          </table:table-cell>
          <table:table-cell/>
          <table:table-cell office:value-type="float" office:value="381.572552179991">
            <text:p>381.57255218</text:p>
          </table:table-cell>
          <table:table-cell office:value-type="float" office:value="279.128825660668">
            <text:p>279.1288256607</text:p>
          </table:table-cell>
          <table:table-cell table:formula="of:=SQRT([.F10]*[.F10]+[.G10]*[.G10])" office:value-type="float" office:value="472.768985755047">
            <text:p>472.768985755</text:p>
          </table:table-cell>
          <table:table-cell/>
          <table:table-cell table:formula="of:=ASIN(ABS([.B10]/[.D10]))" office:value-type="float" office:value="0.886844623410295">
            <text:p>0.8868446234</text:p>
          </table:table-cell>
          <table:table-cell table:formula="of:=ASIN(ABS([.F10]/[.H10]))" office:value-type="float" office:value="0.939226213414891">
            <text:p>0.9392262134</text:p>
          </table:table-cell>
          <table:table-cell/>
          <table:table-cell table:formula="of:=[.J10]/[.K10]" office:value-type="float" office:value="0.944228994829538">
            <text:p>0.9442289948</text:p>
          </table:table-cell>
        </table:table-row>
        <table:table-row table:style-name="ro2">
          <table:table-cell office:value-type="float" office:value="-0.08">
            <text:p>-0.08</text:p>
          </table:table-cell>
          <table:table-cell office:value-type="float" office:value="-386.029311008957">
            <text:p>-386.029311009</text:p>
          </table:table-cell>
          <table:table-cell office:value-type="float" office:value="309.744984458499">
            <text:p>309.7449844585</text:p>
          </table:table-cell>
          <table:table-cell table:formula="of:=SQRT([.B11]*[.B11] + [.C11]*[.C11])" office:value-type="float" office:value="494.934929415217">
            <text:p>494.9349294152</text:p>
          </table:table-cell>
          <table:table-cell/>
          <table:table-cell office:value-type="float" office:value="325.926544205294">
            <text:p>325.9265442053</text:p>
          </table:table-cell>
          <table:table-cell office:value-type="float" office:value="232.633097859741">
            <text:p>232.6330978597</text:p>
          </table:table-cell>
          <table:table-cell table:formula="of:=SQRT([.F11]*[.F11]+[.G11]*[.G11])" office:value-type="float" office:value="400.432604113883">
            <text:p>400.4326041139</text:p>
          </table:table-cell>
          <table:table-cell/>
          <table:table-cell table:formula="of:=ASIN(ABS([.B11]/[.D11]))" office:value-type="float" office:value="0.894601458696092">
            <text:p>0.8946014587</text:p>
          </table:table-cell>
          <table:table-cell table:formula="of:=ASIN(ABS([.F11]/[.H11]))" office:value-type="float" office:value="0.950895507732309">
            <text:p>0.9508955077</text:p>
          </table:table-cell>
          <table:table-cell/>
          <table:table-cell table:formula="of:=[.J11]/[.K11]" office:value-type="float" office:value="0.940798911574978">
            <text:p>0.9407989116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-297.010222924272">
            <text:p>-297.0102229243</text:p>
          </table:table-cell>
          <table:table-cell office:value-type="float" office:value="231.207962885264">
            <text:p>231.2079628853</text:p>
          </table:table-cell>
          <table:table-cell table:formula="of:=SQRT([.B12]*[.B12] + [.C12]*[.C12])" office:value-type="float" office:value="376.393669743634">
            <text:p>376.3936697436</text:p>
          </table:table-cell>
          <table:table-cell/>
          <table:table-cell office:value-type="float" office:value="343.472835232659">
            <text:p>343.4728352327</text:p>
          </table:table-cell>
          <table:table-cell office:value-type="float" office:value="290.927877072488">
            <text:p>290.9278770725</text:p>
          </table:table-cell>
          <table:table-cell table:formula="of:=SQRT([.F12]*[.F12]+[.G12]*[.G12])" office:value-type="float" office:value="450.125113941297">
            <text:p>450.1251139413</text:p>
          </table:table-cell>
          <table:table-cell/>
          <table:table-cell table:formula="of:=ASIN(ABS([.B12]/[.D12]))" office:value-type="float" office:value="0.909333704288273">
            <text:p>0.9093337043</text:p>
          </table:table-cell>
          <table:table-cell table:formula="of:=ASIN(ABS([.F12]/[.H12]))" office:value-type="float" office:value="0.868035672391234">
            <text:p>0.8680356724</text:p>
          </table:table-cell>
          <table:table-cell/>
          <table:table-cell table:formula="of:=[.J12]/[.K12]" office:value-type="float" office:value="1.04757642250263">
            <text:p>1.0475764225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-350.461234372307">
            <text:p>-350.4612343723</text:p>
          </table:table-cell>
          <table:table-cell office:value-type="float" office:value="-313.563951299873">
            <text:p>-313.5639512999</text:p>
          </table:table-cell>
          <table:table-cell table:formula="of:=SQRT([.B13]*[.B13] + [.C13]*[.C13])" office:value-type="float" office:value="470.26102151098">
            <text:p>470.261021511</text:p>
          </table:table-cell>
          <table:table-cell/>
          <table:table-cell office:value-type="float" office:value="357.047708924141">
            <text:p>357.0477089241</text:p>
          </table:table-cell>
          <table:table-cell office:value-type="float" office:value="-287.189993940345">
            <text:p>-287.1899939403</text:p>
          </table:table-cell>
          <table:table-cell table:formula="of:=SQRT([.F13]*[.F13]+[.G13]*[.G13])" office:value-type="float" office:value="458.215188604037">
            <text:p>458.215188604</text:p>
          </table:table-cell>
          <table:table-cell/>
          <table:table-cell table:formula="of:=ASIN(ABS([.B13]/[.D13]))" office:value-type="float" office:value="0.840907170432257">
            <text:p>0.8409071704</text:p>
          </table:table-cell>
          <table:table-cell table:formula="of:=ASIN(ABS([.F13]/[.H13]))" office:value-type="float" office:value="0.89341083111878">
            <text:p>0.8934108311</text:p>
          </table:table-cell>
          <table:table-cell/>
          <table:table-cell table:formula="of:=[.J13]/[.K13]" office:value-type="float" office:value="0.941232343667946">
            <text:p>0.941232343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-382.122172589134">
            <text:p>-382.1221725891</text:p>
          </table:table-cell>
          <table:table-cell office:value-type="float" office:value="-285.246445901562">
            <text:p>-285.2464459016</text:p>
          </table:table-cell>
          <table:table-cell table:formula="of:=SQRT([.B14]*[.B14] + [.C14]*[.C14])" office:value-type="float" office:value="476.846819936667">
            <text:p>476.8468199367</text:p>
          </table:table-cell>
          <table:table-cell/>
          <table:table-cell office:value-type="float" office:value="447.636474319479">
            <text:p>447.6364743195</text:p>
          </table:table-cell>
          <table:table-cell office:value-type="float" office:value="-311.742207656133">
            <text:p>-311.7422076561</text:p>
          </table:table-cell>
          <table:table-cell table:formula="of:=SQRT([.F14]*[.F14]+[.G14]*[.G14])" office:value-type="float" office:value="545.492087179542">
            <text:p>545.4920871795</text:p>
          </table:table-cell>
          <table:table-cell/>
          <table:table-cell table:formula="of:=ASIN(ABS([.B14]/[.D14]))" office:value-type="float" office:value="0.929552017671304">
            <text:p>0.9295520177</text:p>
          </table:table-cell>
          <table:table-cell table:formula="of:=ASIN(ABS([.F14]/[.H14]))" office:value-type="float" office:value="0.962478272256181">
            <text:p>0.9624782723</text:p>
          </table:table-cell>
          <table:table-cell/>
          <table:table-cell table:formula="of:=[.J14]/[.K14]" office:value-type="float" office:value="0.965790132064288">
            <text:p>0.9657901321</text:p>
          </table:table-cell>
        </table:table-row>
        <table:table-row table:style-name="ro2">
          <table:table-cell office:value-type="float" office:value="0.36">
            <text:p>0.36</text:p>
          </table:table-cell>
          <table:table-cell office:value-type="float" office:value="-501.162366486945">
            <text:p>-501.1623664869</text:p>
          </table:table-cell>
          <table:table-cell office:value-type="float" office:value="369.699191283366">
            <text:p>369.6991912834</text:p>
          </table:table-cell>
          <table:table-cell table:formula="of:=SQRT([.B15]*[.B15] + [.C15]*[.C15])" office:value-type="float" office:value="622.768985755047">
            <text:p>622.768985755</text:p>
          </table:table-cell>
          <table:table-cell/>
          <table:table-cell office:value-type="float" office:value="553.664592366884">
            <text:p>553.6645923669</text:p>
          </table:table-cell>
          <table:table-cell office:value-type="float" office:value="-319.896034278631">
            <text:p>-319.8960342786</text:p>
          </table:table-cell>
          <table:table-cell table:formula="of:=SQRT([.F15]*[.F15]+[.G15]*[.G15])" office:value-type="float" office:value="639.435652421714">
            <text:p>639.4356524217</text:p>
          </table:table-cell>
          <table:table-cell/>
          <table:table-cell table:formula="of:=ASIN(ABS([.B15]/[.D15]))" office:value-type="float" office:value="0.935224512370101">
            <text:p>0.9352245124</text:p>
          </table:table-cell>
          <table:table-cell table:formula="of:=ASIN(ABS([.F15]/[.H15]))" office:value-type="float" office:value="1.0468757110325">
            <text:p>1.046875711</text:p>
          </table:table-cell>
          <table:table-cell/>
          <table:table-cell table:formula="of:=[.J15]/[.K15]" office:value-type="float" office:value="0.893348181177798">
            <text:p>0.893348181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530.595198993961">
            <text:p>-530.595198994</text:p>
          </table:table-cell>
          <table:table-cell office:value-type="float" office:value="162.170500387431">
            <text:p>162.1705003874</text:p>
          </table:table-cell>
          <table:table-cell table:formula="of:=SQRT([.B16]*[.B16] + [.C16]*[.C16])" office:value-type="float" office:value="554.824779900241">
            <text:p>554.8247799002</text:p>
          </table:table-cell>
          <table:table-cell/>
          <table:table-cell office:value-type="float" office:value="129.299500438662">
            <text:p>129.2995004387</text:p>
          </table:table-cell>
          <table:table-cell office:value-type="float" office:value="116.287691372596">
            <text:p>116.2876913726</text:p>
          </table:table-cell>
          <table:table-cell table:formula="of:=SQRT([.F16]*[.F16]+[.G16]*[.G16])" office:value-type="float" office:value="173.8999366833">
            <text:p>173.8999366833</text:p>
          </table:table-cell>
          <table:table-cell/>
          <table:table-cell table:formula="of:=ASIN(ABS([.B16]/[.D16]))" office:value-type="float" office:value="1.27417434813186">
            <text:p>1.2741743481</text:p>
          </table:table-cell>
          <table:table-cell table:formula="of:=ASIN(ABS([.F16]/[.H16]))" office:value-type="float" office:value="0.838331112043549">
            <text:p>0.838331112</text:p>
          </table:table-cell>
          <table:table-cell/>
          <table:table-cell table:formula="of:=[.J16]/[.K16]" office:value-type="float" office:value="1.51989390567396">
            <text:p>1.5198939057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-173.596454246081">
            <text:p>-173.5964542461</text:p>
          </table:table-cell>
          <table:table-cell office:value-type="float" office:value="-68.1634535114418">
            <text:p>-68.1634535114</text:p>
          </table:table-cell>
          <table:table-cell table:formula="of:=SQRT([.B17]*[.B17] + [.C17]*[.C17])" office:value-type="float" office:value="186.499290404597">
            <text:p>186.4992904046</text:p>
          </table:table-cell>
          <table:table-cell/>
          <table:table-cell office:value-type="float" office:value="184.557050327272">
            <text:p>184.5570503273</text:p>
          </table:table-cell>
          <table:table-cell office:value-type="float" office:value="-44.163679719126">
            <text:p>-44.1636797191</text:p>
          </table:table-cell>
          <table:table-cell table:formula="of:=SQRT([.F17]*[.F17]+[.G17]*[.G17])" office:value-type="float" office:value="189.767582668476">
            <text:p>189.7675826685</text:p>
          </table:table-cell>
          <table:table-cell/>
          <table:table-cell table:formula="of:=ASIN(ABS([.B17]/[.D17]))" office:value-type="float" office:value="1.19663814944754">
            <text:p>1.1966381494</text:p>
          </table:table-cell>
          <table:table-cell table:formula="of:=ASIN(ABS([.F17]/[.H17]))" office:value-type="float" office:value="1.33591754192779">
            <text:p>1.3359175419</text:p>
          </table:table-cell>
          <table:table-cell/>
          <table:table-cell table:formula="of:=[.J17]/[.K17]" office:value-type="float" office:value="0.895742522940997">
            <text:p>0.8957425229</text:p>
          </table:table-cell>
        </table:table-row>
        <table:table-row table:style-name="ro2">
          <table:table-cell office:value-type="float" office:value="-0.44">
            <text:p>-0.44</text:p>
          </table:table-cell>
          <table:table-cell office:value-type="float" office:value="-206.172652669667">
            <text:p>-206.1726526697</text:p>
          </table:table-cell>
          <table:table-cell office:value-type="float" office:value="94.0238581933358">
            <text:p>94.0238581933</text:p>
          </table:table-cell>
          <table:table-cell table:formula="of:=SQRT([.B18]*[.B18] + [.C18]*[.C18])" office:value-type="float" office:value="226.600195539209">
            <text:p>226.6001955392</text:p>
          </table:table-cell>
          <table:table-cell/>
          <table:table-cell office:value-type="float" office:value="217.315171524224">
            <text:p>217.3151715242</text:p>
          </table:table-cell>
          <table:table-cell office:value-type="float" office:value="66.4784807280027">
            <text:p>66.478480728</text:p>
          </table:table-cell>
          <table:table-cell table:formula="of:=SQRT([.F18]*[.F18]+[.G18]*[.G18])" office:value-type="float" office:value="227.255961801899">
            <text:p>227.2559618019</text:p>
          </table:table-cell>
          <table:table-cell/>
          <table:table-cell table:formula="of:=ASIN(ABS([.B18]/[.D18]))" office:value-type="float" office:value="1.14292736102317">
            <text:p>1.142927361</text:p>
          </table:table-cell>
          <table:table-cell table:formula="of:=ASIN(ABS([.F18]/[.H18]))" office:value-type="float" office:value="1.2739280694173">
            <text:p>1.2739280694</text:p>
          </table:table-cell>
          <table:table-cell/>
          <table:table-cell table:formula="of:=[.J18]/[.K18]" office:value-type="float" office:value="0.897167892333157">
            <text:p>0.8971678923</text:p>
          </table:table-cell>
        </table:table-row>
        <table:table-row table:style-name="ro2">
          <table:table-cell office:value-type="float" office:value="0.72">
            <text:p>0.72</text:p>
          </table:table-cell>
          <table:table-cell office:value-type="float" office:value="-235.036169673491">
            <text:p>-235.0361696735</text:p>
          </table:table-cell>
          <table:table-cell office:value-type="float" office:value="-46.8409120453939">
            <text:p>-46.8409120454</text:p>
          </table:table-cell>
          <table:table-cell table:formula="of:=SQRT([.B19]*[.B19] + [.C19]*[.C19])" office:value-type="float" office:value="239.658240200562">
            <text:p>239.6582402006</text:p>
          </table:table-cell>
          <table:table-cell/>
          <table:table-cell office:value-type="float" office:value="303.863573915347">
            <text:p>303.8635739153</text:p>
          </table:table-cell>
          <table:table-cell office:value-type="float" office:value="-2.76404573550179">
            <text:p>-2.7640457355</text:p>
          </table:table-cell>
          <table:table-cell table:formula="of:=SQRT([.F19]*[.F19]+[.G19]*[.G19])" office:value-type="float" office:value="303.876145002261">
            <text:p>303.8761450023</text:p>
          </table:table-cell>
          <table:table-cell/>
          <table:table-cell table:formula="of:=ASIN(ABS([.B19]/[.D19]))" office:value-type="float" office:value="1.37408128618378">
            <text:p>1.3740812862</text:p>
          </table:table-cell>
          <table:table-cell table:formula="of:=ASIN(ABS([.F19]/[.H19]))" office:value-type="float" office:value="1.56170023979707">
            <text:p>1.5617002398</text:p>
          </table:table-cell>
          <table:table-cell/>
          <table:table-cell table:formula="of:=[.J19]/[.K19]" office:value-type="float" office:value="0.879862377662391">
            <text:p>0.8798623777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316.642135698967">
            <text:p>-316.642135699</text:p>
          </table:table-cell>
          <table:table-cell office:value-type="float" office:value="49.8543078642071">
            <text:p>49.8543078642</text:p>
          </table:table-cell>
          <table:table-cell table:formula="of:=SQRT([.B20]*[.B20] + [.C20]*[.C20])" office:value-type="float" office:value="320.542811668928">
            <text:p>320.5428116689</text:p>
          </table:table-cell>
          <table:table-cell/>
          <table:table-cell office:value-type="float" office:value="317.160029685648">
            <text:p>317.1600296856</text:p>
          </table:table-cell>
          <table:table-cell office:value-type="float" office:value="114.541467814771">
            <text:p>114.5414678148</text:p>
          </table:table-cell>
          <table:table-cell table:formula="of:=SQRT([.F20]*[.F20]+[.G20]*[.G20])" office:value-type="float" office:value="337.209478335594">
            <text:p>337.2094783356</text:p>
          </table:table-cell>
          <table:table-cell/>
          <table:table-cell table:formula="of:=ASIN(ABS([.B20]/[.D20]))" office:value-type="float" office:value="1.41463146908951">
            <text:p>1.4146314691</text:p>
          </table:table-cell>
          <table:table-cell table:formula="of:=ASIN(ABS([.F20]/[.H20]))" office:value-type="float" office:value="1.22422550591835">
            <text:p>1.2242255059</text:p>
          </table:table-cell>
          <table:table-cell/>
          <table:table-cell table:formula="of:=[.J20]/[.K20]" office:value-type="float" office:value="1.15553177274176">
            <text:p>1.155531772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330.336251701835">
            <text:p>-330.3362517018</text:p>
          </table:table-cell>
          <table:table-cell office:value-type="float" office:value="-126.91054650124">
            <text:p>-126.9105465012</text:p>
          </table:table-cell>
          <table:table-cell table:formula="of:=SQRT([.B21]*[.B21] + [.C21]*[.C21])" office:value-type="float" office:value="353.876145002261">
            <text:p>353.8761450023</text:p>
          </table:table-cell>
          <table:table-cell/>
          <table:table-cell office:value-type="float" office:value="258.191926450625">
            <text:p>258.1919264506</text:p>
          </table:table-cell>
          <table:table-cell office:value-type="float" office:value="-173.830960628251">
            <text:p>-173.8309606283</text:p>
          </table:table-cell>
          <table:table-cell table:formula="of:=SQRT([.F21]*[.F21]+[.G21]*[.G21])" office:value-type="float" office:value="311.255961801899">
            <text:p>311.2559618019</text:p>
          </table:table-cell>
          <table:table-cell/>
          <table:table-cell table:formula="of:=ASIN(ABS([.B21]/[.D21]))" office:value-type="float" office:value="1.20399664236613">
            <text:p>1.2039966424</text:p>
          </table:table-cell>
          <table:table-cell table:formula="of:=ASIN(ABS([.F21]/[.H21]))" office:value-type="float" office:value="0.978241217405401">
            <text:p>0.9782412174</text:p>
          </table:table-cell>
          <table:table-cell/>
          <table:table-cell table:formula="of:=[.J21]/[.K21]" office:value-type="float" office:value="1.23077684822922">
            <text:p>1.2307768482</text:p>
          </table:table-cell>
        </table:table-row>
        <table:table-row table:style-name="ro2">
          <table:table-cell office:value-type="float" office:value="-0.52">
            <text:p>-0.52</text:p>
          </table:table-cell>
          <table:table-cell office:value-type="float" office:value="-361.487845444704">
            <text:p>-361.4878454447</text:p>
          </table:table-cell>
          <table:table-cell office:value-type="float" office:value="-138.772179159474">
            <text:p>-138.7721791595</text:p>
          </table:table-cell>
          <table:table-cell table:formula="of:=SQRT([.B22]*[.B22] + [.C22]*[.C22])" office:value-type="float" office:value="387.209478335595">
            <text:p>387.2094783356</text:p>
          </table:table-cell>
          <table:table-cell/>
          <table:table-cell office:value-type="float" office:value="300.178039662952">
            <text:p>300.178039663</text:p>
          </table:table-cell>
          <table:table-cell office:value-type="float" office:value="-158.075147073282">
            <text:p>-158.0751470733</text:p>
          </table:table-cell>
          <table:table-cell table:formula="of:=SQRT([.F22]*[.F22]+[.G22]*[.G22])" office:value-type="float" office:value="339.2559618019">
            <text:p>339.2559618019</text:p>
          </table:table-cell>
          <table:table-cell/>
          <table:table-cell table:formula="of:=ASIN(ABS([.B22]/[.D22]))" office:value-type="float" office:value="1.20425308258569">
            <text:p>1.2042530826</text:p>
          </table:table-cell>
          <table:table-cell table:formula="of:=ASIN(ABS([.F22]/[.H22]))" office:value-type="float" office:value="1.08609223529518">
            <text:p>1.0860922353</text:p>
          </table:table-cell>
          <table:table-cell/>
          <table:table-cell table:formula="of:=[.J22]/[.K22]" office:value-type="float" office:value="1.10879448673933">
            <text:p>1.10879448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40.16696591049">
            <text:p>-140.1669659105</text:p>
          </table:table-cell>
          <table:table-cell office:value-type="float" office:value="87.4871190161753">
            <text:p>87.4871190162</text:p>
          </table:table-cell>
          <table:table-cell table:formula="of:=SQRT([.B23]*[.B23] + [.C23]*[.C23])" office:value-type="float" office:value="165.229459619957">
            <text:p>165.22945962</text:p>
          </table:table-cell>
          <table:table-cell/>
          <table:table-cell office:value-type="float" office:value="163.077125045266">
            <text:p>163.0771250453</text:p>
          </table:table-cell>
          <table:table-cell office:value-type="float" office:value="101.400063178495">
            <text:p>101.4000631785</text:p>
          </table:table-cell>
          <table:table-cell table:formula="of:=SQRT([.F23]*[.F23]+[.G23]*[.G23])" office:value-type="float" office:value="192.031563878525">
            <text:p>192.0315638785</text:p>
          </table:table-cell>
          <table:table-cell/>
          <table:table-cell table:formula="of:=ASIN(ABS([.B23]/[.D23]))" office:value-type="float" office:value="1.01279868874448">
            <text:p>1.0127986887</text:p>
          </table:table-cell>
          <table:table-cell table:formula="of:=ASIN(ABS([.F23]/[.H23]))" office:value-type="float" office:value="1.01450716399611">
            <text:p>1.014507164</text:p>
          </table:table-cell>
          <table:table-cell/>
          <table:table-cell table:formula="of:=[.J23]/[.K23]" office:value-type="float" office:value="0.998315955458705">
            <text:p>0.9983159555</text:p>
          </table:table-cell>
        </table:table-row>
        <table:table-row table:style-name="ro2">
          <table:table-cell office:value-type="float" office:value="-0.6">
            <text:p>-0.6</text:p>
          </table:table-cell>
          <table:table-cell office:value-type="float" office:value="-152.917026563961">
            <text:p>-152.917026564</text:p>
          </table:table-cell>
          <table:table-cell office:value-type="float" office:value="139.565222848762">
            <text:p>139.5652228488</text:p>
          </table:table-cell>
          <table:table-cell table:formula="of:=SQRT([.B24]*[.B24] + [.C24]*[.C24])" office:value-type="float" office:value="207.031563878525">
            <text:p>207.0315638785</text:p>
          </table:table-cell>
          <table:table-cell/>
          <table:table-cell office:value-type="float" office:value="173.650513649251">
            <text:p>173.6505136493</text:p>
          </table:table-cell>
          <table:table-cell office:value-type="float" office:value="113.090883999244">
            <text:p>113.0908839992</text:p>
          </table:table-cell>
          <table:table-cell table:formula="of:=SQRT([.F24]*[.F24]+[.G24]*[.G24])" office:value-type="float" office:value="207.229459619957">
            <text:p>207.22945962</text:p>
          </table:table-cell>
          <table:table-cell/>
          <table:table-cell table:formula="of:=ASIN(ABS([.B24]/[.D24]))" office:value-type="float" office:value="0.831016455203408">
            <text:p>0.8310164552</text:p>
          </table:table-cell>
          <table:table-cell table:formula="of:=ASIN(ABS([.F24]/[.H24]))" office:value-type="float" office:value="0.9935388824057">
            <text:p>0.9935388824</text:p>
          </table:table-cell>
          <table:table-cell/>
          <table:table-cell table:formula="of:=[.J24]/[.K24]" office:value-type="float" office:value="0.836420667494392">
            <text:p>0.8364206675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-202.791470486322">
            <text:p>-202.7914704863</text:p>
          </table:table-cell>
          <table:table-cell office:value-type="float" office:value="-88.4199824798297">
            <text:p>-88.4199824798</text:p>
          </table:table-cell>
          <table:table-cell table:formula="of:=SQRT([.B25]*[.B25] + [.C25]*[.C25])" office:value-type="float" office:value="221.229459619957">
            <text:p>221.22945962</text:p>
          </table:table-cell>
          <table:table-cell/>
          <table:table-cell office:value-type="float" office:value="213.122496642082">
            <text:p>213.1224966421</text:p>
          </table:table-cell>
          <table:table-cell office:value-type="float" office:value="-60.5837176160673">
            <text:p>-60.5837176161</text:p>
          </table:table-cell>
          <table:table-cell table:formula="of:=SQRT([.F25]*[.F25]+[.G25]*[.G25])" office:value-type="float" office:value="221.566210003099">
            <text:p>221.5662100031</text:p>
          </table:table-cell>
          <table:table-cell/>
          <table:table-cell table:formula="of:=ASIN(ABS([.B25]/[.D25]))" office:value-type="float" office:value="1.15963357309921">
            <text:p>1.1596335731</text:p>
          </table:table-cell>
          <table:table-cell table:formula="of:=ASIN(ABS([.F25]/[.H25]))" office:value-type="float" office:value="1.29383512739245">
            <text:p>1.2938351274</text:p>
          </table:table-cell>
          <table:table-cell/>
          <table:table-cell table:formula="of:=[.J25]/[.K25]" office:value-type="float" office:value="0.896276154935047">
            <text:p>0.8962761549</text:p>
          </table:table-cell>
        </table:table-row>
        <table:table-row table:style-name="ro2">
          <table:table-cell office:value-type="float" office:value="-0.68">
            <text:p>-0.68</text:p>
          </table:table-cell>
          <table:table-cell office:value-type="float" office:value="-265.24389976485">
            <text:p>-265.2438997649</text:p>
          </table:table-cell>
          <table:table-cell office:value-type="float" office:value="132.957116236004">
            <text:p>132.957116236</text:p>
          </table:table-cell>
          <table:table-cell table:formula="of:=SQRT([.B26]*[.B26] + [.C26]*[.C26])" office:value-type="float" office:value="296.701737642805">
            <text:p>296.7017376428</text:p>
          </table:table-cell>
          <table:table-cell/>
          <table:table-cell office:value-type="float" office:value="273.592027922838">
            <text:p>273.5920279228</text:p>
          </table:table-cell>
          <table:table-cell office:value-type="float" office:value="77.6637577557129">
            <text:p>77.6637577557</text:p>
          </table:table-cell>
          <table:table-cell table:formula="of:=SQRT([.F26]*[.F26]+[.G26]*[.G26])" office:value-type="float" office:value="284.401577020362">
            <text:p>284.4015770204</text:p>
          </table:table-cell>
          <table:table-cell/>
          <table:table-cell table:formula="of:=ASIN(ABS([.B26]/[.D26]))" office:value-type="float" office:value="1.10613833627918">
            <text:p>1.1061383363</text:p>
          </table:table-cell>
          <table:table-cell table:formula="of:=ASIN(ABS([.F26]/[.H26]))" office:value-type="float" office:value="1.29420533547844">
            <text:p>1.2942053355</text:p>
          </table:table-cell>
          <table:table-cell/>
          <table:table-cell table:formula="of:=[.J26]/[.K26]" office:value-type="float" office:value="0.854685347028232">
            <text:p>0.854685347</text:p>
          </table:table-cell>
        </table:table-row>
        <table:table-row table:style-name="ro2">
          <table:table-cell office:value-type="float" office:value="-0.68">
            <text:p>-0.68</text:p>
          </table:table-cell>
          <table:table-cell office:value-type="float" office:value="-315.806061757681">
            <text:p>-315.8060617577</text:p>
          </table:table-cell>
          <table:table-cell office:value-type="float" office:value="-95.8628156864229">
            <text:p>-95.8628156864</text:p>
          </table:table-cell>
          <table:table-cell table:formula="of:=SQRT([.B27]*[.B27] + [.C27]*[.C27])" office:value-type="float" office:value="330.035070976139">
            <text:p>330.0350709761</text:p>
          </table:table-cell>
          <table:table-cell/>
          <table:table-cell office:value-type="float" office:value="248.160689024842">
            <text:p>248.1606890248</text:p>
          </table:table-cell>
          <table:table-cell office:value-type="float" office:value="-123.877411778024">
            <text:p>-123.877411778</text:p>
          </table:table-cell>
          <table:table-cell table:formula="of:=SQRT([.F27]*[.F27]+[.G27]*[.G27])" office:value-type="float" office:value="277.361390114245">
            <text:p>277.3613901142</text:p>
          </table:table-cell>
          <table:table-cell/>
          <table:table-cell table:formula="of:=ASIN(ABS([.B27]/[.D27]))" office:value-type="float" office:value="1.27608617371004">
            <text:p>1.2760861737</text:p>
          </table:table-cell>
          <table:table-cell table:formula="of:=ASIN(ABS([.F27]/[.H27]))" office:value-type="float" office:value="1.10780312960126">
            <text:p>1.1078031296</text:p>
          </table:table-cell>
          <table:table-cell/>
          <table:table-cell table:formula="of:=[.J27]/[.K27]" office:value-type="float" office:value="1.15190699467454">
            <text:p>1.1519069947</text:p>
          </table:table-cell>
        </table:table-row>
        <table:table-row table:style-name="ro2">
          <table:table-cell office:value-type="float" office:value="0.44">
            <text:p>0.44</text:p>
          </table:table-cell>
          <table:table-cell office:value-type="float" office:value="-168.822630583811">
            <text:p>-168.8226305838</text:p>
          </table:table-cell>
          <table:table-cell office:value-type="float" office:value="-112.770100146047">
            <text:p>-112.770100146</text:p>
          </table:table-cell>
          <table:table-cell table:formula="of:=SQRT([.B28]*[.B28] + [.C28]*[.C28])" office:value-type="float" office:value="203.022599934558">
            <text:p>203.0225999346</text:p>
          </table:table-cell>
          <table:table-cell/>
          <table:table-cell office:value-type="float" office:value="194.869273898321">
            <text:p>194.8692738983</text:p>
          </table:table-cell>
          <table:table-cell office:value-type="float" office:value="-96.4534892565894">
            <text:p>-96.4534892566</text:p>
          </table:table-cell>
          <table:table-cell table:formula="of:=SQRT([.F28]*[.F28]+[.G28]*[.G28])" office:value-type="float" office:value="217.433459935286">
            <text:p>217.4334599353</text:p>
          </table:table-cell>
          <table:table-cell/>
          <table:table-cell table:formula="of:=ASIN(ABS([.B28]/[.D28]))" office:value-type="float" office:value="0.981885209947034">
            <text:p>0.9818852099</text:p>
          </table:table-cell>
          <table:table-cell table:formula="of:=ASIN(ABS([.F28]/[.H28]))" office:value-type="float" office:value="1.11118474590774">
            <text:p>1.1111847459</text:p>
          </table:table-cell>
          <table:table-cell/>
          <table:table-cell table:formula="of:=[.J28]/[.K28]" office:value-type="float" office:value="0.883638129089796">
            <text:p>0.883638129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34.100141319898">
            <text:p>-134.1001413199</text:p>
          </table:table-cell>
          <table:table-cell office:value-type="float" office:value="102.112484692957">
            <text:p>102.112484693</text:p>
          </table:table-cell>
          <table:table-cell table:formula="of:=SQRT([.B29]*[.B29] + [.C29]*[.C29])" office:value-type="float" office:value="168.552091153406">
            <text:p>168.5520911534</text:p>
          </table:table-cell>
          <table:table-cell/>
          <table:table-cell office:value-type="float" office:value="172.574878290058">
            <text:p>172.5748782901</text:p>
          </table:table-cell>
          <table:table-cell office:value-type="float" office:value="120.784315709138">
            <text:p>120.7843157091</text:p>
          </table:table-cell>
          <table:table-cell table:formula="of:=SQRT([.F29]*[.F29]+[.G29]*[.G29])" office:value-type="float" office:value="210.64410634564">
            <text:p>210.6441063456</text:p>
          </table:table-cell>
          <table:table-cell/>
          <table:table-cell table:formula="of:=ASIN(ABS([.B29]/[.D29]))" office:value-type="float" office:value="0.919998281674691">
            <text:p>0.9199982817</text:p>
          </table:table-cell>
          <table:table-cell table:formula="of:=ASIN(ABS([.F29]/[.H29]))" office:value-type="float" office:value="0.960140752960291">
            <text:p>0.960140753</text:p>
          </table:table-cell>
          <table:table-cell/>
          <table:table-cell table:formula="of:=[.J29]/[.K29]" office:value-type="float" office:value="0.958191055674042">
            <text:p>0.9581910557</text:p>
          </table:table-cell>
        </table:table-row>
        <table:table-row table:style-name="ro2">
          <table:table-cell office:value-type="float" office:value="0.68">
            <text:p>0.68</text:p>
          </table:table-cell>
          <table:table-cell office:value-type="float" office:value="-160.074265127711">
            <text:p>-160.0742651277</text:p>
          </table:table-cell>
          <table:table-cell office:value-type="float" office:value="141.948755398971">
            <text:p>141.948755399</text:p>
          </table:table-cell>
          <table:table-cell table:formula="of:=SQRT([.B30]*[.B30] + [.C30]*[.C30])" office:value-type="float" office:value="213.946767948229">
            <text:p>213.9467679482</text:p>
          </table:table-cell>
          <table:table-cell/>
          <table:table-cell office:value-type="float" office:value="182.201239821101">
            <text:p>182.2012398211</text:p>
          </table:table-cell>
          <table:table-cell office:value-type="float" office:value="-217.980710483516">
            <text:p>-217.9807104835</text:p>
          </table:table-cell>
          <table:table-cell table:formula="of:=SQRT([.F30]*[.F30]+[.G30]*[.G30])" office:value-type="float" office:value="284.100126601952">
            <text:p>284.100126602</text:p>
          </table:table-cell>
          <table:table-cell/>
          <table:table-cell table:formula="of:=ASIN(ABS([.B30]/[.D30]))" office:value-type="float" office:value="0.845339938952267">
            <text:p>0.845339939</text:p>
          </table:table-cell>
          <table:table-cell table:formula="of:=ASIN(ABS([.F30]/[.H30]))" office:value-type="float" office:value="0.696227256443343">
            <text:p>0.6962272564</text:p>
          </table:table-cell>
          <table:table-cell/>
          <table:table-cell table:formula="of:=[.J30]/[.K30]" office:value-type="float" office:value="1.21417242879956">
            <text:p>1.2141724288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-174.549217194333">
            <text:p>-174.5492171943</text:p>
          </table:table-cell>
          <table:table-cell office:value-type="float" office:value="-182.651622626334">
            <text:p>-182.6516226263</text:p>
          </table:table-cell>
          <table:table-cell table:formula="of:=SQRT([.B31]*[.B31] + [.C31]*[.C31])" office:value-type="float" office:value="252.64410634564">
            <text:p>252.6441063456</text:p>
          </table:table-cell>
          <table:table-cell/>
          <table:table-cell office:value-type="float" office:value="244.34954127236">
            <text:p>244.3495412724</text:p>
          </table:table-cell>
          <table:table-cell office:value-type="float" office:value="-197.116406782973">
            <text:p>-197.116406783</text:p>
          </table:table-cell>
          <table:table-cell table:formula="of:=SQRT([.F31]*[.F31]+[.G31]*[.G31])" office:value-type="float" office:value="313.945180155777">
            <text:p>313.9451801558</text:p>
          </table:table-cell>
          <table:table-cell/>
          <table:table-cell table:formula="of:=ASIN(ABS([.B31]/[.D31]))" office:value-type="float" office:value="0.762718999916214">
            <text:p>0.7627189999</text:p>
          </table:table-cell>
          <table:table-cell table:formula="of:=ASIN(ABS([.F31]/[.H31]))" office:value-type="float" office:value="0.891984262628327">
            <text:p>0.8919842626</text:p>
          </table:table-cell>
          <table:table-cell/>
          <table:table-cell table:formula="of:=[.J31]/[.K31]" office:value-type="float" office:value="0.855081229425259">
            <text:p>0.8550812294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-223.892085222281">
            <text:p>-223.8920852223</text:p>
          </table:table-cell>
          <table:table-cell office:value-type="float" office:value="247.982315438541">
            <text:p>247.9823154385</text:p>
          </table:table-cell>
          <table:table-cell table:formula="of:=SQRT([.B32]*[.B32] + [.C32]*[.C32])" office:value-type="float" office:value="334.100126601953">
            <text:p>334.100126602</text:p>
          </table:table-cell>
          <table:table-cell/>
          <table:table-cell office:value-type="float" office:value="210.163279947784">
            <text:p>210.1632799478</text:p>
          </table:table-cell>
          <table:table-cell office:value-type="float" office:value="235.566644077953">
            <text:p>235.566644078</text:p>
          </table:table-cell>
          <table:table-cell table:formula="of:=SQRT([.F32]*[.F32]+[.G32]*[.G32])" office:value-type="float" office:value="315.690113941757">
            <text:p>315.6901139418</text:p>
          </table:table-cell>
          <table:table-cell/>
          <table:table-cell table:formula="of:=ASIN(ABS([.B32]/[.D32]))" office:value-type="float" office:value="0.734390238753077">
            <text:p>0.7343902388</text:p>
          </table:table-cell>
          <table:table-cell table:formula="of:=ASIN(ABS([.F32]/[.H32]))" office:value-type="float" office:value="0.728467023218159">
            <text:p>0.7284670232</text:p>
          </table:table-cell>
          <table:table-cell/>
          <table:table-cell table:formula="of:=[.J32]/[.K32]" office:value-type="float" office:value="1.00813106886946">
            <text:p>1.0081310689</text:p>
          </table:table-cell>
        </table:table-row>
        <table:table-row table:style-name="ro2">
          <table:table-cell office:value-type="float" office:value="-0.12">
            <text:p>-0.12</text:p>
          </table:table-cell>
          <table:table-cell office:value-type="float" office:value="-170.374779216065">
            <text:p>-170.3747792161</text:p>
          </table:table-cell>
          <table:table-cell office:value-type="float" office:value="139.910970620186">
            <text:p>139.9109706202</text:p>
          </table:table-cell>
          <table:table-cell table:formula="of:=SQRT([.B33]*[.B33] + [.C33]*[.C33])" office:value-type="float" office:value="220.460075961171">
            <text:p>220.4600759612</text:p>
          </table:table-cell>
          <table:table-cell/>
          <table:table-cell office:value-type="float" office:value="234.380369328673">
            <text:p>234.3803693287</text:p>
          </table:table-cell>
          <table:table-cell office:value-type="float" office:value="167.49060512354">
            <text:p>167.4906051235</text:p>
          </table:table-cell>
          <table:table-cell table:formula="of:=SQRT([.F33]*[.F33]+[.G33]*[.G33])" office:value-type="float" office:value="288.075094951464">
            <text:p>288.0750949515</text:p>
          </table:table-cell>
          <table:table-cell/>
          <table:table-cell table:formula="of:=ASIN(ABS([.B33]/[.D33]))" office:value-type="float" office:value="0.883264365004042">
            <text:p>0.883264365</text:p>
          </table:table-cell>
          <table:table-cell table:formula="of:=ASIN(ABS([.F33]/[.H33]))" office:value-type="float" office:value="0.95033200450223">
            <text:p>0.9503320045</text:p>
          </table:table-cell>
          <table:table-cell/>
          <table:table-cell table:formula="of:=[.J33]/[.K33]" office:value-type="float" office:value="0.929427148427652">
            <text:p>0.9294271484</text:p>
          </table:table-cell>
        </table:table-row>
        <table:table-row table:style-name="ro2">
          <table:table-cell office:value-type="float" office:value="-0.16">
            <text:p>-0.16</text:p>
          </table:table-cell>
          <table:table-cell office:value-type="float" office:value="-222.123620275201">
            <text:p>-222.1236202752</text:p>
          </table:table-cell>
          <table:table-cell office:value-type="float" office:value="184.183079094801">
            <text:p>184.1830790948</text:p>
          </table:table-cell>
          <table:table-cell table:formula="of:=SQRT([.B34]*[.B34] + [.C34]*[.C34])" office:value-type="float" office:value="288.552091153406">
            <text:p>288.5520911534</text:p>
          </table:table-cell>
          <table:table-cell/>
          <table:table-cell office:value-type="float" office:value="334.887064849041">
            <text:p>334.887064849</text:p>
          </table:table-cell>
          <table:table-cell office:value-type="float" office:value="249.201419077698">
            <text:p>249.2014190777</text:p>
          </table:table-cell>
          <table:table-cell table:formula="of:=SQRT([.F34]*[.F34]+[.G34]*[.G34])" office:value-type="float" office:value="417.433459935286">
            <text:p>417.4334599353</text:p>
          </table:table-cell>
          <table:table-cell/>
          <table:table-cell table:formula="of:=ASIN(ABS([.B34]/[.D34]))" office:value-type="float" office:value="0.878507232298807">
            <text:p>0.8785072323</text:p>
          </table:table-cell>
          <table:table-cell table:formula="of:=ASIN(ABS([.F34]/[.H34]))" office:value-type="float" office:value="0.931058949248279">
            <text:p>0.9310589492</text:p>
          </table:table-cell>
          <table:table-cell/>
          <table:table-cell table:formula="of:=[.J34]/[.K34]" office:value-type="float" office:value="0.943557046530833">
            <text:p>0.943557046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98.433446197835">
            <text:p>-198.4334461978</text:p>
          </table:table-cell>
          <table:table-cell office:value-type="float" office:value="164.258436106042">
            <text:p>164.258436106</text:p>
          </table:table-cell>
          <table:table-cell table:formula="of:=SQRT([.B35]*[.B35] + [.C35]*[.C35])" office:value-type="float" office:value="257.597877324235">
            <text:p>257.5978773242</text:p>
          </table:table-cell>
          <table:table-cell/>
          <table:table-cell office:value-type="float" office:value="329.633732226663">
            <text:p>329.6337322267</text:p>
          </table:table-cell>
          <table:table-cell office:value-type="float" office:value="307.461061749279">
            <text:p>307.4610617493</text:p>
          </table:table-cell>
          <table:table-cell table:formula="of:=SQRT([.F35]*[.F35]+[.G35]*[.G35])" office:value-type="float" office:value="450.766793268618">
            <text:p>450.7667932686</text:p>
          </table:table-cell>
          <table:table-cell/>
          <table:table-cell table:formula="of:=ASIN(ABS([.B35]/[.D35]))" office:value-type="float" office:value="0.879346789594835">
            <text:p>0.8793467896</text:p>
          </table:table-cell>
          <table:table-cell table:formula="of:=ASIN(ABS([.F35]/[.H35]))" office:value-type="float" office:value="0.820186902990094">
            <text:p>0.820186903</text:p>
          </table:table-cell>
          <table:table-cell/>
          <table:table-cell table:formula="of:=[.J35]/[.K35]" office:value-type="float" office:value="1.07212976260541">
            <text:p>1.0721297626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-337.576956438301">
            <text:p>-337.5769564383</text:p>
          </table:table-cell>
          <table:table-cell office:value-type="float" office:value="205.639307591176">
            <text:p>205.6393075912</text:p>
          </table:table-cell>
          <table:table-cell table:formula="of:=SQRT([.B36]*[.B36] + [.C36]*[.C36])" office:value-type="float" office:value="395.279301690241">
            <text:p>395.2793016902</text:p>
          </table:table-cell>
          <table:table-cell/>
          <table:table-cell office:value-type="float" office:value="310.023086212194">
            <text:p>310.0230862122</text:p>
          </table:table-cell>
          <table:table-cell office:value-type="float" office:value="224.929504545846">
            <text:p>224.9295045458</text:p>
          </table:table-cell>
          <table:table-cell table:formula="of:=SQRT([.F36]*[.F36]+[.G36]*[.G36])" office:value-type="float" office:value="383.024275992754">
            <text:p>383.0242759928</text:p>
          </table:table-cell>
          <table:table-cell/>
          <table:table-cell table:formula="of:=ASIN(ABS([.B36]/[.D36]))" office:value-type="float" office:value="1.02366673524779">
            <text:p>1.0236667352</text:p>
          </table:table-cell>
          <table:table-cell table:formula="of:=ASIN(ABS([.F36]/[.H36]))" office:value-type="float" office:value="0.943144088702962">
            <text:p>0.9431440887</text:p>
          </table:table-cell>
          <table:table-cell/>
          <table:table-cell table:formula="of:=[.J36]/[.K36]" office:value-type="float" office:value="1.08537682365752">
            <text:p>1.0853768237</text:p>
          </table:table-cell>
        </table:table-row>
        <table:table-row table:style-name="ro2">
          <table:table-cell office:value-type="float" office:value="0.68">
            <text:p>0.68</text:p>
          </table:table-cell>
          <table:table-cell office:value-type="float" office:value="-329.007589566401">
            <text:p>-329.0075895664</text:p>
          </table:table-cell>
          <table:table-cell office:value-type="float" office:value="266.605501441791">
            <text:p>266.6055014418</text:p>
          </table:table-cell>
          <table:table-cell table:formula="of:=SQRT([.B37]*[.B37] + [.C37]*[.C37])" office:value-type="float" office:value="423.467221153329">
            <text:p>423.4672211533</text:p>
          </table:table-cell>
          <table:table-cell/>
          <table:table-cell office:value-type="float" office:value="354.249152982667">
            <text:p>354.2491529827</text:p>
          </table:table-cell>
          <table:table-cell office:value-type="float" office:value="377.153712790507">
            <text:p>377.1537127905</text:p>
          </table:table-cell>
          <table:table-cell table:formula="of:=SQRT([.F37]*[.F37]+[.G37]*[.G37])" office:value-type="float" office:value="517.433459935286">
            <text:p>517.4334599353</text:p>
          </table:table-cell>
          <table:table-cell/>
          <table:table-cell table:formula="of:=ASIN(ABS([.B37]/[.D37]))" office:value-type="float" office:value="0.889786833089561">
            <text:p>0.8897868331</text:p>
          </table:table-cell>
          <table:table-cell table:formula="of:=ASIN(ABS([.F37]/[.H37]))" office:value-type="float" office:value="0.754092465979887">
            <text:p>0.754092466</text:p>
          </table:table-cell>
          <table:table-cell/>
          <table:table-cell table:formula="of:=[.J37]/[.K37]" office:value-type="float" office:value="1.17994393689287">
            <text:p>1.1799439369</text:p>
          </table:table-cell>
        </table:table-row>
        <table:table-row table:style-name="ro2">
          <table:table-cell office:value-type="float" office:value="-0.72">
            <text:p>-0.72</text:p>
          </table:table-cell>
          <table:table-cell office:value-type="float" office:value="-263.327379966061">
            <text:p>-263.3273799661</text:p>
          </table:table-cell>
          <table:table-cell office:value-type="float" office:value="-297.452213288237">
            <text:p>-297.4522132882</text:p>
          </table:table-cell>
          <table:table-cell table:formula="of:=SQRT([.B38]*[.B38] + [.C38]*[.C38])" office:value-type="float" office:value="397.264556976659">
            <text:p>397.2645569767</text:p>
          </table:table-cell>
          <table:table-cell/>
          <table:table-cell office:value-type="float" office:value="236.528512571272">
            <text:p>236.5285125713</text:p>
          </table:table-cell>
          <table:table-cell office:value-type="float" office:value="-377.599883681755">
            <text:p>-377.5998836818</text:p>
          </table:table-cell>
          <table:table-cell table:formula="of:=SQRT([.F38]*[.F38]+[.G38]*[.G38])" office:value-type="float" office:value="445.564147363378">
            <text:p>445.5641473634</text:p>
          </table:table-cell>
          <table:table-cell/>
          <table:table-cell table:formula="of:=ASIN(ABS([.B38]/[.D38]))" office:value-type="float" office:value="0.724620621979497">
            <text:p>0.724620622</text:p>
          </table:table-cell>
          <table:table-cell table:formula="of:=ASIN(ABS([.F38]/[.H38]))" office:value-type="float" office:value="0.559605319733479">
            <text:p>0.5596053197</text:p>
          </table:table-cell>
          <table:table-cell/>
          <table:table-cell table:formula="of:=[.J38]/[.K38]" office:value-type="float" office:value="1.29487800853039">
            <text:p>1.2948780085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-287.659160560146">
            <text:p>-287.6591605601</text:p>
          </table:table-cell>
          <table:table-cell office:value-type="float" office:value="617.174578737475">
            <text:p>617.1745787375</text:p>
          </table:table-cell>
          <table:table-cell table:formula="of:=SQRT([.B39]*[.B39] + [.C39]*[.C39])" office:value-type="float" office:value="680.920151922344">
            <text:p>680.9201519223</text:p>
          </table:table-cell>
          <table:table-cell/>
          <table:table-cell office:value-type="float" office:value="223.179045766182">
            <text:p>223.1790457662</text:p>
          </table:table-cell>
          <table:table-cell office:value-type="float" office:value="-436.947082176559">
            <text:p>-436.9470821766</text:p>
          </table:table-cell>
          <table:table-cell table:formula="of:=SQRT([.F39]*[.F39]+[.G39]*[.G39])" office:value-type="float" office:value="490.64410634564">
            <text:p>490.6441063456</text:p>
          </table:table-cell>
          <table:table-cell/>
          <table:table-cell table:formula="of:=ASIN(ABS([.B39]/[.D39]))" office:value-type="float" office:value="0.436153862663699">
            <text:p>0.4361538627</text:p>
          </table:table-cell>
          <table:table-cell table:formula="of:=ASIN(ABS([.F39]/[.H39]))" office:value-type="float" office:value="0.472225686048441">
            <text:p>0.472225686</text:p>
          </table:table-cell>
          <table:table-cell/>
          <table:table-cell table:formula="of:=[.J39]/[.K39]" office:value-type="float" office:value="0.92361316961263">
            <text:p>0.923613169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99.840623268375">
            <text:p>-299.8406232684</text:p>
          </table:table-cell>
          <table:table-cell office:value-type="float" office:value="375.612665082475">
            <text:p>375.6126650825</text:p>
          </table:table-cell>
          <table:table-cell table:formula="of:=SQRT([.B40]*[.B40] + [.C40]*[.C40])" office:value-type="float" office:value="480.613434614897">
            <text:p>480.6134346149</text:p>
          </table:table-cell>
          <table:table-cell/>
          <table:table-cell office:value-type="float" office:value="510.415634725034">
            <text:p>510.415634725</text:p>
          </table:table-cell>
          <table:table-cell office:value-type="float" office:value="347.418993832949">
            <text:p>347.418993833</text:p>
          </table:table-cell>
          <table:table-cell table:formula="of:=SQRT([.F40]*[.F40]+[.G40]*[.G40])" office:value-type="float" office:value="617.433459935286">
            <text:p>617.4334599353</text:p>
          </table:table-cell>
          <table:table-cell/>
          <table:table-cell table:formula="of:=ASIN(ABS([.B40]/[.D40]))" office:value-type="float" office:value="0.67368566324233">
            <text:p>0.6736856632</text:p>
          </table:table-cell>
          <table:table-cell table:formula="of:=ASIN(ABS([.F40]/[.H40]))" office:value-type="float" office:value="0.973169179926654">
            <text:p>0.9731691799</text:p>
          </table:table-cell>
          <table:table-cell/>
          <table:table-cell table:formula="of:=[.J40]/[.K40]" office:value-type="float" office:value="0.692259554801258">
            <text:p>0.6922595548</text:p>
          </table:table-cell>
        </table:table-row>
        <table:table-row table:style-name="ro2">
          <table:table-cell office:value-type="float" office:value="-0.08">
            <text:p>-0.08</text:p>
          </table:table-cell>
          <table:table-cell office:value-type="float" office:value="-151.470745811613">
            <text:p>-151.4707458116</text:p>
          </table:table-cell>
          <table:table-cell office:value-type="float" office:value="-95.9382589780084">
            <text:p>-95.938258978</text:p>
          </table:table-cell>
          <table:table-cell table:formula="of:=SQRT([.B41]*[.B41] + [.C41]*[.C41])" office:value-type="float" office:value="179.297340673133">
            <text:p>179.2973406731</text:p>
          </table:table-cell>
          <table:table-cell/>
          <table:table-cell office:value-type="float" office:value="178.397165713349">
            <text:p>178.3971657134</text:p>
          </table:table-cell>
          <table:table-cell office:value-type="float" office:value="-118.604946378554">
            <text:p>-118.6049463786</text:p>
          </table:table-cell>
          <table:table-cell table:formula="of:=SQRT([.F41]*[.F41]+[.G41]*[.G41])" office:value-type="float" office:value="214.225773519471">
            <text:p>214.2257735195</text:p>
          </table:table-cell>
          <table:table-cell/>
          <table:table-cell table:formula="of:=ASIN(ABS([.B41]/[.D41]))" office:value-type="float" office:value="1.00619495565845">
            <text:p>1.0061949557</text:p>
          </table:table-cell>
          <table:table-cell table:formula="of:=ASIN(ABS([.F41]/[.H41]))" office:value-type="float" office:value="0.9840618356288">
            <text:p>0.9840618356</text:p>
          </table:table-cell>
          <table:table-cell/>
          <table:table-cell table:formula="of:=[.J41]/[.K41]" office:value-type="float" office:value="1.02249159476397">
            <text:p>1.0224915948</text:p>
          </table:table-cell>
        </table:table-row>
        <table:table-row table:style-name="ro2">
          <table:table-cell office:value-type="float" office:value="0.36">
            <text:p>0.36</text:p>
          </table:table-cell>
          <table:table-cell office:value-type="float" office:value="-180.914533166281">
            <text:p>-180.9145331663</text:p>
          </table:table-cell>
          <table:table-cell office:value-type="float" office:value="139.341347319025">
            <text:p>139.341347319</text:p>
          </table:table-cell>
          <table:table-cell table:formula="of:=SQRT([.B42]*[.B42] + [.C42]*[.C42])" office:value-type="float" office:value="228.355160623654">
            <text:p>228.3551606237</text:p>
          </table:table-cell>
          <table:table-cell/>
          <table:table-cell office:value-type="float" office:value="153.863582435084">
            <text:p>153.8635824351</text:p>
          </table:table-cell>
          <table:table-cell office:value-type="float" office:value="139.88943789305">
            <text:p>139.8894378931</text:p>
          </table:table-cell>
          <table:table-cell table:formula="of:=SQRT([.F42]*[.F42]+[.G42]*[.G42])" office:value-type="float" office:value="207.949649756356">
            <text:p>207.9496497564</text:p>
          </table:table-cell>
          <table:table-cell/>
          <table:table-cell table:formula="of:=ASIN(ABS([.B42]/[.D42]))" office:value-type="float" office:value="0.914488685033421">
            <text:p>0.914488685</text:p>
          </table:table-cell>
          <table:table-cell table:formula="of:=ASIN(ABS([.F42]/[.H42]))" office:value-type="float" office:value="0.832933394263843">
            <text:p>0.8329333943</text:p>
          </table:table-cell>
          <table:table-cell/>
          <table:table-cell table:formula="of:=[.J42]/[.K42]" office:value-type="float" office:value="1.09791334016768">
            <text:p>1.0979133402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-187.072325093302">
            <text:p>-187.0723250933</text:p>
          </table:table-cell>
          <table:table-cell office:value-type="float" office:value="119.438654593709">
            <text:p>119.4386545937</text:p>
          </table:table-cell>
          <table:table-cell table:formula="of:=SQRT([.B43]*[.B43] + [.C43]*[.C43])" office:value-type="float" office:value="221.949649756357">
            <text:p>221.9496497564</text:p>
          </table:table-cell>
          <table:table-cell/>
          <table:table-cell office:value-type="float" office:value="221.116962176794">
            <text:p>221.1169621768</text:p>
          </table:table-cell>
          <table:table-cell office:value-type="float" office:value="178.299913865762">
            <text:p>178.2999138658</text:p>
          </table:table-cell>
          <table:table-cell table:formula="of:=SQRT([.F43]*[.F43]+[.G43]*[.G43])" office:value-type="float" office:value="284.04853501969">
            <text:p>284.0485350197</text:p>
          </table:table-cell>
          <table:table-cell/>
          <table:table-cell table:formula="of:=ASIN(ABS([.B43]/[.D43]))" office:value-type="float" office:value="1.00257466924999">
            <text:p>1.0025746692</text:p>
          </table:table-cell>
          <table:table-cell table:formula="of:=ASIN(ABS([.F43]/[.H43]))" office:value-type="float" office:value="0.892189238957536">
            <text:p>0.892189239</text:p>
          </table:table-cell>
          <table:table-cell/>
          <table:table-cell table:formula="of:=[.J43]/[.K43]" office:value-type="float" office:value="1.12372423413381">
            <text:p>1.1237242341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-201.172953180988">
            <text:p>-201.172953181</text:p>
          </table:table-cell>
          <table:table-cell office:value-type="float" office:value="148.338364295164">
            <text:p>148.3383642952</text:p>
          </table:table-cell>
          <table:table-cell table:formula="of:=SQRT([.B44]*[.B44] + [.C44]*[.C44])" office:value-type="float" office:value="249.949649756356">
            <text:p>249.9496497564</text:p>
          </table:table-cell>
          <table:table-cell/>
          <table:table-cell office:value-type="float" office:value="180.801330718742">
            <text:p>180.8013307187</text:p>
          </table:table-cell>
          <table:table-cell office:value-type="float" office:value="174.651350771857">
            <text:p>174.6513507719</text:p>
          </table:table-cell>
          <table:table-cell table:formula="of:=SQRT([.F44]*[.F44]+[.G44]*[.G44])" office:value-type="float" office:value="251.380618815577">
            <text:p>251.3806188156</text:p>
          </table:table-cell>
          <table:table-cell/>
          <table:table-cell table:formula="of:=ASIN(ABS([.B44]/[.D44]))" office:value-type="float" office:value="0.935429267773854">
            <text:p>0.9354292678</text:p>
          </table:table-cell>
          <table:table-cell table:formula="of:=ASIN(ABS([.F44]/[.H44]))" office:value-type="float" office:value="0.80269826185042">
            <text:p>0.8026982619</text:p>
          </table:table-cell>
          <table:table-cell/>
          <table:table-cell table:formula="of:=[.J44]/[.K44]" office:value-type="float" office:value="1.16535604003608">
            <text:p>1.1653560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71.253006060105">
            <text:p>-171.2530060601</text:p>
          </table:table-cell>
          <table:table-cell office:value-type="float" office:value="100.442712156826">
            <text:p>100.4427121568</text:p>
          </table:table-cell>
          <table:table-cell table:formula="of:=SQRT([.B45]*[.B45] + [.C45]*[.C45])" office:value-type="float" office:value="198.535464111683">
            <text:p>198.5354641117</text:p>
          </table:table-cell>
          <table:table-cell/>
          <table:table-cell office:value-type="float" office:value="256.429379964556">
            <text:p>256.4293799646</text:p>
          </table:table-cell>
          <table:table-cell office:value-type="float" office:value="-228.912661731953">
            <text:p>-228.912661732</text:p>
          </table:table-cell>
          <table:table-cell table:formula="of:=SQRT([.F45]*[.F45]+[.G45]*[.G45])" office:value-type="float" office:value="343.739776008268">
            <text:p>343.7397760083</text:p>
          </table:table-cell>
          <table:table-cell/>
          <table:table-cell table:formula="of:=ASIN(ABS([.B45]/[.D45]))" office:value-type="float" office:value="1.0403501702909">
            <text:p>1.0403501703</text:p>
          </table:table-cell>
          <table:table-cell table:formula="of:=ASIN(ABS([.F45]/[.H45]))" office:value-type="float" office:value="0.842033050805164">
            <text:p>0.8420330508</text:p>
          </table:table-cell>
          <table:table-cell/>
          <table:table-cell table:formula="of:=[.J45]/[.K45]" office:value-type="float" office:value="1.23552177589241">
            <text:p>1.235521775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304.258894872281">
            <text:p>-304.2588948723</text:p>
          </table:table-cell>
          <table:table-cell office:value-type="float" office:value="-200.217229495754">
            <text:p>-200.2172294958</text:p>
          </table:table-cell>
          <table:table-cell table:formula="of:=SQRT([.B46]*[.B46] + [.C46]*[.C46])" office:value-type="float" office:value="364.225773519471">
            <text:p>364.2257735195</text:p>
          </table:table-cell>
          <table:table-cell/>
          <table:table-cell office:value-type="float" office:value="261.009060133412">
            <text:p>261.0090601334</text:p>
          </table:table-cell>
          <table:table-cell office:value-type="float" office:value="-116.108727969447">
            <text:p>-116.1087279694</text:p>
          </table:table-cell>
          <table:table-cell table:formula="of:=SQRT([.F46]*[.F46]+[.G46]*[.G46])" office:value-type="float" office:value="285.669330139604">
            <text:p>285.6693301396</text:p>
          </table:table-cell>
          <table:table-cell/>
          <table:table-cell table:formula="of:=ASIN(ABS([.B46]/[.D46]))" office:value-type="float" office:value="0.988783626104596">
            <text:p>0.9887836261</text:p>
          </table:table-cell>
          <table:table-cell table:formula="of:=ASIN(ABS([.F46]/[.H46]))" office:value-type="float" office:value="1.15223707429204">
            <text:p>1.1522370743</text:p>
          </table:table-cell>
          <table:table-cell/>
          <table:table-cell table:formula="of:=[.J46]/[.K46]" office:value-type="float" office:value="0.858142519595741">
            <text:p>0.858142519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342.746011996162">
            <text:p>-342.7460119962</text:p>
          </table:table-cell>
          <table:table-cell office:value-type="float" office:value="-102.704909563384">
            <text:p>-102.7049095634</text:p>
          </table:table-cell>
          <table:table-cell table:formula="of:=SQRT([.B47]*[.B47] + [.C47]*[.C47])" office:value-type="float" office:value="357.803196167524">
            <text:p>357.8031961675</text:p>
          </table:table-cell>
          <table:table-cell/>
          <table:table-cell office:value-type="float" office:value="116.633453803526">
            <text:p>116.6334538035</text:p>
          </table:table-cell>
          <table:table-cell office:value-type="float" office:value="88.1491013165536">
            <text:p>88.1491013166</text:p>
          </table:table-cell>
          <table:table-cell table:formula="of:=SQRT([.F47]*[.F47]+[.G47]*[.G47])" office:value-type="float" office:value="146.197218198758">
            <text:p>146.1972181988</text:p>
          </table:table-cell>
          <table:table-cell/>
          <table:table-cell table:formula="of:=ASIN(ABS([.B47]/[.D47]))" office:value-type="float" office:value="1.27965780737848">
            <text:p>1.2796578074</text:p>
          </table:table-cell>
          <table:table-cell table:formula="of:=ASIN(ABS([.F47]/[.H47]))" office:value-type="float" office:value="0.923606980973185">
            <text:p>0.923606981</text:p>
          </table:table-cell>
          <table:table-cell/>
          <table:table-cell table:formula="of:=[.J47]/[.K47]" office:value-type="float" office:value="1.38550036296838">
            <text:p>1.385500363</text:p>
          </table:table-cell>
        </table:table-row>
        <table:table-row table:style-name="ro2">
          <table:table-cell office:value-type="float" office:value="0.56">
            <text:p>0.56</text:p>
          </table:table-cell>
          <table:table-cell office:value-type="float" office:value="-144.21293540034">
            <text:p>-144.2129354003</text:p>
          </table:table-cell>
          <table:table-cell office:value-type="float" office:value="-55.2739542640211">
            <text:p>-55.273954264</text:p>
          </table:table-cell>
          <table:table-cell table:formula="of:=SQRT([.B48]*[.B48] + [.C48]*[.C48])" office:value-type="float" office:value="154.442807397314">
            <text:p>154.4428073973</text:p>
          </table:table-cell>
          <table:table-cell/>
          <table:table-cell office:value-type="float" office:value="225.478266111933">
            <text:p>225.4782661119</text:p>
          </table:table-cell>
          <table:table-cell office:value-type="float" office:value="-50.9841349552431">
            <text:p>-50.9841349552</text:p>
          </table:table-cell>
          <table:table-cell table:formula="of:=SQRT([.F48]*[.F48]+[.G48]*[.G48])" office:value-type="float" office:value="231.170565829602">
            <text:p>231.1705658296</text:p>
          </table:table-cell>
          <table:table-cell/>
          <table:table-cell table:formula="of:=ASIN(ABS([.B48]/[.D48]))" office:value-type="float" office:value="1.20478618889909">
            <text:p>1.2047861889</text:p>
          </table:table-cell>
          <table:table-cell table:formula="of:=ASIN(ABS([.F48]/[.H48]))" office:value-type="float" office:value="1.34842037228092">
            <text:p>1.3484203723</text:p>
          </table:table-cell>
          <table:table-cell/>
          <table:table-cell table:formula="of:=[.J48]/[.K48]" office:value-type="float" office:value="0.89347966974211">
            <text:p>0.8934796697</text:p>
          </table:table-cell>
        </table:table-row>
        <table:table-row table:style-name="ro2">
          <table:table-cell office:value-type="float" office:value="-0.32">
            <text:p>-0.32</text:p>
          </table:table-cell>
          <table:table-cell office:value-type="float" office:value="-204.11293718929">
            <text:p>-204.1129371893</text:p>
          </table:table-cell>
          <table:table-cell office:value-type="float" office:value="89.9487457344605">
            <text:p>89.9487457345</text:p>
          </table:table-cell>
          <table:table-cell table:formula="of:=SQRT([.B49]*[.B49] + [.C49]*[.C49])" office:value-type="float" office:value="223.053509246642">
            <text:p>223.0535092466</text:p>
          </table:table-cell>
          <table:table-cell/>
          <table:table-cell office:value-type="float" office:value="300.57725958094">
            <text:p>300.5772595809</text:p>
          </table:table-cell>
          <table:table-cell office:value-type="float" office:value="101.975689608177">
            <text:p>101.9756896082</text:p>
          </table:table-cell>
          <table:table-cell table:formula="of:=SQRT([.F49]*[.F49]+[.G49]*[.G49])" office:value-type="float" office:value="317.404678995523">
            <text:p>317.4046789955</text:p>
          </table:table-cell>
          <table:table-cell/>
          <table:table-cell table:formula="of:=ASIN(ABS([.B49]/[.D49]))" office:value-type="float" office:value="1.15571883734608">
            <text:p>1.1557188373</text:p>
          </table:table-cell>
          <table:table-cell table:formula="of:=ASIN(ABS([.F49]/[.H49]))" office:value-type="float" office:value="1.24371577461355">
            <text:p>1.2437157746</text:p>
          </table:table-cell>
          <table:table-cell/>
          <table:table-cell table:formula="of:=[.J49]/[.K49]" office:value-type="float" office:value="0.929246746673443">
            <text:p>0.9292467467</text:p>
          </table:table-cell>
        </table:table-row>
        <table:table-row table:style-name="ro2">
          <table:table-cell office:value-type="float" office:value="0.64">
            <text:p>0.64</text:p>
          </table:table-cell>
          <table:table-cell office:value-type="float" office:value="-228.601121975635">
            <text:p>-228.6011219756</text:p>
          </table:table-cell>
          <table:table-cell office:value-type="float" office:value="-108.524677256011">
            <text:p>-108.524677256</text:p>
          </table:table-cell>
          <table:table-cell table:formula="of:=SQRT([.B50]*[.B50] + [.C50]*[.C50])" office:value-type="float" office:value="253.053509246642">
            <text:p>253.0535092466</text:p>
          </table:table-cell>
          <table:table-cell/>
          <table:table-cell office:value-type="float" office:value="242.524703456966">
            <text:p>242.524703457</text:p>
          </table:table-cell>
          <table:table-cell office:value-type="float" office:value="-67.9442082148911">
            <text:p>-67.9442082149</text:p>
          </table:table-cell>
          <table:table-cell table:formula="of:=SQRT([.F50]*[.F50]+[.G50]*[.G50])" office:value-type="float" office:value="251.862357681408">
            <text:p>251.8623576814</text:p>
          </table:table-cell>
          <table:table-cell/>
          <table:table-cell table:formula="of:=ASIN(ABS([.B50]/[.D50]))" office:value-type="float" office:value="1.12756521545745">
            <text:p>1.1275652155</text:p>
          </table:table-cell>
          <table:table-cell table:formula="of:=ASIN(ABS([.F50]/[.H50]))" office:value-type="float" office:value="1.29764504531931">
            <text:p>1.2976450453</text:p>
          </table:table-cell>
          <table:table-cell/>
          <table:table-cell table:formula="of:=[.J50]/[.K50]" office:value-type="float" office:value="0.868931931366476">
            <text:p>0.8689319314</text:p>
          </table:table-cell>
        </table:table-row>
        <table:table-row table:style-name="ro2">
          <table:table-cell office:value-type="float" office:value="-0.6">
            <text:p>-0.6</text:p>
          </table:table-cell>
          <table:table-cell office:value-type="float" office:value="-237.1256720753">
            <text:p>-237.1256720753</text:p>
          </table:table-cell>
          <table:table-cell office:value-type="float" office:value="116.46552532581">
            <text:p>116.4655253258</text:p>
          </table:table-cell>
          <table:table-cell table:formula="of:=SQRT([.B51]*[.B51] + [.C51]*[.C51])" office:value-type="float" office:value="264.183275296866">
            <text:p>264.1832752969</text:p>
          </table:table-cell>
          <table:table-cell/>
          <table:table-cell office:value-type="float" office:value="253.815734445461">
            <text:p>253.8157344455</text:p>
          </table:table-cell>
          <table:table-cell office:value-type="float" office:value="75.9532546894889">
            <text:p>75.9532546895</text:p>
          </table:table-cell>
          <table:table-cell table:formula="of:=SQRT([.F51]*[.F51]+[.G51]*[.G51])" office:value-type="float" office:value="264.936452663681">
            <text:p>264.9364526637</text:p>
          </table:table-cell>
          <table:table-cell/>
          <table:table-cell table:formula="of:=ASIN(ABS([.B51]/[.D51]))" office:value-type="float" office:value="1.11424949845749">
            <text:p>1.1142494985</text:p>
          </table:table-cell>
          <table:table-cell table:formula="of:=ASIN(ABS([.F51]/[.H51]))" office:value-type="float" office:value="1.2800317392198">
            <text:p>1.2800317392</text:p>
          </table:table-cell>
          <table:table-cell/>
          <table:table-cell table:formula="of:=[.J51]/[.K51]" office:value-type="float" office:value="0.870485835872043">
            <text:p>0.8704858359</text:p>
          </table:table-cell>
        </table:table-row>
        <table:table-row table:style-name="ro2">
          <table:table-cell office:value-type="float" office:value="-0.12">
            <text:p>-0.12</text:p>
          </table:table-cell>
          <table:table-cell office:value-type="float" office:value="-141.209286492638">
            <text:p>-141.2092864926</text:p>
          </table:table-cell>
          <table:table-cell office:value-type="float" office:value="-82.0352182493381">
            <text:p>-82.0352182493</text:p>
          </table:table-cell>
          <table:table-cell table:formula="of:=SQRT([.B52]*[.B52] + [.C52]*[.C52])" office:value-type="float" office:value="163.309031057613">
            <text:p>163.3090310576</text:p>
          </table:table-cell>
          <table:table-cell/>
          <table:table-cell office:value-type="float" office:value="143.09125055166">
            <text:p>143.0912505517</text:p>
          </table:table-cell>
          <table:table-cell office:value-type="float" office:value="-89.6690217769598">
            <text:p>-89.669021777</text:p>
          </table:table-cell>
          <table:table-cell table:formula="of:=SQRT([.F52]*[.F52]+[.G52]*[.G52])" office:value-type="float" office:value="168.865743864393">
            <text:p>168.8657438644</text:p>
          </table:table-cell>
          <table:table-cell/>
          <table:table-cell table:formula="of:=ASIN(ABS([.B52]/[.D52]))" office:value-type="float" office:value="1.04450363836227">
            <text:p>1.0445036384</text:p>
          </table:table-cell>
          <table:table-cell table:formula="of:=ASIN(ABS([.F52]/[.H52]))" office:value-type="float" office:value="1.01100691027753">
            <text:p>1.0110069103</text:p>
          </table:table-cell>
          <table:table-cell/>
          <table:table-cell table:formula="of:=[.J52]/[.K52]" office:value-type="float" office:value="1.03313204662027">
            <text:p>1.0331320466</text:p>
          </table:table-cell>
        </table:table-row>
        <table:table-row table:style-name="ro2">
          <table:table-cell office:value-type="float" office:value="0.36">
            <text:p>0.36</text:p>
          </table:table-cell>
          <table:table-cell office:value-type="float" office:value="-177.538880113183">
            <text:p>-177.5388801132</text:p>
          </table:table-cell>
          <table:table-cell office:value-type="float" office:value="142.651614533248">
            <text:p>142.6516145332</text:p>
          </table:table-cell>
          <table:table-cell table:formula="of:=SQRT([.B53]*[.B53] + [.C53]*[.C53])" office:value-type="float" office:value="227.748846497157">
            <text:p>227.7488464972</text:p>
          </table:table-cell>
          <table:table-cell/>
          <table:table-cell office:value-type="float" office:value="178.703129647301">
            <text:p>178.7031296473</text:p>
          </table:table-cell>
          <table:table-cell office:value-type="float" office:value="-128.27211444862">
            <text:p>-128.2721144486</text:p>
          </table:table-cell>
          <table:table-cell table:formula="of:=SQRT([.F53]*[.F53]+[.G53]*[.G53])" office:value-type="float" office:value="219.973961847442">
            <text:p>219.9739618474</text:p>
          </table:table-cell>
          <table:table-cell/>
          <table:table-cell table:formula="of:=ASIN(ABS([.B53]/[.D53]))" office:value-type="float" office:value="0.893927876030165">
            <text:p>0.893927876</text:p>
          </table:table-cell>
          <table:table-cell table:formula="of:=ASIN(ABS([.F53]/[.H53]))" office:value-type="float" office:value="0.948227343020688">
            <text:p>0.948227343</text:p>
          </table:table-cell>
          <table:table-cell/>
          <table:table-cell table:formula="of:=[.J53]/[.K53]" office:value-type="float" office:value="0.942735813947797">
            <text:p>0.942735813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89.942985020842">
            <text:p>-189.9429850208</text:p>
          </table:table-cell>
          <table:table-cell office:value-type="float" office:value="138.327239499873">
            <text:p>138.3272394999</text:p>
          </table:table-cell>
          <table:table-cell table:formula="of:=SQRT([.B54]*[.B54] + [.C54]*[.C54])" office:value-type="float" office:value="234.973961847442">
            <text:p>234.9739618474</text:p>
          </table:table-cell>
          <table:table-cell/>
          <table:table-cell office:value-type="float" office:value="218.05201079704">
            <text:p>218.052010797</text:p>
          </table:table-cell>
          <table:table-cell office:value-type="float" office:value="172.039943960319">
            <text:p>172.0399439603</text:p>
          </table:table-cell>
          <table:table-cell table:formula="of:=SQRT([.F54]*[.F54]+[.G54]*[.G54])" office:value-type="float" office:value="277.748846497159">
            <text:p>277.7488464972</text:p>
          </table:table-cell>
          <table:table-cell/>
          <table:table-cell table:formula="of:=ASIN(ABS([.B54]/[.D54]))" office:value-type="float" office:value="0.941356811343975">
            <text:p>0.9413568113</text:p>
          </table:table-cell>
          <table:table-cell table:formula="of:=ASIN(ABS([.F54]/[.H54]))" office:value-type="float" office:value="0.902807525259674">
            <text:p>0.9028075253</text:p>
          </table:table-cell>
          <table:table-cell/>
          <table:table-cell table:formula="of:=[.J54]/[.K54]" office:value-type="float" office:value="1.04269934067421">
            <text:p>1.0426993407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-202.095812189681">
            <text:p>-202.0958121897</text:p>
          </table:table-cell>
          <table:table-cell office:value-type="float" office:value="142.544868508299">
            <text:p>142.5448685083</text:p>
          </table:table-cell>
          <table:table-cell table:formula="of:=SQRT([.B55]*[.B55] + [.C55]*[.C55])" office:value-type="float" office:value="247.309031057613">
            <text:p>247.3090310576</text:p>
          </table:table-cell>
          <table:table-cell/>
          <table:table-cell office:value-type="float" office:value="237.766947943561">
            <text:p>237.7669479436</text:p>
          </table:table-cell>
          <table:table-cell office:value-type="float" office:value="205.975417645176">
            <text:p>205.9754176452</text:p>
          </table:table-cell>
          <table:table-cell table:formula="of:=SQRT([.F55]*[.F55]+[.G55]*[.G55])" office:value-type="float" office:value="314.577485221846">
            <text:p>314.5774852218</text:p>
          </table:table-cell>
          <table:table-cell/>
          <table:table-cell table:formula="of:=ASIN(ABS([.B55]/[.D55]))" office:value-type="float" office:value="0.956500051948393">
            <text:p>0.9565000519</text:p>
          </table:table-cell>
          <table:table-cell table:formula="of:=ASIN(ABS([.F55]/[.H55]))" office:value-type="float" office:value="0.856920077088959">
            <text:p>0.8569200771</text:p>
          </table:table-cell>
          <table:table-cell/>
          <table:table-cell table:formula="of:=[.J55]/[.K55]" office:value-type="float" office:value="1.11620684066327">
            <text:p>1.1162068407</text:p>
          </table:table-cell>
        </table:table-row>
        <table:table-row table:style-name="ro2">
          <table:table-cell office:value-type="float" office:value="-0.36">
            <text:p>-0.36</text:p>
          </table:table-cell>
          <table:table-cell office:value-type="float" office:value="-162.786185198474">
            <text:p>-162.7861851985</text:p>
          </table:table-cell>
          <table:table-cell office:value-type="float" office:value="-173.022541759832">
            <text:p>-173.0225417598</text:p>
          </table:table-cell>
          <table:table-cell table:formula="of:=SQRT([.B56]*[.B56] + [.C56]*[.C56])" office:value-type="float" office:value="237.562922293241">
            <text:p>237.5629222932</text:p>
          </table:table-cell>
          <table:table-cell/>
          <table:table-cell office:value-type="float" office:value="181.508419047652">
            <text:p>181.5084190477</text:p>
          </table:table-cell>
          <table:table-cell office:value-type="float" office:value="-225.287392604018">
            <text:p>-225.287392604</text:p>
          </table:table-cell>
          <table:table-cell table:formula="of:=SQRT([.F56]*[.F56]+[.G56]*[.G56])" office:value-type="float" office:value="289.309031057613">
            <text:p>289.3090310576</text:p>
          </table:table-cell>
          <table:table-cell/>
          <table:table-cell table:formula="of:=ASIN(ABS([.B56]/[.D56]))" office:value-type="float" office:value="0.754924899951334">
            <text:p>0.7549249</text:p>
          </table:table-cell>
          <table:table-cell table:formula="of:=ASIN(ABS([.F56]/[.H56]))" office:value-type="float" office:value="0.678191738858491">
            <text:p>0.6781917389</text:p>
          </table:table-cell>
          <table:table-cell/>
          <table:table-cell table:formula="of:=[.J56]/[.K56]" office:value-type="float" office:value="1.11314375669335">
            <text:p>1.113143756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-180.208757460629">
            <text:p>-180.2087574606</text:p>
          </table:table-cell>
          <table:table-cell office:value-type="float" office:value="270.430914677519">
            <text:p>270.4309146775</text:p>
          </table:table-cell>
          <table:table-cell table:formula="of:=SQRT([.B57]*[.B57] + [.C57]*[.C57])" office:value-type="float" office:value="324.973961847443">
            <text:p>324.9739618474</text:p>
          </table:table-cell>
          <table:table-cell/>
          <table:table-cell office:value-type="float" office:value="194.621792632955">
            <text:p>194.621792633</text:p>
          </table:table-cell>
          <table:table-cell office:value-type="float" office:value="278.75554266522">
            <text:p>278.7555426652</text:p>
          </table:table-cell>
          <table:table-cell table:formula="of:=SQRT([.F57]*[.F57]+[.G57]*[.G57])" office:value-type="float" office:value="339.973961847443">
            <text:p>339.9739618474</text:p>
          </table:table-cell>
          <table:table-cell/>
          <table:table-cell table:formula="of:=ASIN(ABS([.B57]/[.D57]))" office:value-type="float" office:value="0.58780156667162">
            <text:p>0.5878015667</text:p>
          </table:table-cell>
          <table:table-cell table:formula="of:=ASIN(ABS([.F57]/[.H57]))" office:value-type="float" office:value="0.609504040955323">
            <text:p>0.609504041</text:p>
          </table:table-cell>
          <table:table-cell/>
          <table:table-cell table:formula="of:=[.J57]/[.K57]" office:value-type="float" office:value="0.964393223300559">
            <text:p>0.9643932233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-159.246393070231">
            <text:p>-159.2463930702</text:p>
          </table:table-cell>
          <table:table-cell office:value-type="float" office:value="-272.399134340882">
            <text:p>-272.3991343409</text:p>
          </table:table-cell>
          <table:table-cell table:formula="of:=SQRT([.B58]*[.B58] + [.C58]*[.C58])" office:value-type="float" office:value="315.532410531059">
            <text:p>315.5324105311</text:p>
          </table:table-cell>
          <table:table-cell/>
          <table:table-cell office:value-type="float" office:value="193.149973554495">
            <text:p>193.1499735545</text:p>
          </table:table-cell>
          <table:table-cell office:value-type="float" office:value="-362.879658137634">
            <text:p>-362.8796581376</text:p>
          </table:table-cell>
          <table:table-cell table:formula="of:=SQRT([.F58]*[.F58]+[.G58]*[.G58])" office:value-type="float" office:value="411.082179830491">
            <text:p>411.0821798305</text:p>
          </table:table-cell>
          <table:table-cell/>
          <table:table-cell table:formula="of:=ASIN(ABS([.B58]/[.D58]))" office:value-type="float" office:value="0.529024091762724">
            <text:p>0.5290240918</text:p>
          </table:table-cell>
          <table:table-cell table:formula="of:=ASIN(ABS([.F58]/[.H58]))" office:value-type="float" office:value="0.489129144569437">
            <text:p>0.4891291446</text:p>
          </table:table-cell>
          <table:table-cell/>
          <table:table-cell table:formula="of:=[.J58]/[.K58]" office:value-type="float" office:value="1.08156321829566">
            <text:p>1.0815632183</text:p>
          </table:table-cell>
        </table:table-row>
        <table:table-row table:style-name="ro2">
          <table:table-cell office:value-type="float" office:value="-0.76">
            <text:p>-0.76</text:p>
          </table:table-cell>
          <table:table-cell office:value-type="float" office:value="-154.746660027297">
            <text:p>-154.7466600273</text:p>
          </table:table-cell>
          <table:table-cell office:value-type="float" office:value="-268.667233723969">
            <text:p>-268.667233724</text:p>
          </table:table-cell>
          <table:table-cell table:formula="of:=SQRT([.B59]*[.B59] + [.C59]*[.C59])" office:value-type="float" office:value="310.046143769752">
            <text:p>310.0461437698</text:p>
          </table:table-cell>
          <table:table-cell/>
          <table:table-cell office:value-type="float" office:value="140.939421927591">
            <text:p>140.9394219276</text:p>
          </table:table-cell>
          <table:table-cell office:value-type="float" office:value="-348.39214174935">
            <text:p>-348.3921417494</text:p>
          </table:table-cell>
          <table:table-cell table:formula="of:=SQRT([.F59]*[.F59]+[.G59]*[.G59])" office:value-type="float" office:value="375.820442613202">
            <text:p>375.8204426132</text:p>
          </table:table-cell>
          <table:table-cell/>
          <table:table-cell table:formula="of:=ASIN(ABS([.B59]/[.D59]))" office:value-type="float" office:value="0.522569644321274">
            <text:p>0.5225696443</text:p>
          </table:table-cell>
          <table:table-cell table:formula="of:=ASIN(ABS([.F59]/[.H59]))" office:value-type="float" office:value="0.384416166210697">
            <text:p>0.3844161662</text:p>
          </table:table-cell>
          <table:table-cell/>
          <table:table-cell table:formula="of:=[.J59]/[.K59]" office:value-type="float" office:value="1.35938519306406">
            <text:p>1.3593851931</text:p>
          </table:table-cell>
        </table:table-row>
        <table:table-row table:style-name="ro2">
          <table:table-cell office:value-type="float" office:value="-0.08">
            <text:p>-0.08</text:p>
          </table:table-cell>
          <table:table-cell office:value-type="float" office:value="-192.403352435908">
            <text:p>-192.4033524359</text:p>
          </table:table-cell>
          <table:table-cell office:value-type="float" office:value="-317.510833029104">
            <text:p>-317.5108330291</text:p>
          </table:table-cell>
          <table:table-cell table:formula="of:=SQRT([.B60]*[.B60] + [.C60]*[.C60])" office:value-type="float" office:value="371.257564393525">
            <text:p>371.2575643935</text:p>
          </table:table-cell>
          <table:table-cell/>
          <table:table-cell office:value-type="float" office:value="256.666746421797">
            <text:p>256.6667464218</text:p>
          </table:table-cell>
          <table:table-cell office:value-type="float" office:value="-406.487151231343">
            <text:p>-406.4871512313</text:p>
          </table:table-cell>
          <table:table-cell table:formula="of:=SQRT([.F60]*[.F60]+[.G60]*[.G60])" office:value-type="float" office:value="480.738622158573">
            <text:p>480.7386221586</text:p>
          </table:table-cell>
          <table:table-cell/>
          <table:table-cell table:formula="of:=ASIN(ABS([.B60]/[.D60]))" office:value-type="float" office:value="0.544800671352116">
            <text:p>0.5448006714</text:p>
          </table:table-cell>
          <table:table-cell table:formula="of:=ASIN(ABS([.F60]/[.H60]))" office:value-type="float" office:value="0.563207254293881">
            <text:p>0.5632072543</text:p>
          </table:table-cell>
          <table:table-cell/>
          <table:table-cell table:formula="of:=[.J60]/[.K60]" office:value-type="float" office:value="0.96731827794931">
            <text:p>0.9673182779</text:p>
          </table:table-cell>
        </table:table-row>
        <table:table-row table:style-name="ro2">
          <table:table-cell office:value-type="float" office:value="-0.72">
            <text:p>-0.72</text:p>
          </table:table-cell>
          <table:table-cell office:value-type="float" office:value="-263.681108213619">
            <text:p>-263.6811082136</text:p>
          </table:table-cell>
          <table:table-cell office:value-type="float" office:value="324.108308188373">
            <text:p>324.1083081884</text:p>
          </table:table-cell>
          <table:table-cell table:formula="of:=SQRT([.B61]*[.B61] + [.C61]*[.C61])" office:value-type="float" office:value="417.820442613202">
            <text:p>417.8204426132</text:p>
          </table:table-cell>
          <table:table-cell/>
          <table:table-cell office:value-type="float" office:value="409.970219382578">
            <text:p>409.9702193826</text:p>
          </table:table-cell>
          <table:table-cell office:value-type="float" office:value="310.152212055104">
            <text:p>310.1522120551</text:p>
          </table:table-cell>
          <table:table-cell table:formula="of:=SQRT([.F61]*[.F61]+[.G61]*[.G61])" office:value-type="float" office:value="514.071955491907">
            <text:p>514.0719554919</text:p>
          </table:table-cell>
          <table:table-cell/>
          <table:table-cell table:formula="of:=ASIN(ABS([.B61]/[.D61]))" office:value-type="float" office:value="0.682953887963794">
            <text:p>0.682953888</text:p>
          </table:table-cell>
          <table:table-cell table:formula="of:=ASIN(ABS([.F61]/[.H61]))" office:value-type="float" office:value="0.923133068774532">
            <text:p>0.9231330688</text:p>
          </table:table-cell>
          <table:table-cell/>
          <table:table-cell table:formula="of:=[.J61]/[.K61]" office:value-type="float" office:value="0.739821712670766">
            <text:p>0.7398217127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-176.608032902029">
            <text:p>-176.608032902</text:p>
          </table:table-cell>
          <table:table-cell office:value-type="float" office:value="110.221732521761">
            <text:p>110.2217325218</text:p>
          </table:table-cell>
          <table:table-cell table:formula="of:=SQRT([.B62]*[.B62] + [.C62]*[.C62])" office:value-type="float" office:value="208.180757049307">
            <text:p>208.1807570493</text:p>
          </table:table-cell>
          <table:table-cell/>
          <table:table-cell office:value-type="float" office:value="142.318831996407">
            <text:p>142.3188319964</text:p>
          </table:table-cell>
          <table:table-cell office:value-type="float" office:value="119.274689760922">
            <text:p>119.2746897609</text:p>
          </table:table-cell>
          <table:table-cell table:formula="of:=SQRT([.F62]*[.F62]+[.G62]*[.G62])" office:value-type="float" office:value="185.690876346647">
            <text:p>185.6908763466</text:p>
          </table:table-cell>
          <table:table-cell/>
          <table:table-cell table:formula="of:=ASIN(ABS([.B62]/[.D62]))" office:value-type="float" office:value="1.01284177805882">
            <text:p>1.0128417781</text:p>
          </table:table-cell>
          <table:table-cell table:formula="of:=ASIN(ABS([.F62]/[.H62]))" office:value-type="float" office:value="0.873262762777306">
            <text:p>0.8732627628</text:p>
          </table:table-cell>
          <table:table-cell/>
          <table:table-cell table:formula="of:=[.J62]/[.K62]" office:value-type="float" office:value="1.15983621566274">
            <text:p>1.1598362157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-183.098727321765">
            <text:p>-183.0987273218</text:p>
          </table:table-cell>
          <table:table-cell office:value-type="float" office:value="-153.921929930255">
            <text:p>-153.9219299303</text:p>
          </table:table-cell>
          <table:table-cell table:formula="of:=SQRT([.B63]*[.B63] + [.C63]*[.C63])" office:value-type="float" office:value="239.20097085987">
            <text:p>239.2009708599</text:p>
          </table:table-cell>
          <table:table-cell/>
          <table:table-cell office:value-type="float" office:value="176.754150009217">
            <text:p>176.7541500092</text:p>
          </table:table-cell>
          <table:table-cell office:value-type="float" office:value="-122.27986831991">
            <text:p>-122.2798683199</text:p>
          </table:table-cell>
          <table:table-cell table:formula="of:=SQRT([.F63]*[.F63]+[.G63]*[.G63])" office:value-type="float" office:value="214.928815522292">
            <text:p>214.9288155223</text:p>
          </table:table-cell>
          <table:table-cell/>
          <table:table-cell table:formula="of:=ASIN(ABS([.B63]/[.D63]))" office:value-type="float" office:value="0.87175557510752">
            <text:p>0.8717555751</text:p>
          </table:table-cell>
          <table:table-cell table:formula="of:=ASIN(ABS([.F63]/[.H63]))" office:value-type="float" office:value="0.965589789365632">
            <text:p>0.9655897894</text:p>
          </table:table-cell>
          <table:table-cell/>
          <table:table-cell table:formula="of:=[.J63]/[.K63]" office:value-type="float" office:value="0.902821865670557">
            <text:p>0.9028218657</text:p>
          </table:table-cell>
        </table:table-row>
        <table:table-row table:style-name="ro2">
          <table:table-cell office:value-type="float" office:value="-0.04">
            <text:p>-0.04</text:p>
          </table:table-cell>
          <table:table-cell office:value-type="float" office:value="-161.372860645058">
            <text:p>-161.3728606451</text:p>
          </table:table-cell>
          <table:table-cell office:value-type="float" office:value="125.453009184305">
            <text:p>125.4530091843</text:p>
          </table:table-cell>
          <table:table-cell table:formula="of:=SQRT([.B64]*[.B64] + [.C64]*[.C64])" office:value-type="float" office:value="204.400728144903">
            <text:p>204.4007281449</text:p>
          </table:table-cell>
          <table:table-cell/>
          <table:table-cell office:value-type="float" office:value="189.307738144052">
            <text:p>189.3077381441</text:p>
          </table:table-cell>
          <table:table-cell office:value-type="float" office:value="133.005222711027">
            <text:p>133.005222711</text:p>
          </table:table-cell>
          <table:table-cell table:formula="of:=SQRT([.F64]*[.F64]+[.G64]*[.G64])" office:value-type="float" office:value="231.360776687897">
            <text:p>231.3607766879</text:p>
          </table:table-cell>
          <table:table-cell/>
          <table:table-cell table:formula="of:=ASIN(ABS([.B64]/[.D64]))" office:value-type="float" office:value="0.909981836646835">
            <text:p>0.9099818366</text:p>
          </table:table-cell>
          <table:table-cell table:formula="of:=ASIN(ABS([.F64]/[.H64]))" office:value-type="float" office:value="0.958335993575652">
            <text:p>0.9583359936</text:p>
          </table:table-cell>
          <table:table-cell/>
          <table:table-cell table:formula="of:=[.J64]/[.K64]" office:value-type="float" office:value="0.9495436284842">
            <text:p>0.9495436285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-185.53354293727">
            <text:p>-185.5335429373</text:p>
          </table:table-cell>
          <table:table-cell office:value-type="float" office:value="159.538434003303">
            <text:p>159.5384340033</text:p>
          </table:table-cell>
          <table:table-cell table:formula="of:=SQRT([.B65]*[.B65] + [.C65]*[.C65])" office:value-type="float" office:value="244.694110021231">
            <text:p>244.6941100212</text:p>
          </table:table-cell>
          <table:table-cell/>
          <table:table-cell office:value-type="float" office:value="226.537206084258">
            <text:p>226.5372060843</text:p>
          </table:table-cell>
          <table:table-cell office:value-type="float" office:value="229.584998727994">
            <text:p>229.584998728</text:p>
          </table:table-cell>
          <table:table-cell table:formula="of:=SQRT([.F65]*[.F65]+[.G65]*[.G65])" office:value-type="float" office:value="322.534304193205">
            <text:p>322.5343041932</text:p>
          </table:table-cell>
          <table:table-cell/>
          <table:table-cell table:formula="of:=ASIN(ABS([.B65]/[.D65]))" office:value-type="float" office:value="0.860588568790804">
            <text:p>0.8605885688</text:p>
          </table:table-cell>
          <table:table-cell table:formula="of:=ASIN(ABS([.F65]/[.H65]))" office:value-type="float" office:value="0.778716297763969">
            <text:p>0.7787162978</text:p>
          </table:table-cell>
          <table:table-cell/>
          <table:table-cell table:formula="of:=[.J65]/[.K65]" office:value-type="float" office:value="1.10513748236929">
            <text:p>1.1051374824</text:p>
          </table:table-cell>
        </table:table-row>
        <table:table-row table:style-name="ro2">
          <table:table-cell office:value-type="float" office:value="-0.12">
            <text:p>-0.12</text:p>
          </table:table-cell>
          <table:table-cell office:value-type="float" office:value="-288.043172378937">
            <text:p>-288.0431723789</text:p>
          </table:table-cell>
          <table:table-cell office:value-type="float" office:value="-179.132435583723">
            <text:p>-179.1324355837</text:p>
          </table:table-cell>
          <table:table-cell table:formula="of:=SQRT([.B66]*[.B66] + [.C66]*[.C66])" office:value-type="float" office:value="339.20097085987">
            <text:p>339.2009708599</text:p>
          </table:table-cell>
          <table:table-cell/>
          <table:table-cell office:value-type="float" office:value="247.412767692171">
            <text:p>247.4127676922</text:p>
          </table:table-cell>
          <table:table-cell office:value-type="float" office:value="-167.765786537242">
            <text:p>-167.7657865372</text:p>
          </table:table-cell>
          <table:table-cell table:formula="of:=SQRT([.F66]*[.F66]+[.G66]*[.G66])" office:value-type="float" office:value="298.92881552229">
            <text:p>298.9288155223</text:p>
          </table:table-cell>
          <table:table-cell/>
          <table:table-cell table:formula="of:=ASIN(ABS([.B66]/[.D66]))" office:value-type="float" office:value="1.0144333703246">
            <text:p>1.0144333703</text:p>
          </table:table-cell>
          <table:table-cell table:formula="of:=ASIN(ABS([.F66]/[.H66]))" office:value-type="float" office:value="0.97493337203826">
            <text:p>0.974933372</text:p>
          </table:table-cell>
          <table:table-cell/>
          <table:table-cell table:formula="of:=[.J66]/[.K66]" office:value-type="float" office:value="1.04051558744343">
            <text:p>1.0405155874</text:p>
          </table:table-cell>
        </table:table-row>
        <table:table-row table:style-name="ro2">
          <table:table-cell office:value-type="float" office:value="0.64">
            <text:p>0.64</text:p>
          </table:table-cell>
          <table:table-cell office:value-type="float" office:value="-230.863575639296">
            <text:p>-230.8635756393</text:p>
          </table:table-cell>
          <table:table-cell office:value-type="float" office:value="-211.249740892677">
            <text:p>-211.2497408927</text:p>
          </table:table-cell>
          <table:table-cell table:formula="of:=SQRT([.B67]*[.B67] + [.C67]*[.C67])" office:value-type="float" office:value="312.92881552229">
            <text:p>312.9288155223</text:p>
          </table:table-cell>
          <table:table-cell/>
          <table:table-cell office:value-type="float" office:value="332.446783179645">
            <text:p>332.4467831796</text:p>
          </table:table-cell>
          <table:table-cell office:value-type="float" office:value="-202.377202450701">
            <text:p>-202.3772024507</text:p>
          </table:table-cell>
          <table:table-cell table:formula="of:=SQRT([.F67]*[.F67]+[.G67]*[.G67])" office:value-type="float" office:value="389.200970859871">
            <text:p>389.2009708599</text:p>
          </table:table-cell>
          <table:table-cell/>
          <table:table-cell table:formula="of:=ASIN(ABS([.B67]/[.D67]))" office:value-type="float" office:value="0.829732910943112">
            <text:p>0.8297329109</text:p>
          </table:table-cell>
          <table:table-cell table:formula="of:=ASIN(ABS([.F67]/[.H67]))" office:value-type="float" office:value="1.02396734185596">
            <text:p>1.0239673419</text:p>
          </table:table-cell>
          <table:table-cell/>
          <table:table-cell table:formula="of:=[.J67]/[.K67]" office:value-type="float" office:value="0.810311888892091">
            <text:p>0.8103118889</text:p>
          </table:table-cell>
        </table:table-row>
        <table:table-row table:style-name="ro2">
          <table:table-cell office:value-type="float" office:value="0.36">
            <text:p>0.36</text:p>
          </table:table-cell>
          <table:table-cell office:value-type="float" office:value="-231.085979229264">
            <text:p>-231.0859792293</text:p>
          </table:table-cell>
          <table:table-cell office:value-type="float" office:value="-198.139025683481">
            <text:p>-198.1390256835</text:p>
          </table:table-cell>
          <table:table-cell table:formula="of:=SQRT([.B68]*[.B68] + [.C68]*[.C68])" office:value-type="float" office:value="304.400728144903">
            <text:p>304.4007281449</text:p>
          </table:table-cell>
          <table:table-cell/>
          <table:table-cell office:value-type="float" office:value="259.954833515973">
            <text:p>259.954833516</text:p>
          </table:table-cell>
          <table:table-cell office:value-type="float" office:value="-181.244464827074">
            <text:p>-181.2444648271</text:p>
          </table:table-cell>
          <table:table-cell table:formula="of:=SQRT([.F68]*[.F68]+[.G68]*[.G68])" office:value-type="float" office:value="316.900728144903">
            <text:p>316.9007281449</text:p>
          </table:table-cell>
          <table:table-cell/>
          <table:table-cell table:formula="of:=ASIN(ABS([.B68]/[.D68]))" office:value-type="float" office:value="0.862007106214699">
            <text:p>0.8620071062</text:p>
          </table:table-cell>
          <table:table-cell table:formula="of:=ASIN(ABS([.F68]/[.H68]))" office:value-type="float" office:value="0.961941792624744">
            <text:p>0.9619417926</text:p>
          </table:table-cell>
          <table:table-cell/>
          <table:table-cell table:formula="of:=[.J68]/[.K68]" office:value-type="float" office:value="0.89611150365204">
            <text:p>0.8961115037</text:p>
          </table:table-cell>
        </table:table-row>
        <table:table-row table:style-name="ro2">
          <table:table-cell office:value-type="float" office:value="-0.8">
            <text:p>-0.8</text:p>
          </table:table-cell>
          <table:table-cell office:value-type="float" office:value="-378.506964416872">
            <text:p>-378.5069644169</text:p>
          </table:table-cell>
          <table:table-cell office:value-type="float" office:value="222.777850542144">
            <text:p>222.7778505421</text:p>
          </table:table-cell>
          <table:table-cell table:formula="of:=SQRT([.B69]*[.B69] + [.C69]*[.C69])" office:value-type="float" office:value="439.200970859871">
            <text:p>439.2009708599</text:p>
          </table:table-cell>
          <table:table-cell/>
          <table:table-cell office:value-type="float" office:value="432.857642197539">
            <text:p>432.8576421975</text:p>
          </table:table-cell>
          <table:table-cell office:value-type="float" office:value="143.001973885725">
            <text:p>143.0019738857</text:p>
          </table:table-cell>
          <table:table-cell table:formula="of:=SQRT([.F69]*[.F69]+[.G69]*[.G69])" office:value-type="float" office:value="455.867637526537">
            <text:p>455.8676375265</text:p>
          </table:table-cell>
          <table:table-cell/>
          <table:table-cell table:formula="of:=ASIN(ABS([.B69]/[.D69]))" office:value-type="float" office:value="1.0388236199242">
            <text:p>1.0388236199</text:p>
          </table:table-cell>
          <table:table-cell table:formula="of:=ASIN(ABS([.F69]/[.H69]))" office:value-type="float" office:value="1.25171764978275">
            <text:p>1.2517176498</text:p>
          </table:table-cell>
          <table:table-cell/>
          <table:table-cell table:formula="of:=[.J69]/[.K69]" office:value-type="float" office:value="0.829918488490201">
            <text:p>0.8299184885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-65.0861582980946">
            <text:p>-65.0861582981</text:p>
          </table:table-cell>
          <table:table-cell office:value-type="float" office:value="-9.33932922865046">
            <text:p>-9.3393292287</text:p>
          </table:table-cell>
          <table:table-cell table:formula="of:=SQRT([.B70]*[.B70] + [.C70]*[.C70])" office:value-type="float" office:value="65.7528027725492">
            <text:p>65.7528027725</text:p>
          </table:table-cell>
          <table:table-cell/>
          <table:table-cell office:value-type="float" office:value="489.189780150973">
            <text:p>489.189780151</text:p>
          </table:table-cell>
          <table:table-cell office:value-type="float" office:value="3.30891010492312">
            <text:p>3.3089101049</text:p>
          </table:table-cell>
          <table:table-cell table:formula="of:=SQRT([.F70]*[.F70]+[.G70]*[.G70])" office:value-type="float" office:value="489.200970859871">
            <text:p>489.2009708599</text:p>
          </table:table-cell>
          <table:table-cell/>
          <table:table-cell table:formula="of:=ASIN(ABS([.B70]/[.D70]))" office:value-type="float" office:value="1.42827737528054">
            <text:p>1.4282773753</text:p>
          </table:table-cell>
          <table:table-cell table:formula="of:=ASIN(ABS([.F70]/[.H70]))" office:value-type="float" office:value="1.56403236774078">
            <text:p>1.5640323677</text:p>
          </table:table-cell>
          <table:table-cell/>
          <table:table-cell table:formula="of:=[.J70]/[.K70]" office:value-type="float" office:value="0.913201929026359">
            <text:p>0.913201929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-416.175489506655">
            <text:p>-416.1754895067</text:p>
          </table:table-cell>
          <table:table-cell office:value-type="float" office:value="85.8047795584431">
            <text:p>85.8047795584</text:p>
          </table:table-cell>
          <table:table-cell table:formula="of:=SQRT([.B71]*[.B71] + [.C71]*[.C71])" office:value-type="float" office:value="424.928815522291">
            <text:p>424.9288155223</text:p>
          </table:table-cell>
          <table:table-cell/>
          <table:table-cell office:value-type="float" office:value="373.021673701931">
            <text:p>373.0216737019</text:p>
          </table:table-cell>
          <table:table-cell office:value-type="float" office:value="120.170760458253">
            <text:p>120.1707604583</text:p>
          </table:table-cell>
          <table:table-cell table:formula="of:=SQRT([.F71]*[.F71]+[.G71]*[.G71])" office:value-type="float" office:value="391.900728144903">
            <text:p>391.9007281449</text:p>
          </table:table-cell>
          <table:table-cell/>
          <table:table-cell table:formula="of:=ASIN(ABS([.B71]/[.D71]))" office:value-type="float" office:value="1.36747084444685">
            <text:p>1.3674708444</text:p>
          </table:table-cell>
          <table:table-cell table:formula="of:=ASIN(ABS([.F71]/[.H71]))" office:value-type="float" office:value="1.25913987042731">
            <text:p>1.2591398704</text:p>
          </table:table-cell>
          <table:table-cell/>
          <table:table-cell table:formula="of:=[.J71]/[.K71]" office:value-type="float" office:value="1.08603569513113">
            <text:p>1.086035695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400.805543698579">
            <text:p>-400.8055436986</text:p>
          </table:table-cell>
          <table:table-cell office:value-type="float" office:value="-172.139253923283">
            <text:p>-172.1392539233</text:p>
          </table:table-cell>
          <table:table-cell table:formula="of:=SQRT([.B72]*[.B72] + [.C72]*[.C72])" office:value-type="float" office:value="436.20752698776">
            <text:p>436.2075269878</text:p>
          </table:table-cell>
          <table:table-cell/>
          <table:table-cell office:value-type="float" office:value="140.813904807825">
            <text:p>140.8139048078</text:p>
          </table:table-cell>
          <table:table-cell office:value-type="float" office:value="-82.4311665469037">
            <text:p>-82.4311665469</text:p>
          </table:table-cell>
          <table:table-cell table:formula="of:=SQRT([.F72]*[.F72]+[.G72]*[.G72])" office:value-type="float" office:value="163.166948263154">
            <text:p>163.1669482632</text:p>
          </table:table-cell>
          <table:table-cell/>
          <table:table-cell table:formula="of:=ASIN(ABS([.B72]/[.D72]))" office:value-type="float" office:value="1.16513449165318">
            <text:p>1.1651344917</text:p>
          </table:table-cell>
          <table:table-cell table:formula="of:=ASIN(ABS([.F72]/[.H72]))" office:value-type="float" office:value="1.04118813690392">
            <text:p>1.0411881369</text:p>
          </table:table-cell>
          <table:table-cell/>
          <table:table-cell table:formula="of:=[.J72]/[.K72]" office:value-type="float" office:value="1.11904318763929">
            <text:p>1.119043187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158.364990950593">
            <text:p>-158.3649909506</text:p>
          </table:table-cell>
          <table:table-cell office:value-type="float" office:value="97.9579730037784">
            <text:p>97.9579730038</text:p>
          </table:table-cell>
          <table:table-cell table:formula="of:=SQRT([.B73]*[.B73] + [.C73]*[.C73])" office:value-type="float" office:value="186.212875048398">
            <text:p>186.2128750484</text:p>
          </table:table-cell>
          <table:table-cell/>
          <table:table-cell office:value-type="float" office:value="188.683019059702">
            <text:p>188.6830190597</text:p>
          </table:table-cell>
          <table:table-cell office:value-type="float" office:value="-69.8952030096365">
            <text:p>-69.8952030096</text:p>
          </table:table-cell>
          <table:table-cell table:formula="of:=SQRT([.F73]*[.F73]+[.G73]*[.G73])" office:value-type="float" office:value="201.212875048398">
            <text:p>201.2128750484</text:p>
          </table:table-cell>
          <table:table-cell/>
          <table:table-cell table:formula="of:=ASIN(ABS([.B73]/[.D73]))" office:value-type="float" office:value="1.01684269171367">
            <text:p>1.0168426917</text:p>
          </table:table-cell>
          <table:table-cell table:formula="of:=ASIN(ABS([.F73]/[.H73]))" office:value-type="float" office:value="1.21603193707519">
            <text:p>1.2160319371</text:p>
          </table:table-cell>
          <table:table-cell/>
          <table:table-cell table:formula="of:=[.J73]/[.K73]" office:value-type="float" office:value="0.836197356920895">
            <text:p>0.8361973569</text:p>
          </table:table-cell>
        </table:table-row>
        <table:table-row table:style-name="ro2">
          <table:table-cell office:value-type="float" office:value="-0.8">
            <text:p>-0.8</text:p>
          </table:table-cell>
          <table:table-cell office:value-type="float" office:value="-227.187639791194">
            <text:p>-227.1876397912</text:p>
          </table:table-cell>
          <table:table-cell office:value-type="float" office:value="-86.044095504394">
            <text:p>-86.0440955044</text:p>
          </table:table-cell>
          <table:table-cell table:formula="of:=SQRT([.B74]*[.B74] + [.C74]*[.C74])" office:value-type="float" office:value="242.935814661121">
            <text:p>242.9358146611</text:p>
          </table:table-cell>
          <table:table-cell/>
          <table:table-cell office:value-type="float" office:value="219.21045838224">
            <text:p>219.2104583822</text:p>
          </table:table-cell>
          <table:table-cell office:value-type="float" office:value="-133.962779454736">
            <text:p>-133.9627794547</text:p>
          </table:table-cell>
          <table:table-cell table:formula="of:=SQRT([.F74]*[.F74]+[.G74]*[.G74])" office:value-type="float" office:value="256.90319449822">
            <text:p>256.9031944982</text:p>
          </table:table-cell>
          <table:table-cell/>
          <table:table-cell table:formula="of:=ASIN(ABS([.B74]/[.D74]))" office:value-type="float" office:value="1.20875445245387">
            <text:p>1.2087544525</text:p>
          </table:table-cell>
          <table:table-cell table:formula="of:=ASIN(ABS([.F74]/[.H74]))" office:value-type="float" office:value="1.02224415871733">
            <text:p>1.0222441587</text:p>
          </table:table-cell>
          <table:table-cell/>
          <table:table-cell table:formula="of:=[.J74]/[.K74]" office:value-type="float" office:value="1.18245180678809">
            <text:p>1.1824518068</text:p>
          </table:table-cell>
        </table:table-row>
        <table:table-row table:style-name="ro2">
          <table:table-cell office:value-type="float" office:value="-0.8">
            <text:p>-0.8</text:p>
          </table:table-cell>
          <table:table-cell office:value-type="float" office:value="-217.883765991625">
            <text:p>-217.8837659916</text:p>
          </table:table-cell>
          <table:table-cell office:value-type="float" office:value="73.0349190442545">
            <text:p>73.0349190443</text:p>
          </table:table-cell>
          <table:table-cell table:formula="of:=SQRT([.B75]*[.B75] + [.C75]*[.C75])" office:value-type="float" office:value="229.798683378504">
            <text:p>229.7986833785</text:p>
          </table:table-cell>
          <table:table-cell/>
          <table:table-cell office:value-type="float" office:value="256.249375008287">
            <text:p>256.2493750083</text:p>
          </table:table-cell>
          <table:table-cell office:value-type="float" office:value="-143.098240032991">
            <text:p>-143.098240033</text:p>
          </table:table-cell>
          <table:table-cell table:formula="of:=SQRT([.F75]*[.F75]+[.G75]*[.G75])" office:value-type="float" office:value="293.49761241393">
            <text:p>293.4976124139</text:p>
          </table:table-cell>
          <table:table-cell/>
          <table:table-cell table:formula="of:=ASIN(ABS([.B75]/[.D75]))" office:value-type="float" office:value="1.24736555614599">
            <text:p>1.2473655561</text:p>
          </table:table-cell>
          <table:table-cell table:formula="of:=ASIN(ABS([.F75]/[.H75]))" office:value-type="float" office:value="1.06150131168347">
            <text:p>1.0615013117</text:p>
          </table:table-cell>
          <table:table-cell/>
          <table:table-cell table:formula="of:=[.J75]/[.K75]" office:value-type="float" office:value="1.17509563334194">
            <text:p>1.1750956333</text:p>
          </table:table-cell>
        </table:table-row>
        <table:table-row table:style-name="ro2">
          <table:table-cell office:value-type="float" office:value="-0.04">
            <text:p>-0.04</text:p>
          </table:table-cell>
          <table:table-cell office:value-type="float" office:value="-192.191851304646">
            <text:p>-192.1918513046</text:p>
          </table:table-cell>
          <table:table-cell office:value-type="float" office:value="152.786182620513">
            <text:p>152.7861826205</text:p>
          </table:table-cell>
          <table:table-cell table:formula="of:=SQRT([.B76]*[.B76] + [.C76]*[.C76])" office:value-type="float" office:value="245.522555598576">
            <text:p>245.5225555986</text:p>
          </table:table-cell>
          <table:table-cell/>
          <table:table-cell office:value-type="float" office:value="218.297067067596">
            <text:p>218.2970670676</text:p>
          </table:table-cell>
          <table:table-cell office:value-type="float" office:value="164.972260335475">
            <text:p>164.9722603355</text:p>
          </table:table-cell>
          <table:table-cell table:formula="of:=SQRT([.F76]*[.F76]+[.G76]*[.G76])" office:value-type="float" office:value="273.622835615944">
            <text:p>273.6228356159</text:p>
          </table:table-cell>
          <table:table-cell/>
          <table:table-cell table:formula="of:=ASIN(ABS([.B76]/[.D76]))" office:value-type="float" office:value="0.899131820289166">
            <text:p>0.8991318203</text:p>
          </table:table-cell>
          <table:table-cell table:formula="of:=ASIN(ABS([.F76]/[.H76]))" office:value-type="float" office:value="0.923642122861366">
            <text:p>0.9236421229</text:p>
          </table:table-cell>
          <table:table-cell/>
          <table:table-cell table:formula="of:=[.J76]/[.K76]" office:value-type="float" office:value="0.973463420554848">
            <text:p>0.9734634206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-271.216710909335">
            <text:p>-271.2167109093</text:p>
          </table:table-cell>
          <table:table-cell office:value-type="float" office:value="205.432204375054">
            <text:p>205.4322043751</text:p>
          </table:table-cell>
          <table:table-cell table:formula="of:=SQRT([.B77]*[.B77] + [.C77]*[.C77])" office:value-type="float" office:value="340.236527831554">
            <text:p>340.2365278316</text:p>
          </table:table-cell>
          <table:table-cell/>
          <table:table-cell office:value-type="float" office:value="243.641968545809">
            <text:p>243.6419685458</text:p>
          </table:table-cell>
          <table:table-cell office:value-type="float" office:value="178.124459422335">
            <text:p>178.1244594223</text:p>
          </table:table-cell>
          <table:table-cell table:formula="of:=SQRT([.F77]*[.F77]+[.G77]*[.G77])" office:value-type="float" office:value="301.810755079032">
            <text:p>301.810755079</text:p>
          </table:table-cell>
          <table:table-cell/>
          <table:table-cell table:formula="of:=ASIN(ABS([.B77]/[.D77]))" office:value-type="float" office:value="0.922546336281769">
            <text:p>0.9225463363</text:p>
          </table:table-cell>
          <table:table-cell table:formula="of:=ASIN(ABS([.F77]/[.H77]))" office:value-type="float" office:value="0.939507192348237">
            <text:p>0.9395071923</text:p>
          </table:table-cell>
          <table:table-cell/>
          <table:table-cell table:formula="of:=[.J77]/[.K77]" office:value-type="float" office:value="0.981947071608812">
            <text:p>0.9819470716</text:p>
          </table:table-cell>
        </table:table-row>
        <table:table-row table:style-name="ro2">
          <table:table-cell office:value-type="float" office:value="-0.04">
            <text:p>-0.04</text:p>
          </table:table-cell>
          <table:table-cell office:value-type="float" office:value="-231.957560132464">
            <text:p>-231.9575601325</text:p>
          </table:table-cell>
          <table:table-cell office:value-type="float" office:value="188.442385483404">
            <text:p>188.4423854834</text:p>
          </table:table-cell>
          <table:table-cell table:formula="of:=SQRT([.B78]*[.B78] + [.C78]*[.C78])" office:value-type="float" office:value="298.855888931909">
            <text:p>298.8558889319</text:p>
          </table:table-cell>
          <table:table-cell/>
          <table:table-cell office:value-type="float" office:value="275.647125063639">
            <text:p>275.6471250636</text:p>
          </table:table-cell>
          <table:table-cell office:value-type="float" office:value="212.92890851015">
            <text:p>212.9289085102</text:p>
          </table:table-cell>
          <table:table-cell table:formula="of:=SQRT([.F78]*[.F78]+[.G78]*[.G78])" office:value-type="float" office:value="348.310289304197">
            <text:p>348.3102893042</text:p>
          </table:table-cell>
          <table:table-cell/>
          <table:table-cell table:formula="of:=ASIN(ABS([.B78]/[.D78]))" office:value-type="float" office:value="0.888539844905617">
            <text:p>0.8885398449</text:p>
          </table:table-cell>
          <table:table-cell table:formula="of:=ASIN(ABS([.F78]/[.H78]))" office:value-type="float" office:value="0.91306934225373">
            <text:p>0.9130693423</text:p>
          </table:table-cell>
          <table:table-cell/>
          <table:table-cell table:formula="of:=[.J78]/[.K78]" office:value-type="float" office:value="0.973135121054917">
            <text:p>0.9731351211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-232.004903406503">
            <text:p>-232.0049034065</text:p>
          </table:table-cell>
          <table:table-cell office:value-type="float" office:value="178.90031162666">
            <text:p>178.9003116267</text:p>
          </table:table-cell>
          <table:table-cell table:formula="of:=SQRT([.B79]*[.B79] + [.C79]*[.C79])" office:value-type="float" office:value="292.970300038719">
            <text:p>292.9703000387</text:p>
          </table:table-cell>
          <table:table-cell/>
          <table:table-cell office:value-type="float" office:value="273.388846824114">
            <text:p>273.3888468241</text:p>
          </table:table-cell>
          <table:table-cell office:value-type="float" office:value="200.204525163682">
            <text:p>200.2045251637</text:p>
          </table:table-cell>
          <table:table-cell table:formula="of:=SQRT([.F79]*[.F79]+[.G79]*[.G79])" office:value-type="float" office:value="338.855888931909">
            <text:p>338.8558889319</text:p>
          </table:table-cell>
          <table:table-cell/>
          <table:table-cell table:formula="of:=ASIN(ABS([.B79]/[.D79]))" office:value-type="float" office:value="0.913923814854407">
            <text:p>0.9139238149</text:p>
          </table:table-cell>
          <table:table-cell table:formula="of:=ASIN(ABS([.F79]/[.H79]))" office:value-type="float" office:value="0.938715329632075">
            <text:p>0.9387153296</text:p>
          </table:table-cell>
          <table:table-cell/>
          <table:table-cell table:formula="of:=[.J79]/[.K79]" office:value-type="float" office:value="0.973589954275717">
            <text:p>0.9735899543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-287.104179737699">
            <text:p>-287.1041797377</text:p>
          </table:table-cell>
          <table:table-cell office:value-type="float" office:value="233.071354322273">
            <text:p>233.0713543223</text:p>
          </table:table-cell>
          <table:table-cell table:formula="of:=SQRT([.B80]*[.B80] + [.C80]*[.C80])" office:value-type="float" office:value="369.798683378505">
            <text:p>369.7986833785</text:p>
          </table:table-cell>
          <table:table-cell/>
          <table:table-cell office:value-type="float" office:value="351.919274242639">
            <text:p>351.9192742426</text:p>
          </table:table-cell>
          <table:table-cell office:value-type="float" office:value="291.398959433991">
            <text:p>291.398959434</text:p>
          </table:table-cell>
          <table:table-cell table:formula="of:=SQRT([.F80]*[.F80]+[.G80]*[.G80])" office:value-type="float" office:value="456.90319449822">
            <text:p>456.9031944982</text:p>
          </table:table-cell>
          <table:table-cell/>
          <table:table-cell table:formula="of:=ASIN(ABS([.B80]/[.D80]))" office:value-type="float" office:value="0.888901183007941">
            <text:p>0.888901183</text:p>
          </table:table-cell>
          <table:table-cell table:formula="of:=ASIN(ABS([.F80]/[.H80]))" office:value-type="float" office:value="0.879197337420607">
            <text:p>0.8791973374</text:p>
          </table:table-cell>
          <table:table-cell/>
          <table:table-cell table:formula="of:=[.J80]/[.K80]" office:value-type="float" office:value="1.01103716443888">
            <text:p>1.0110371644</text:p>
          </table:table-cell>
        </table:table-row>
        <table:table-row table:style-name="ro2">
          <table:table-cell office:value-type="float" office:value="-0.8">
            <text:p>-0.8</text:p>
          </table:table-cell>
          <table:table-cell office:value-type="float" office:value="-341.523416496312">
            <text:p>-341.5234164963</text:p>
          </table:table-cell>
          <table:table-cell office:value-type="float" office:value="-328.070372616025">
            <text:p>-328.070372616</text:p>
          </table:table-cell>
          <table:table-cell table:formula="of:=SQRT([.B81]*[.B81] + [.C81]*[.C81])" office:value-type="float" office:value="473.569861164888">
            <text:p>473.5698611649</text:p>
          </table:table-cell>
          <table:table-cell/>
          <table:table-cell office:value-type="float" office:value="287.252320849183">
            <text:p>287.2523208492</text:p>
          </table:table-cell>
          <table:table-cell office:value-type="float" office:value="-397.263083342886">
            <text:p>-397.2630833429</text:p>
          </table:table-cell>
          <table:table-cell table:formula="of:=SQRT([.F81]*[.F81]+[.G81]*[.G81])" office:value-type="float" office:value="490.236527831554">
            <text:p>490.2365278316</text:p>
          </table:table-cell>
          <table:table-cell/>
          <table:table-cell table:formula="of:=ASIN(ABS([.B81]/[.D81]))" office:value-type="float" office:value="0.805486811731248">
            <text:p>0.8054868117</text:p>
          </table:table-cell>
          <table:table-cell table:formula="of:=ASIN(ABS([.F81]/[.H81]))" office:value-type="float" office:value="0.626047436414602">
            <text:p>0.6260474364</text:p>
          </table:table-cell>
          <table:table-cell/>
          <table:table-cell table:formula="of:=[.J81]/[.K81]" office:value-type="float" office:value="1.28662265010508">
            <text:p>1.286622650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404.755601630397">
            <text:p>-404.7556016304</text:p>
          </table:table-cell>
          <table:table-cell office:value-type="float" office:value="-305.161844832076">
            <text:p>-305.1618448321</text:p>
          </table:table-cell>
          <table:table-cell table:formula="of:=SQRT([.B82]*[.B82] + [.C82]*[.C82])" office:value-type="float" office:value="506.90319449822">
            <text:p>506.9031944982</text:p>
          </table:table-cell>
          <table:table-cell/>
          <table:table-cell office:value-type="float" office:value="435.833600216922">
            <text:p>435.8336002169</text:p>
          </table:table-cell>
          <table:table-cell office:value-type="float" office:value="179.138623789882">
            <text:p>179.1386237899</text:p>
          </table:table-cell>
          <table:table-cell table:formula="of:=SQRT([.F82]*[.F82]+[.G82]*[.G82])" office:value-type="float" office:value="471.212875048398">
            <text:p>471.2128750484</text:p>
          </table:table-cell>
          <table:table-cell/>
          <table:table-cell table:formula="of:=ASIN(ABS([.B82]/[.D82]))" office:value-type="float" office:value="0.924777742773188">
            <text:p>0.9247777428</text:p>
          </table:table-cell>
          <table:table-cell table:formula="of:=ASIN(ABS([.F82]/[.H82]))" office:value-type="float" office:value="1.18082168605585">
            <text:p>1.1808216861</text:p>
          </table:table-cell>
          <table:table-cell/>
          <table:table-cell table:formula="of:=[.J82]/[.K82]" office:value-type="float" office:value="0.783164599442705">
            <text:p>0.783164599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411.553093059896">
            <text:p>-411.5530930599</text:p>
          </table:table-cell>
          <table:table-cell office:value-type="float" office:value="131.952928861273">
            <text:p>131.9529288613</text:p>
          </table:table-cell>
          <table:table-cell table:formula="of:=SQRT([.B83]*[.B83] + [.C83]*[.C83])" office:value-type="float" office:value="432.189222265243">
            <text:p>432.1892222652</text:p>
          </table:table-cell>
          <table:table-cell/>
          <table:table-cell office:value-type="float" office:value="159.390794610186">
            <text:p>159.3907946102</text:p>
          </table:table-cell>
          <table:table-cell office:value-type="float" office:value="85.8556728864638">
            <text:p>85.8556728865</text:p>
          </table:table-cell>
          <table:table-cell table:formula="of:=SQRT([.F83]*[.F83]+[.G83]*[.G83])" office:value-type="float" office:value="181.04314947894">
            <text:p>181.0431494789</text:p>
          </table:table-cell>
          <table:table-cell/>
          <table:table-cell table:formula="of:=ASIN(ABS([.B83]/[.D83]))" office:value-type="float" office:value="1.26052936408082">
            <text:p>1.2605293641</text:p>
          </table:table-cell>
          <table:table-cell table:formula="of:=ASIN(ABS([.F83]/[.H83]))" office:value-type="float" office:value="1.07670973712009">
            <text:p>1.0767097371</text:p>
          </table:table-cell>
          <table:table-cell/>
          <table:table-cell table:formula="of:=[.J83]/[.K83]" office:value-type="float" office:value="1.17072347413928">
            <text:p>1.1707234741</text:p>
          </table:table-cell>
        </table:table-row>
        <table:table-row table:style-name="ro2">
          <table:table-cell office:value-type="float" office:value="-0.44">
            <text:p>-0.44</text:p>
          </table:table-cell>
          <table:table-cell office:value-type="float" office:value="-157.626026737264">
            <text:p>-157.6260267373</text:p>
          </table:table-cell>
          <table:table-cell office:value-type="float" office:value="-44.9653694492453">
            <text:p>-44.9653694492</text:p>
          </table:table-cell>
          <table:table-cell table:formula="of:=SQRT([.B84]*[.B84] + [.C84]*[.C84])" office:value-type="float" office:value="163.914150562677">
            <text:p>163.9141505627</text:p>
          </table:table-cell>
          <table:table-cell/>
          <table:table-cell office:value-type="float" office:value="166.403386978528">
            <text:p>166.4033869785</text:p>
          </table:table-cell>
          <table:table-cell office:value-type="float" office:value="-66.6073734405983">
            <text:p>-66.6073734406</text:p>
          </table:table-cell>
          <table:table-cell table:formula="of:=SQRT([.F84]*[.F84]+[.G84]*[.G84])" office:value-type="float" office:value="179.239028658887">
            <text:p>179.2390286589</text:p>
          </table:table-cell>
          <table:table-cell/>
          <table:table-cell table:formula="of:=ASIN(ABS([.B84]/[.D84]))" office:value-type="float" office:value="1.29291103294976">
            <text:p>1.2929110329</text:p>
          </table:table-cell>
          <table:table-cell table:formula="of:=ASIN(ABS([.F84]/[.H84]))" office:value-type="float" office:value="1.19005156832195">
            <text:p>1.1900515683</text:p>
          </table:table-cell>
          <table:table-cell/>
          <table:table-cell table:formula="of:=[.J84]/[.K84]" office:value-type="float" office:value="1.08643277935666">
            <text:p>1.086432779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180.292636443461">
            <text:p>-180.2926364435</text:p>
          </table:table-cell>
          <table:table-cell office:value-type="float" office:value="116.031855485437">
            <text:p>116.0318554854</text:p>
          </table:table-cell>
          <table:table-cell table:formula="of:=SQRT([.B85]*[.B85] + [.C85]*[.C85])" office:value-type="float" office:value="214.403419383011">
            <text:p>214.403419383</text:p>
          </table:table-cell>
          <table:table-cell/>
          <table:table-cell office:value-type="float" office:value="153.784057996003">
            <text:p>153.784057996</text:p>
          </table:table-cell>
          <table:table-cell office:value-type="float" office:value="146.92961900538">
            <text:p>146.9296190054</text:p>
          </table:table-cell>
          <table:table-cell table:formula="of:=SQRT([.F85]*[.F85]+[.G85]*[.G85])" office:value-type="float" office:value="212.691912010739">
            <text:p>212.6919120107</text:p>
          </table:table-cell>
          <table:table-cell/>
          <table:table-cell table:formula="of:=ASIN(ABS([.B85]/[.D85]))" office:value-type="float" office:value="0.998950984341259">
            <text:p>0.9989509843</text:p>
          </table:table-cell>
          <table:table-cell table:formula="of:=ASIN(ABS([.F85]/[.H85]))" office:value-type="float" office:value="0.808188122027317">
            <text:p>0.808188122</text:p>
          </table:table-cell>
          <table:table-cell/>
          <table:table-cell table:formula="of:=[.J85]/[.K85]" office:value-type="float" office:value="1.23603769606935">
            <text:p>1.236037696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-216.054701881744">
            <text:p>-216.0547018817</text:p>
          </table:table-cell>
          <table:table-cell office:value-type="float" office:value="-169.503210609627">
            <text:p>-169.5032106096</text:p>
          </table:table-cell>
          <table:table-cell table:formula="of:=SQRT([.B86]*[.B86] + [.C86]*[.C86])" office:value-type="float" office:value="274.610583576418">
            <text:p>274.6105835764</text:p>
          </table:table-cell>
          <table:table-cell/>
          <table:table-cell office:value-type="float" office:value="213.524553941791">
            <text:p>213.5245539418</text:p>
          </table:table-cell>
          <table:table-cell office:value-type="float" office:value="-147.300369488872">
            <text:p>-147.3003694889</text:p>
          </table:table-cell>
          <table:table-cell table:formula="of:=SQRT([.F86]*[.F86]+[.G86]*[.G86])" office:value-type="float" office:value="259.403419383012">
            <text:p>259.403419383</text:p>
          </table:table-cell>
          <table:table-cell/>
          <table:table-cell table:formula="of:=ASIN(ABS([.B86]/[.D86]))" office:value-type="float" office:value="0.905554549523668">
            <text:p>0.9055545495</text:p>
          </table:table-cell>
          <table:table-cell table:formula="of:=ASIN(ABS([.F86]/[.H86]))" office:value-type="float" office:value="0.966913527973441">
            <text:p>0.966913528</text:p>
          </table:table-cell>
          <table:table-cell/>
          <table:table-cell table:formula="of:=[.J86]/[.K86]" office:value-type="float" office:value="0.936541400368681">
            <text:p>0.9365414004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-217.315865919071">
            <text:p>-217.3158659191</text:p>
          </table:table-cell>
          <table:table-cell office:value-type="float" office:value="167.544176231027">
            <text:p>167.544176231</text:p>
          </table:table-cell>
          <table:table-cell table:formula="of:=SQRT([.B87]*[.B87] + [.C87]*[.C87])" office:value-type="float" office:value="274.403419383012">
            <text:p>274.403419383</text:p>
          </table:table-cell>
          <table:table-cell/>
          <table:table-cell office:value-type="float" office:value="203.427428782194">
            <text:p>203.4274287822</text:p>
          </table:table-cell>
          <table:table-cell office:value-type="float" office:value="-152.797634326467">
            <text:p>-152.7976343265</text:p>
          </table:table-cell>
          <table:table-cell table:formula="of:=SQRT([.F87]*[.F87]+[.G87]*[.G87])" office:value-type="float" office:value="254.420588468582">
            <text:p>254.4205884686</text:p>
          </table:table-cell>
          <table:table-cell/>
          <table:table-cell table:formula="of:=ASIN(ABS([.B87]/[.D87]))" office:value-type="float" office:value="0.914008471376628">
            <text:p>0.9140084714</text:p>
          </table:table-cell>
          <table:table-cell table:formula="of:=ASIN(ABS([.F87]/[.H87]))" office:value-type="float" office:value="0.926581241949662">
            <text:p>0.9265812419</text:p>
          </table:table-cell>
          <table:table-cell/>
          <table:table-cell table:formula="of:=[.J87]/[.K87]" office:value-type="float" office:value="0.986431011115033">
            <text:p>0.9864310111</text:p>
          </table:table-cell>
        </table:table-row>
        <table:table-row table:style-name="ro2">
          <table:table-cell office:value-type="float" office:value="-0.08">
            <text:p>-0.08</text:p>
          </table:table-cell>
          <table:table-cell office:value-type="float" office:value="-263.368517677584">
            <text:p>-263.3685176776</text:p>
          </table:table-cell>
          <table:table-cell office:value-type="float" office:value="212.211841189041">
            <text:p>212.211841189</text:p>
          </table:table-cell>
          <table:table-cell table:formula="of:=SQRT([.B88]*[.B88] + [.C88]*[.C88])" office:value-type="float" office:value="338.226021536679">
            <text:p>338.2260215367</text:p>
          </table:table-cell>
          <table:table-cell/>
          <table:table-cell office:value-type="float" office:value="284.250275622092">
            <text:p>284.2502756221</text:p>
          </table:table-cell>
          <table:table-cell office:value-type="float" office:value="212.486707699475">
            <text:p>212.4867076995</text:p>
          </table:table-cell>
          <table:table-cell table:formula="of:=SQRT([.F88]*[.F88]+[.G88]*[.G88])" office:value-type="float" office:value="354.892688203346">
            <text:p>354.8926882033</text:p>
          </table:table-cell>
          <table:table-cell/>
          <table:table-cell table:formula="of:=ASIN(ABS([.B88]/[.D88]))" office:value-type="float" office:value="0.892552988390962">
            <text:p>0.8925529884</text:p>
          </table:table-cell>
          <table:table-cell table:formula="of:=ASIN(ABS([.F88]/[.H88]))" office:value-type="float" office:value="0.92887541242574">
            <text:p>0.9288754124</text:p>
          </table:table-cell>
          <table:table-cell/>
          <table:table-cell table:formula="of:=[.J88]/[.K88]" office:value-type="float" office:value="0.960896344602423">
            <text:p>0.960896344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64.218714048551">
            <text:p>-264.2187140486</text:p>
          </table:table-cell>
          <table:table-cell office:value-type="float" office:value="204.973456919623">
            <text:p>204.9734569196</text:p>
          </table:table-cell>
          <table:table-cell table:formula="of:=SQRT([.B89]*[.B89] + [.C89]*[.C89])" office:value-type="float" office:value="334.403419383012">
            <text:p>334.403419383</text:p>
          </table:table-cell>
          <table:table-cell/>
          <table:table-cell office:value-type="float" office:value="282.053804692969">
            <text:p>282.053804693</text:p>
          </table:table-cell>
          <table:table-cell office:value-type="float" office:value="206.224151676668">
            <text:p>206.2241516767</text:p>
          </table:table-cell>
          <table:table-cell table:formula="of:=SQRT([.F89]*[.F89]+[.G89]*[.G89])" office:value-type="float" office:value="349.403419383012">
            <text:p>349.403419383</text:p>
          </table:table-cell>
          <table:table-cell/>
          <table:table-cell table:formula="of:=ASIN(ABS([.B89]/[.D89]))" office:value-type="float" office:value="0.911004182207629">
            <text:p>0.9110041822</text:p>
          </table:table-cell>
          <table:table-cell table:formula="of:=ASIN(ABS([.F89]/[.H89]))" office:value-type="float" office:value="0.939467584569122">
            <text:p>0.9394675846</text:p>
          </table:table-cell>
          <table:table-cell/>
          <table:table-cell table:formula="of:=[.J89]/[.K89]" office:value-type="float" office:value="0.969702624306567">
            <text:p>0.9697026243</text:p>
          </table:table-cell>
        </table:table-row>
        <table:table-row table:style-name="ro2">
          <table:table-cell office:value-type="float" office:value="-0.04">
            <text:p>-0.04</text:p>
          </table:table-cell>
          <table:table-cell office:value-type="float" office:value="-285.081556090622">
            <text:p>-285.0815560906</text:p>
          </table:table-cell>
          <table:table-cell office:value-type="float" office:value="226.976559219185">
            <text:p>226.9765592192</text:p>
          </table:table-cell>
          <table:table-cell table:formula="of:=SQRT([.B90]*[.B90] + [.C90]*[.C90])" office:value-type="float" office:value="364.403419383011">
            <text:p>364.403419383</text:p>
          </table:table-cell>
          <table:table-cell/>
          <table:table-cell office:value-type="float" office:value="337.834259908523">
            <text:p>337.8342599085</text:p>
          </table:table-cell>
          <table:table-cell office:value-type="float" office:value="252.151348420906">
            <text:p>252.1513484209</text:p>
          </table:table-cell>
          <table:table-cell table:formula="of:=SQRT([.F90]*[.F90]+[.G90]*[.G90])" office:value-type="float" office:value="421.559354870012">
            <text:p>421.55935487</text:p>
          </table:table-cell>
          <table:table-cell/>
          <table:table-cell table:formula="of:=ASIN(ABS([.B90]/[.D90]))" office:value-type="float" office:value="0.898388297480142">
            <text:p>0.8983882975</text:p>
          </table:table-cell>
          <table:table-cell table:formula="of:=ASIN(ABS([.F90]/[.H90]))" office:value-type="float" office:value="0.929618682250137">
            <text:p>0.9296186823</text:p>
          </table:table-cell>
          <table:table-cell/>
          <table:table-cell table:formula="of:=[.J90]/[.K90]" office:value-type="float" office:value="0.966405166584644">
            <text:p>0.966405166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53.41050383993">
            <text:p>-253.4105038399</text:p>
          </table:table-cell>
          <table:table-cell office:value-type="float" office:value="209.300662663829">
            <text:p>209.3006626638</text:p>
          </table:table-cell>
          <table:table-cell table:formula="of:=SQRT([.B91]*[.B91] + [.C91]*[.C91])" office:value-type="float" office:value="328.66951615251">
            <text:p>328.6695161525</text:p>
          </table:table-cell>
          <table:table-cell/>
          <table:table-cell office:value-type="float" office:value="310.801160265802">
            <text:p>310.8011602658</text:p>
          </table:table-cell>
          <table:table-cell office:value-type="float" office:value="266.484143205432">
            <text:p>266.4841432054</text:p>
          </table:table-cell>
          <table:table-cell table:formula="of:=SQRT([.F91]*[.F91]+[.G91]*[.G91])" office:value-type="float" office:value="409.403419383012">
            <text:p>409.403419383</text:p>
          </table:table-cell>
          <table:table-cell/>
          <table:table-cell table:formula="of:=ASIN(ABS([.B91]/[.D91]))" office:value-type="float" office:value="0.88044006023309">
            <text:p>0.8804400602</text:p>
          </table:table-cell>
          <table:table-cell table:formula="of:=ASIN(ABS([.F91]/[.H91]))" office:value-type="float" office:value="0.862015851769658">
            <text:p>0.8620158518</text:p>
          </table:table-cell>
          <table:table-cell/>
          <table:table-cell table:formula="of:=[.J91]/[.K91]" office:value-type="float" office:value="1.02137339867429">
            <text:p>1.0213733987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-362.893810367">
            <text:p>-362.893810367</text:p>
          </table:table-cell>
          <table:table-cell office:value-type="float" office:value="-301.125069635096">
            <text:p>-301.1250696351</text:p>
          </table:table-cell>
          <table:table-cell table:formula="of:=SQRT([.B92]*[.B92] + [.C92]*[.C92])" office:value-type="float" office:value="471.559354870012">
            <text:p>471.55935487</text:p>
          </table:table-cell>
          <table:table-cell/>
          <table:table-cell office:value-type="float" office:value="325.524337334631">
            <text:p>325.5243373346</text:p>
          </table:table-cell>
          <table:table-cell office:value-type="float" office:value="-249.447392261604">
            <text:p>-249.4473922616</text:p>
          </table:table-cell>
          <table:table-cell table:formula="of:=SQRT([.F92]*[.F92]+[.G92]*[.G92])" office:value-type="float" office:value="410.109858090811">
            <text:p>410.1098580908</text:p>
          </table:table-cell>
          <table:table-cell/>
          <table:table-cell table:formula="of:=ASIN(ABS([.B92]/[.D92]))" office:value-type="float" office:value="0.878153800647612">
            <text:p>0.8781538006</text:p>
          </table:table-cell>
          <table:table-cell table:formula="of:=ASIN(ABS([.F92]/[.H92]))" office:value-type="float" office:value="0.916948265739565">
            <text:p>0.9169482657</text:p>
          </table:table-cell>
          <table:table-cell/>
          <table:table-cell table:formula="of:=[.J92]/[.K92]" office:value-type="float" office:value="0.957691762402033">
            <text:p>0.9576917624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-369.977099009925">
            <text:p>-369.9770990099</text:p>
          </table:table-cell>
          <table:table-cell office:value-type="float" office:value="-263.817008085479">
            <text:p>-263.8170080855</text:p>
          </table:table-cell>
          <table:table-cell table:formula="of:=SQRT([.B93]*[.B93] + [.C93]*[.C93])" office:value-type="float" office:value="454.403419383012">
            <text:p>454.403419383</text:p>
          </table:table-cell>
          <table:table-cell/>
          <table:table-cell office:value-type="float" office:value="430.492226246381">
            <text:p>430.4922262464</text:p>
          </table:table-cell>
          <table:table-cell office:value-type="float" office:value="-284.174066383075">
            <text:p>-284.1740663831</text:p>
          </table:table-cell>
          <table:table-cell table:formula="of:=SQRT([.F93]*[.F93]+[.G93]*[.G93])" office:value-type="float" office:value="515.827933387925">
            <text:p>515.8279333879</text:p>
          </table:table-cell>
          <table:table-cell/>
          <table:table-cell table:formula="of:=ASIN(ABS([.B93]/[.D93]))" office:value-type="float" office:value="0.951356894208996">
            <text:p>0.9513568942</text:p>
          </table:table-cell>
          <table:table-cell table:formula="of:=ASIN(ABS([.F93]/[.H93]))" office:value-type="float" office:value="0.987343718975214">
            <text:p>0.987343719</text:p>
          </table:table-cell>
          <table:table-cell/>
          <table:table-cell table:formula="of:=[.J93]/[.K93]" office:value-type="float" office:value="0.96355187755327">
            <text:p>0.9635518776</text:p>
          </table:table-cell>
        </table:table-row>
        <table:table-row table:style-name="ro2">
          <table:table-cell office:value-type="float" office:value="-0.04">
            <text:p>-0.04</text:p>
          </table:table-cell>
          <table:table-cell office:value-type="float" office:value="-341.089218175562">
            <text:p>-341.0892181756</text:p>
          </table:table-cell>
          <table:table-cell office:value-type="float" office:value="262.788860894585">
            <text:p>262.7888608946</text:p>
          </table:table-cell>
          <table:table-cell table:formula="of:=SQRT([.B94]*[.B94] + [.C94]*[.C94])" office:value-type="float" office:value="430.580817229344">
            <text:p>430.5808172293</text:p>
          </table:table-cell>
          <table:table-cell/>
          <table:table-cell office:value-type="float" office:value="448.048044983715">
            <text:p>448.0480449837</text:p>
          </table:table-cell>
          <table:table-cell office:value-type="float" office:value="327.351256004625">
            <text:p>327.3512560046</text:p>
          </table:table-cell>
          <table:table-cell table:formula="of:=SQRT([.F94]*[.F94]+[.G94]*[.G94])" office:value-type="float" office:value="554.892688203345">
            <text:p>554.8926882033</text:p>
          </table:table-cell>
          <table:table-cell/>
          <table:table-cell table:formula="of:=ASIN(ABS([.B94]/[.D94]))" office:value-type="float" office:value="0.914341287914859">
            <text:p>0.9143412879</text:p>
          </table:table-cell>
          <table:table-cell table:formula="of:=ASIN(ABS([.F94]/[.H94]))" office:value-type="float" office:value="0.939816564721309">
            <text:p>0.9398165647</text:p>
          </table:table-cell>
          <table:table-cell/>
          <table:table-cell table:formula="of:=[.J94]/[.K94]" office:value-type="float" office:value="0.972893351997892">
            <text:p>0.972893352</text:p>
          </table:table-cell>
        </table:table-row>
        <table:table-row table:style-name="ro2">
          <table:table-cell office:value-type="float" office:value="-0.8">
            <text:p>-0.8</text:p>
          </table:table-cell>
          <table:table-cell office:value-type="float" office:value="-376.92801176701">
            <text:p>-376.928011767</text:p>
          </table:table-cell>
          <table:table-cell office:value-type="float" office:value="-258.844616468261">
            <text:p>-258.8446164683</text:p>
          </table:table-cell>
          <table:table-cell table:formula="of:=SQRT([.B95]*[.B95] + [.C95]*[.C95])" office:value-type="float" office:value="457.247483896011">
            <text:p>457.247483896</text:p>
          </table:table-cell>
          <table:table-cell/>
          <table:table-cell office:value-type="float" office:value="547.506289970467">
            <text:p>547.5062899705</text:p>
          </table:table-cell>
          <table:table-cell office:value-type="float" office:value="215.050493734948">
            <text:p>215.0504937349</text:p>
          </table:table-cell>
          <table:table-cell table:formula="of:=SQRT([.F95]*[.F95]+[.G95]*[.G95])" office:value-type="float" office:value="588.22602153668">
            <text:p>588.2260215367</text:p>
          </table:table-cell>
          <table:table-cell/>
          <table:table-cell table:formula="of:=ASIN(ABS([.B95]/[.D95]))" office:value-type="float" office:value="0.969037724974889">
            <text:p>0.969037725</text:p>
          </table:table-cell>
          <table:table-cell table:formula="of:=ASIN(ABS([.F95]/[.H95]))" office:value-type="float" office:value="1.19652800139661">
            <text:p>1.1965280014</text:p>
          </table:table-cell>
          <table:table-cell/>
          <table:table-cell table:formula="of:=[.J95]/[.K95]" office:value-type="float" office:value="0.809874673926399">
            <text:p>0.809874673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-168.288734255866">
            <text:p>-168.2887342559</text:p>
          </table:table-cell>
          <table:table-cell office:value-type="float" office:value="-108.972907335562">
            <text:p>-108.9729073356</text:p>
          </table:table-cell>
          <table:table-cell table:formula="of:=SQRT([.B96]*[.B96] + [.C96]*[.C96])" office:value-type="float" office:value="200.489881566643">
            <text:p>200.4898815666</text:p>
          </table:table-cell>
          <table:table-cell/>
          <table:table-cell office:value-type="float" office:value="160.46318052488">
            <text:p>160.4631805249</text:p>
          </table:table-cell>
          <table:table-cell office:value-type="float" office:value="-86.7497735808638">
            <text:p>-86.7497735809</text:p>
          </table:table-cell>
          <table:table-cell table:formula="of:=SQRT([.F96]*[.F96]+[.G96]*[.G96])" office:value-type="float" office:value="182.41150051598">
            <text:p>182.411500516</text:p>
          </table:table-cell>
          <table:table-cell/>
          <table:table-cell table:formula="of:=ASIN(ABS([.B96]/[.D96]))" office:value-type="float" office:value="0.996155664438467">
            <text:p>0.9961556644</text:p>
          </table:table-cell>
          <table:table-cell table:formula="of:=ASIN(ABS([.F96]/[.H96]))" office:value-type="float" office:value="1.07518234834325">
            <text:p>1.0751823483</text:p>
          </table:table-cell>
          <table:table-cell/>
          <table:table-cell table:formula="of:=[.J96]/[.K96]" office:value-type="float" office:value="0.92649927333112">
            <text:p>0.9264992733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-162.010644930976">
            <text:p>-162.010644931</text:p>
          </table:table-cell>
          <table:table-cell office:value-type="float" office:value="131.563504506718">
            <text:p>131.5635045067</text:p>
          </table:table-cell>
          <table:table-cell table:formula="of:=SQRT([.B97]*[.B97] + [.C97]*[.C97])" office:value-type="float" office:value="208.701712472706">
            <text:p>208.7017124727</text:p>
          </table:table-cell>
          <table:table-cell/>
          <table:table-cell office:value-type="float" office:value="187.469664603658">
            <text:p>187.4696646037</text:p>
          </table:table-cell>
          <table:table-cell office:value-type="float" office:value="166.13339706592">
            <text:p>166.1333970659</text:p>
          </table:table-cell>
          <table:table-cell table:formula="of:=SQRT([.F97]*[.F97]+[.G97]*[.G97])" office:value-type="float" office:value="250.489881566643">
            <text:p>250.4898815666</text:p>
          </table:table-cell>
          <table:table-cell/>
          <table:table-cell table:formula="of:=ASIN(ABS([.B97]/[.D97]))" office:value-type="float" office:value="0.888740623296121">
            <text:p>0.8887406233</text:p>
          </table:table-cell>
          <table:table-cell table:formula="of:=ASIN(ABS([.F97]/[.H97]))" office:value-type="float" office:value="0.845664694131297">
            <text:p>0.8456646941</text:p>
          </table:table-cell>
          <table:table-cell/>
          <table:table-cell table:formula="of:=[.J97]/[.K97]" office:value-type="float" office:value="1.05093736260218">
            <text:p>1.050937362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185.357428947138">
            <text:p>-185.3574289471</text:p>
          </table:table-cell>
          <table:table-cell office:value-type="float" office:value="126.503537887051">
            <text:p>126.5035378871</text:p>
          </table:table-cell>
          <table:table-cell table:formula="of:=SQRT([.B98]*[.B98] + [.C98]*[.C98])" office:value-type="float" office:value="224.41150051598">
            <text:p>224.411500516</text:p>
          </table:table-cell>
          <table:table-cell/>
          <table:table-cell office:value-type="float" office:value="229.862923043644">
            <text:p>229.8629230436</text:p>
          </table:table-cell>
          <table:table-cell office:value-type="float" office:value="-106.484881924909">
            <text:p>-106.4848819249</text:p>
          </table:table-cell>
          <table:table-cell table:formula="of:=SQRT([.F98]*[.F98]+[.G98]*[.G98])" office:value-type="float" office:value="253.329811646261">
            <text:p>253.3298116463</text:p>
          </table:table-cell>
          <table:table-cell/>
          <table:table-cell table:formula="of:=ASIN(ABS([.B98]/[.D98]))" office:value-type="float" office:value="0.971922837537372">
            <text:p>0.9719228375</text:p>
          </table:table-cell>
          <table:table-cell table:formula="of:=ASIN(ABS([.F98]/[.H98]))" office:value-type="float" office:value="1.13697533273544">
            <text:p>1.1369753327</text:p>
          </table:table-cell>
          <table:table-cell/>
          <table:table-cell table:formula="of:=[.J98]/[.K98]" office:value-type="float" office:value="0.85483194714439">
            <text:p>0.8548319471</text:p>
          </table:table-cell>
        </table:table-row>
        <table:table-row table:style-name="ro2">
          <table:table-cell office:value-type="float" office:value="-0.8">
            <text:p>-0.8</text:p>
          </table:table-cell>
          <table:table-cell office:value-type="float" office:value="-214.075944138068">
            <text:p>-214.0759441381</text:p>
          </table:table-cell>
          <table:table-cell office:value-type="float" office:value="-64.2333038026144">
            <text:p>-64.2333038026</text:p>
          </table:table-cell>
          <table:table-cell table:formula="of:=SQRT([.B99]*[.B99] + [.C99]*[.C99])" office:value-type="float" office:value="223.50487058676">
            <text:p>223.5048705868</text:p>
          </table:table-cell>
          <table:table-cell/>
          <table:table-cell office:value-type="float" office:value="285.784336607167">
            <text:p>285.7843366072</text:p>
          </table:table-cell>
          <table:table-cell office:value-type="float" office:value="34.3354505857669">
            <text:p>34.3354505858</text:p>
          </table:table-cell>
          <table:table-cell table:formula="of:=SQRT([.F99]*[.F99]+[.G99]*[.G99])" office:value-type="float" office:value="287.839556379811">
            <text:p>287.8395563798</text:p>
          </table:table-cell>
          <table:table-cell/>
          <table:table-cell table:formula="of:=ASIN(ABS([.B99]/[.D99]))" office:value-type="float" office:value="1.27929444663266">
            <text:p>1.2792944466</text:p>
          </table:table-cell>
          <table:table-cell table:formula="of:=ASIN(ABS([.F99]/[.H99]))" office:value-type="float" office:value="1.45122483596746">
            <text:p>1.451224836</text:p>
          </table:table-cell>
          <table:table-cell/>
          <table:table-cell table:formula="of:=[.J99]/[.K99]" office:value-type="float" office:value="0.881527393224233">
            <text:p>0.8815273932</text:p>
          </table:table-cell>
        </table:table-row>
        <table:table-row table:style-name="ro2">
          <table:table-cell office:value-type="float" office:value="-0.2">
            <text:p>-0.2</text:p>
          </table:table-cell>
          <table:table-cell office:value-type="float" office:value="-190.58839400729">
            <text:p>-190.5883940073</text:p>
          </table:table-cell>
          <table:table-cell office:value-type="float" office:value="61.593198000575">
            <text:p>61.5931980006</text:p>
          </table:table-cell>
          <table:table-cell table:formula="of:=SQRT([.B100]*[.B100] + [.C100]*[.C100])" office:value-type="float" office:value="200.293928939986">
            <text:p>200.29392894</text:p>
          </table:table-cell>
          <table:table-cell/>
          <table:table-cell office:value-type="float" office:value="256.624122079136">
            <text:p>256.6241220791</text:p>
          </table:table-cell>
          <table:table-cell office:value-type="float" office:value="66.4044256060589">
            <text:p>66.4044256061</text:p>
          </table:table-cell>
          <table:table-cell table:formula="of:=SQRT([.F100]*[.F100]+[.G100]*[.G100])" office:value-type="float" office:value="265.076381016789">
            <text:p>265.0763810168</text:p>
          </table:table-cell>
          <table:table-cell/>
          <table:table-cell table:formula="of:=ASIN(ABS([.B100]/[.D100]))" office:value-type="float" office:value="1.25821694203585">
            <text:p>1.258216942</text:p>
          </table:table-cell>
          <table:table-cell table:formula="of:=ASIN(ABS([.F100]/[.H100]))" office:value-type="float" office:value="1.31758875908034">
            <text:p>1.3175887591</text:p>
          </table:table-cell>
          <table:table-cell/>
          <table:table-cell table:formula="of:=[.J100]/[.K100]" office:value-type="float" office:value="0.954939037969688">
            <text:p>0.954939038</text:p>
          </table:table-cell>
        </table:table-row>
        <table:table-row table:style-name="ro2">
          <table:table-cell office:value-type="float" office:value="0.56">
            <text:p>0.56</text:p>
          </table:table-cell>
          <table:table-cell office:value-type="float" office:value="-369.822576887473">
            <text:p>-369.8225768875</text:p>
          </table:table-cell>
          <table:table-cell office:value-type="float" office:value="-32.886363475832">
            <text:p>-32.8863634758</text:p>
          </table:table-cell>
          <table:table-cell table:formula="of:=SQRT([.B101]*[.B101] + [.C101]*[.C101])" office:value-type="float" office:value="371.281902707842">
            <text:p>371.2819027078</text:p>
          </table:table-cell>
          <table:table-cell/>
          <table:table-cell office:value-type="float" office:value="383.419803729795">
            <text:p>383.4198037298</text:p>
          </table:table-cell>
          <table:table-cell office:value-type="float" office:value="17.593021456223">
            <text:p>17.5930214562</text:p>
          </table:table-cell>
          <table:table-cell table:formula="of:=SQRT([.F101]*[.F101]+[.G101]*[.G101])" office:value-type="float" office:value="383.823214899977">
            <text:p>383.8232149</text:p>
          </table:table-cell>
          <table:table-cell/>
          <table:table-cell table:formula="of:=ASIN(ABS([.B101]/[.D101]))" office:value-type="float" office:value="1.48210490990615">
            <text:p>1.4821049099</text:p>
          </table:table-cell>
          <table:table-cell table:formula="of:=ASIN(ABS([.F101]/[.H101]))" office:value-type="float" office:value="1.52494399951114">
            <text:p>1.5249439995</text:p>
          </table:table-cell>
          <table:table-cell/>
          <table:table-cell table:formula="of:=[.J101]/[.K101]" office:value-type="float" office:value="0.971907762108819">
            <text:p>0.9719077621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-299.958289610004">
            <text:p>-299.95828961</text:p>
          </table:table-cell>
          <table:table-cell office:value-type="float" office:value="-15.6718279151491">
            <text:p>-15.6718279151</text:p>
          </table:table-cell>
          <table:table-cell table:formula="of:=SQRT([.B102]*[.B102] + [.C102]*[.C102])" office:value-type="float" office:value="300.367411174983">
            <text:p>300.367411175</text:p>
          </table:table-cell>
          <table:table-cell/>
          <table:table-cell office:value-type="float" office:value="416.800900256372">
            <text:p>416.8009002564</text:p>
          </table:table-cell>
          <table:table-cell office:value-type="float" office:value="17.2219418013147">
            <text:p>17.2219418013</text:p>
          </table:table-cell>
          <table:table-cell table:formula="of:=SQRT([.F102]*[.F102]+[.G102]*[.G102])" office:value-type="float" office:value="417.15654823331">
            <text:p>417.1565482333</text:p>
          </table:table-cell>
          <table:table-cell/>
          <table:table-cell table:formula="of:=ASIN(ABS([.B102]/[.D102]))" office:value-type="float" office:value="1.51859709815532">
            <text:p>1.5185970982</text:p>
          </table:table-cell>
          <table:table-cell table:formula="of:=ASIN(ABS([.F102]/[.H102]))" office:value-type="float" office:value="1.5295004685644">
            <text:p>1.5295004686</text:p>
          </table:table-cell>
          <table:table-cell/>
          <table:table-cell table:formula="of:=[.J102]/[.K102]" office:value-type="float" office:value="0.992871286650007">
            <text:p>0.9928712867</text:p>
          </table:table-cell>
        </table:table-row>
        <table:table-row table:style-name="ro2">
          <table:table-cell office:value-type="float" office:value="-0.8">
            <text:p>-0.8</text:p>
          </table:table-cell>
          <table:table-cell office:value-type="float" office:value="-357.467121573094">
            <text:p>-357.4671215731</text:p>
          </table:table-cell>
          <table:table-cell office:value-type="float" office:value="-70.8025331648203">
            <text:p>-70.8025331648</text:p>
          </table:table-cell>
          <table:table-cell table:formula="of:=SQRT([.B103]*[.B103] + [.C103]*[.C103])" office:value-type="float" office:value="364.41150051598">
            <text:p>364.411500516</text:p>
          </table:table-cell>
          <table:table-cell/>
          <table:table-cell office:value-type="float" office:value="418.786121890852">
            <text:p>418.7861218909</text:p>
          </table:table-cell>
          <table:table-cell office:value-type="float" office:value="-166.009992185858">
            <text:p>-166.0099921859</text:p>
          </table:table-cell>
          <table:table-cell table:formula="of:=SQRT([.F103]*[.F103]+[.G103]*[.G103])" office:value-type="float" office:value="450.489881566643">
            <text:p>450.4898815666</text:p>
          </table:table-cell>
          <table:table-cell/>
          <table:table-cell table:formula="of:=ASIN(ABS([.B103]/[.D103]))" office:value-type="float" office:value="1.37525986003014">
            <text:p>1.37525986</text:p>
          </table:table-cell>
          <table:table-cell table:formula="of:=ASIN(ABS([.F103]/[.H103]))" office:value-type="float" office:value="1.19339069656647">
            <text:p>1.1933906966</text:p>
          </table:table-cell>
          <table:table-cell/>
          <table:table-cell table:formula="of:=[.J103]/[.K103]" office:value-type="float" office:value="1.15239700123935">
            <text:p>1.152397001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50.896426294206">
            <text:p>-150.8964262942</text:p>
          </table:table-cell>
          <table:table-cell office:value-type="float" office:value="-95.8923444152106">
            <text:p>-95.8923444152</text:p>
          </table:table-cell>
          <table:table-cell table:formula="of:=SQRT([.B104]*[.B104] + [.C104]*[.C104])" office:value-type="float" office:value="178.787788133889">
            <text:p>178.7877881339</text:p>
          </table:table-cell>
          <table:table-cell/>
          <table:table-cell office:value-type="float" office:value="163.314944288383">
            <text:p>163.3149442884</text:p>
          </table:table-cell>
          <table:table-cell office:value-type="float" office:value="-104.316517397328">
            <text:p>-104.3165173973</text:p>
          </table:table-cell>
          <table:table-cell table:formula="of:=SQRT([.F104]*[.F104]+[.G104]*[.G104])" office:value-type="float" office:value="193.787788133888">
            <text:p>193.7877881339</text:p>
          </table:table-cell>
          <table:table-cell/>
          <table:table-cell table:formula="of:=ASIN(ABS([.B104]/[.D104]))" office:value-type="float" office:value="1.00469307592108">
            <text:p>1.0046930759</text:p>
          </table:table-cell>
          <table:table-cell table:formula="of:=ASIN(ABS([.F104]/[.H104]))" office:value-type="float" office:value="1.00237434356639">
            <text:p>1.0023743436</text:p>
          </table:table-cell>
          <table:table-cell/>
          <table:table-cell table:formula="of:=[.J104]/[.K104]" office:value-type="float" office:value="1.00231323992835">
            <text:p>1.0023132399</text:p>
          </table:table-cell>
        </table:table-row>
        <table:table-row table:style-name="ro2">
          <table:table-cell office:value-type="float" office:value="0.56">
            <text:p>0.56</text:p>
          </table:table-cell>
          <table:table-cell office:value-type="float" office:value="-173.032986751416">
            <text:p>-173.0329867514</text:p>
          </table:table-cell>
          <table:table-cell office:value-type="float" office:value="-154.522780794862">
            <text:p>-154.5227807949</text:p>
          </table:table-cell>
          <table:table-cell table:formula="of:=SQRT([.B105]*[.B105] + [.C105]*[.C105])" office:value-type="float" office:value="231.986431259875">
            <text:p>231.9864312599</text:p>
          </table:table-cell>
          <table:table-cell/>
          <table:table-cell office:value-type="float" office:value="208.946304881808">
            <text:p>208.9463048818</text:p>
          </table:table-cell>
          <table:table-cell office:value-type="float" office:value="-134.795418263031">
            <text:p>-134.795418263</text:p>
          </table:table-cell>
          <table:table-cell table:formula="of:=SQRT([.F105]*[.F105]+[.G105]*[.G105])" office:value-type="float" office:value="248.653097926543">
            <text:p>248.6530979265</text:p>
          </table:table-cell>
          <table:table-cell/>
          <table:table-cell table:formula="of:=ASIN(ABS([.B105]/[.D105]))" office:value-type="float" office:value="0.841848215626124">
            <text:p>0.8418482156</text:p>
          </table:table-cell>
          <table:table-cell table:formula="of:=ASIN(ABS([.F105]/[.H105]))" office:value-type="float" office:value="0.997859413640784">
            <text:p>0.9978594136</text:p>
          </table:table-cell>
          <table:table-cell/>
          <table:table-cell table:formula="of:=[.J105]/[.K105]" office:value-type="float" office:value="0.843654130149017">
            <text:p>0.8436541301</text:p>
          </table:table-cell>
        </table:table-row>
        <table:table-row table:style-name="ro2">
          <table:table-cell office:value-type="float" office:value="0.44">
            <text:p>0.44</text:p>
          </table:table-cell>
          <table:table-cell office:value-type="float" office:value="-169.334748263172">
            <text:p>-169.3347482632</text:p>
          </table:table-cell>
          <table:table-cell office:value-type="float" office:value="-147.190730595367">
            <text:p>-147.1907305954</text:p>
          </table:table-cell>
          <table:table-cell table:formula="of:=SQRT([.B106]*[.B106] + [.C106]*[.C106])" office:value-type="float" office:value="224.364364689559">
            <text:p>224.3643646896</text:p>
          </table:table-cell>
          <table:table-cell/>
          <table:table-cell office:value-type="float" office:value="236.029510099837">
            <text:p>236.0295100998</text:p>
          </table:table-cell>
          <table:table-cell office:value-type="float" office:value="-160.010439233266">
            <text:p>-160.0104392333</text:p>
          </table:table-cell>
          <table:table-cell table:formula="of:=SQRT([.F106]*[.F106]+[.G106]*[.G106])" office:value-type="float" office:value="285.154818127963">
            <text:p>285.154818128</text:p>
          </table:table-cell>
          <table:table-cell/>
          <table:table-cell table:formula="of:=ASIN(ABS([.B106]/[.D106]))" office:value-type="float" office:value="0.855244030378921">
            <text:p>0.8552440304</text:p>
          </table:table-cell>
          <table:table-cell table:formula="of:=ASIN(ABS([.F106]/[.H106]))" office:value-type="float" office:value="0.975039550736545">
            <text:p>0.9750395507</text:p>
          </table:table-cell>
          <table:table-cell/>
          <table:table-cell table:formula="of:=[.J106]/[.K106]" office:value-type="float" office:value="0.87713778352157">
            <text:p>0.8771377835</text:p>
          </table:table-cell>
        </table:table-row>
        <table:table-row table:style-name="ro2">
          <table:table-cell office:value-type="float" office:value="-0.8">
            <text:p>-0.8</text:p>
          </table:table-cell>
          <table:table-cell office:value-type="float" office:value="-215.341256867692">
            <text:p>-215.3412568677</text:p>
          </table:table-cell>
          <table:table-cell office:value-type="float" office:value="-206.93432772685">
            <text:p>-206.9343277269</text:p>
          </table:table-cell>
          <table:table-cell table:formula="of:=SQRT([.B107]*[.B107] + [.C107]*[.C107])" office:value-type="float" office:value="298.653097926542">
            <text:p>298.6530979265</text:p>
          </table:table-cell>
          <table:table-cell/>
          <table:table-cell office:value-type="float" office:value="152.797365129762">
            <text:p>152.7973651298</text:p>
          </table:table-cell>
          <table:table-cell office:value-type="float" office:value="-214.201326425966">
            <text:p>-214.201326426</text:p>
          </table:table-cell>
          <table:table-cell table:formula="of:=SQRT([.F107]*[.F107]+[.G107]*[.G107])" office:value-type="float" office:value="263.114505554599">
            <text:p>263.1145055546</text:p>
          </table:table-cell>
          <table:table-cell/>
          <table:table-cell table:formula="of:=ASIN(ABS([.B107]/[.D107]))" office:value-type="float" office:value="0.805304165558042">
            <text:p>0.8053041656</text:p>
          </table:table-cell>
          <table:table-cell table:formula="of:=ASIN(ABS([.F107]/[.H107]))" office:value-type="float" office:value="0.61961986749647">
            <text:p>0.6196198675</text:p>
          </table:table-cell>
          <table:table-cell/>
          <table:table-cell table:formula="of:=[.J107]/[.K107]" office:value-type="float" office:value="1.29967453886173">
            <text:p>1.2996745389</text:p>
          </table:table-cell>
        </table:table-row>
        <table:table-row table:style-name="ro2">
          <table:table-cell office:value-type="float" office:value="-0.8">
            <text:p>-0.8</text:p>
          </table:table-cell>
          <table:table-cell office:value-type="float" office:value="-133.537930488726">
            <text:p>-133.5379304887</text:p>
          </table:table-cell>
          <table:table-cell office:value-type="float" office:value="-210.151262903447">
            <text:p>-210.1512629034</text:p>
          </table:table-cell>
          <table:table-cell table:formula="of:=SQRT([.B108]*[.B108] + [.C108]*[.C108])" office:value-type="float" office:value="248.989823444906">
            <text:p>248.9898234449</text:p>
          </table:table-cell>
          <table:table-cell/>
          <table:table-cell office:value-type="float" office:value="140.330376419038">
            <text:p>140.330376419</text:p>
          </table:table-cell>
          <table:table-cell office:value-type="float" office:value="-267.300390545853">
            <text:p>-267.3003905459</text:p>
          </table:table-cell>
          <table:table-cell table:formula="of:=SQRT([.F108]*[.F108]+[.G108]*[.G108])" office:value-type="float" office:value="301.897521241686">
            <text:p>301.8975212417</text:p>
          </table:table-cell>
          <table:table-cell/>
          <table:table-cell table:formula="of:=ASIN(ABS([.B108]/[.D108]))" office:value-type="float" office:value="0.566069537496599">
            <text:p>0.5660695375</text:p>
          </table:table-cell>
          <table:table-cell table:formula="of:=ASIN(ABS([.F108]/[.H108]))" office:value-type="float" office:value="0.483440172252823">
            <text:p>0.4834401723</text:p>
          </table:table-cell>
          <table:table-cell/>
          <table:table-cell table:formula="of:=[.J108]/[.K108]" office:value-type="float" office:value="1.17091952631641">
            <text:p>1.1709195263</text:p>
          </table:table-cell>
        </table:table-row>
        <table:table-row table:style-name="ro2">
          <table:table-cell office:value-type="float" office:value="-0.44">
            <text:p>-0.44</text:p>
          </table:table-cell>
          <table:table-cell office:value-type="float" office:value="-193.927458437726">
            <text:p>-193.9274584377</text:p>
          </table:table-cell>
          <table:table-cell office:value-type="float" office:value="-225.670913462084">
            <text:p>-225.6709134621</text:p>
          </table:table-cell>
          <table:table-cell table:formula="of:=SQRT([.B109]*[.B109] + [.C109]*[.C109])" office:value-type="float" office:value="297.548685627961">
            <text:p>297.548685628</text:p>
          </table:table-cell>
          <table:table-cell/>
          <table:table-cell office:value-type="float" office:value="218.735991391952">
            <text:p>218.735991392</text:p>
          </table:table-cell>
          <table:table-cell office:value-type="float" office:value="-320.973793002264">
            <text:p>-320.9737930023</text:p>
          </table:table-cell>
          <table:table-cell table:formula="of:=SQRT([.F109]*[.F109]+[.G109]*[.G109])" office:value-type="float" office:value="388.419373518469">
            <text:p>388.4193735185</text:p>
          </table:table-cell>
          <table:table-cell/>
          <table:table-cell table:formula="of:=ASIN(ABS([.B109]/[.D109]))" office:value-type="float" office:value="0.709889996674135">
            <text:p>0.7098899967</text:p>
          </table:table-cell>
          <table:table-cell table:formula="of:=ASIN(ABS([.F109]/[.H109]))" office:value-type="float" office:value="0.598185381954918">
            <text:p>0.598185382</text:p>
          </table:table-cell>
          <table:table-cell/>
          <table:table-cell table:formula="of:=[.J109]/[.K109]" office:value-type="float" office:value="1.18673912484146">
            <text:p>1.1867391248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-157.342876095114">
            <text:p>-157.3428760951</text:p>
          </table:table-cell>
          <table:table-cell office:value-type="float" office:value="-249.263238116757">
            <text:p>-249.2632381168</text:p>
          </table:table-cell>
          <table:table-cell table:formula="of:=SQRT([.B110]*[.B110] + [.C110]*[.C110])" office:value-type="float" office:value="294.769303921446">
            <text:p>294.7693039214</text:p>
          </table:table-cell>
          <table:table-cell/>
          <table:table-cell office:value-type="float" office:value="217.422192347096">
            <text:p>217.4221923471</text:p>
          </table:table-cell>
          <table:table-cell office:value-type="float" office:value="-284.285465660707">
            <text:p>-284.2854656607</text:p>
          </table:table-cell>
          <table:table-cell table:formula="of:=SQRT([.F110]*[.F110]+[.G110]*[.G110])" office:value-type="float" office:value="357.897521241686">
            <text:p>357.8975212417</text:p>
          </table:table-cell>
          <table:table-cell/>
          <table:table-cell table:formula="of:=ASIN(ABS([.B110]/[.D110]))" office:value-type="float" office:value="0.563068045495919">
            <text:p>0.5630680455</text:p>
          </table:table-cell>
          <table:table-cell table:formula="of:=ASIN(ABS([.F110]/[.H110]))" office:value-type="float" office:value="0.652907500082257">
            <text:p>0.6529075001</text:p>
          </table:table-cell>
          <table:table-cell/>
          <table:table-cell table:formula="of:=[.J110]/[.K110]" office:value-type="float" office:value="0.8624009456546">
            <text:p>0.8624009457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-221.502489649344">
            <text:p>-221.5024896493</text:p>
          </table:table-cell>
          <table:table-cell office:value-type="float" office:value="-383.34195584201">
            <text:p>-383.341955842</text:p>
          </table:table-cell>
          <table:table-cell table:formula="of:=SQRT([.B111]*[.B111] + [.C111]*[.C111])" office:value-type="float" office:value="442.735144335341">
            <text:p>442.7351443353</text:p>
          </table:table-cell>
          <table:table-cell/>
          <table:table-cell office:value-type="float" office:value="222.550627754316">
            <text:p>222.5506277543</text:p>
          </table:table-cell>
          <table:table-cell office:value-type="float" office:value="-297.650150339077">
            <text:p>-297.6501503391</text:p>
          </table:table-cell>
          <table:table-cell table:formula="of:=SQRT([.F111]*[.F111]+[.G111]*[.G111])" office:value-type="float" office:value="371.650903282523">
            <text:p>371.6509032825</text:p>
          </table:table-cell>
          <table:table-cell/>
          <table:table-cell table:formula="of:=ASIN(ABS([.B111]/[.D111]))" office:value-type="float" office:value="0.523950690557018">
            <text:p>0.5239506906</text:p>
          </table:table-cell>
          <table:table-cell table:formula="of:=ASIN(ABS([.F111]/[.H111]))" office:value-type="float" office:value="0.642022333427897">
            <text:p>0.6420223334</text:p>
          </table:table-cell>
          <table:table-cell/>
          <table:table-cell table:formula="of:=[.J111]/[.K111]" office:value-type="float" office:value="0.816094181271749">
            <text:p>0.8160941813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-175.322738682706">
            <text:p>-175.3227386827</text:p>
          </table:table-cell>
          <table:table-cell office:value-type="float" office:value="294.538169023283">
            <text:p>294.5381690233</text:p>
          </table:table-cell>
          <table:table-cell table:formula="of:=SQRT([.B112]*[.B112] + [.C112]*[.C112])" office:value-type="float" office:value="342.769303921445">
            <text:p>342.7693039214</text:p>
          </table:table-cell>
          <table:table-cell/>
          <table:table-cell office:value-type="float" office:value="202.333716934092">
            <text:p>202.3337169341</text:p>
          </table:table-cell>
          <table:table-cell office:value-type="float" office:value="-394.612828208614">
            <text:p>-394.6128282086</text:p>
          </table:table-cell>
          <table:table-cell table:formula="of:=SQRT([.F112]*[.F112]+[.G112]*[.G112])" office:value-type="float" office:value="443.461629901806">
            <text:p>443.4616299018</text:p>
          </table:table-cell>
          <table:table-cell/>
          <table:table-cell table:formula="of:=ASIN(ABS([.B112]/[.D112]))" office:value-type="float" office:value="0.536916759277445">
            <text:p>0.5369167593</text:p>
          </table:table-cell>
          <table:table-cell table:formula="of:=ASIN(ABS([.F112]/[.H112]))" office:value-type="float" office:value="0.473787456733842">
            <text:p>0.4737874567</text:p>
          </table:table-cell>
          <table:table-cell/>
          <table:table-cell table:formula="of:=[.J112]/[.K112]" office:value-type="float" office:value="1.13324392962785">
            <text:p>1.1332439296</text:p>
          </table:table-cell>
        </table:table-row>
        <table:table-row table:style-name="ro2">
          <table:table-cell office:value-type="float" office:value="-0.16">
            <text:p>-0.16</text:p>
          </table:table-cell>
          <table:table-cell office:value-type="float" office:value="-287.810372606209">
            <text:p>-287.8103726062</text:p>
          </table:table-cell>
          <table:table-cell office:value-type="float" office:value="-356.864477795838">
            <text:p>-356.8644777958</text:p>
          </table:table-cell>
          <table:table-cell table:formula="of:=SQRT([.B113]*[.B113] + [.C113]*[.C113])" office:value-type="float" office:value="458.461629901807">
            <text:p>458.4616299018</text:p>
          </table:table-cell>
          <table:table-cell/>
          <table:table-cell office:value-type="float" office:value="304.077552336307">
            <text:p>304.0775523363</text:p>
          </table:table-cell>
          <table:table-cell office:value-type="float" office:value="-362.908744940702">
            <text:p>-362.9087449407</text:p>
          </table:table-cell>
          <table:table-cell table:formula="of:=SQRT([.F113]*[.F113]+[.G113]*[.G113])" office:value-type="float" office:value="473.461629901807">
            <text:p>473.4616299018</text:p>
          </table:table-cell>
          <table:table-cell/>
          <table:table-cell table:formula="of:=ASIN(ABS([.B113]/[.D113]))" office:value-type="float" office:value="0.678690402035091">
            <text:p>0.678690402</text:p>
          </table:table-cell>
          <table:table-cell table:formula="of:=ASIN(ABS([.F113]/[.H113]))" office:value-type="float" office:value="0.697421346552801">
            <text:p>0.6974213466</text:p>
          </table:table-cell>
          <table:table-cell/>
          <table:table-cell table:formula="of:=[.J113]/[.K113]" office:value-type="float" office:value="0.97314257068515">
            <text:p>0.9731425707</text:p>
          </table:table-cell>
        </table:table-row>
        <table:table-row table:style-name="ro2">
          <table:table-cell office:value-type="float" office:value="-0.72">
            <text:p>-0.72</text:p>
          </table:table-cell>
          <table:table-cell office:value-type="float" office:value="-305.400507075147">
            <text:p>-305.4005070751</text:p>
          </table:table-cell>
          <table:table-cell office:value-type="float" office:value="308.625744052781">
            <text:p>308.6257440528</text:p>
          </table:table-cell>
          <table:table-cell table:formula="of:=SQRT([.B114]*[.B114] + [.C114]*[.C114])" office:value-type="float" office:value="434.188115468272">
            <text:p>434.1881154683</text:p>
          </table:table-cell>
          <table:table-cell/>
          <table:table-cell office:value-type="float" office:value="429.597704420903">
            <text:p>429.5977044209</text:p>
          </table:table-cell>
          <table:table-cell office:value-type="float" office:value="358.296244061553">
            <text:p>358.2962440616</text:p>
          </table:table-cell>
          <table:table-cell table:formula="of:=SQRT([.F114]*[.F114]+[.G114]*[.G114])" office:value-type="float" office:value="559.401811002007">
            <text:p>559.401811002</text:p>
          </table:table-cell>
          <table:table-cell/>
          <table:table-cell table:formula="of:=ASIN(ABS([.B114]/[.D114]))" office:value-type="float" office:value="0.780145607320361">
            <text:p>0.7801456073</text:p>
          </table:table-cell>
          <table:table-cell table:formula="of:=ASIN(ABS([.F114]/[.H114]))" office:value-type="float" office:value="0.875648594304236">
            <text:p>0.8756485943</text:p>
          </table:table-cell>
          <table:table-cell/>
          <table:table-cell table:formula="of:=[.J114]/[.K114]" office:value-type="float" office:value="0.890934573977409">
            <text:p>0.890934574</text:p>
          </table:table-cell>
        </table:table-row>
        <table:table-row table:style-name="ro2">
          <table:table-cell office:value-type="float" office:value="0.28">
            <text:p>0.28</text:p>
          </table:table-cell>
          <table:table-cell office:value-type="float" office:value="-382.13473264899">
            <text:p>-382.134732649</text:p>
          </table:table-cell>
          <table:table-cell office:value-type="float" office:value="431.077646215606">
            <text:p>431.0776462156</text:p>
          </table:table-cell>
          <table:table-cell table:formula="of:=SQRT([.B115]*[.B115] + [.C115]*[.C115])" office:value-type="float" office:value="576.068477668673">
            <text:p>576.0684776687</text:p>
          </table:table-cell>
          <table:table-cell/>
          <table:table-cell office:value-type="float" office:value="274.638287588092">
            <text:p>274.6382875881</text:p>
          </table:table-cell>
          <table:table-cell office:value-type="float" office:value="-330.391856572221">
            <text:p>-330.3918565722</text:p>
          </table:table-cell>
          <table:table-cell table:formula="of:=SQRT([.F115]*[.F115]+[.G115]*[.G115])" office:value-type="float" office:value="429.633527437698">
            <text:p>429.6335274377</text:p>
          </table:table-cell>
          <table:table-cell/>
          <table:table-cell table:formula="of:=ASIN(ABS([.B115]/[.D115]))" office:value-type="float" office:value="0.725286008980071">
            <text:p>0.725286009</text:p>
          </table:table-cell>
          <table:table-cell table:formula="of:=ASIN(ABS([.F115]/[.H115]))" office:value-type="float" office:value="0.693507609276961">
            <text:p>0.6935076093</text:p>
          </table:table-cell>
          <table:table-cell/>
          <table:table-cell table:formula="of:=[.J115]/[.K115]" office:value-type="float" office:value="1.04582271236539">
            <text:p>1.0458227124</text:p>
          </table:table-cell>
        </table:table-row>
        <table:table-row table:style-name="ro2">
          <table:table-cell office:value-type="float" office:value="-0.52">
            <text:p>-0.52</text:p>
          </table:table-cell>
          <table:table-cell office:value-type="float" office:value="-274.787779181846">
            <text:p>-274.7877791818</text:p>
          </table:table-cell>
          <table:table-cell office:value-type="float" office:value="-342.067505729525">
            <text:p>-342.0675057295</text:p>
          </table:table-cell>
          <table:table-cell table:formula="of:=SQRT([.B116]*[.B116] + [.C116]*[.C116])" office:value-type="float" office:value="438.769303921445">
            <text:p>438.7693039214</text:p>
          </table:table-cell>
          <table:table-cell/>
          <table:table-cell office:value-type="float" office:value="310.126633646864">
            <text:p>310.1266336469</text:p>
          </table:table-cell>
          <table:table-cell office:value-type="float" office:value="-470.436477618886">
            <text:p>-470.4364776189</text:p>
          </table:table-cell>
          <table:table-cell table:formula="of:=SQRT([.F116]*[.F116]+[.G116]*[.G116])" office:value-type="float" office:value="563.461629901807">
            <text:p>563.4616299018</text:p>
          </table:table-cell>
          <table:table-cell/>
          <table:table-cell table:formula="of:=ASIN(ABS([.B116]/[.D116]))" office:value-type="float" office:value="0.676758699194078">
            <text:p>0.6767586992</text:p>
          </table:table-cell>
          <table:table-cell table:formula="of:=ASIN(ABS([.F116]/[.H116]))" office:value-type="float" office:value="0.582837633257068">
            <text:p>0.5828376333</text:p>
          </table:table-cell>
          <table:table-cell/>
          <table:table-cell table:formula="of:=[.J116]/[.K116]" office:value-type="float" office:value="1.16114447760031">
            <text:p>1.161144477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166.959212804333">
            <text:p>-166.9592128043</text:p>
          </table:table-cell>
          <table:table-cell office:value-type="float" office:value="95.1587733736119">
            <text:p>95.1587733736</text:p>
          </table:table-cell>
          <table:table-cell table:formula="of:=SQRT([.B117]*[.B117] + [.C117]*[.C117])" office:value-type="float" office:value="192.173283497507">
            <text:p>192.1732834975</text:p>
          </table:table-cell>
          <table:table-cell/>
          <table:table-cell office:value-type="float" office:value="197.451239040662">
            <text:p>197.4512390407</text:p>
          </table:table-cell>
          <table:table-cell office:value-type="float" office:value="-68.0230327600984">
            <text:p>-68.0230327601</text:p>
          </table:table-cell>
          <table:table-cell table:formula="of:=SQRT([.F117]*[.F117]+[.G117]*[.G117])" office:value-type="float" office:value="208.839950164173">
            <text:p>208.8399501642</text:p>
          </table:table-cell>
          <table:table-cell/>
          <table:table-cell table:formula="of:=ASIN(ABS([.B117]/[.D117]))" office:value-type="float" office:value="1.05276386495293">
            <text:p>1.052763865</text:p>
          </table:table-cell>
          <table:table-cell table:formula="of:=ASIN(ABS([.F117]/[.H117]))" office:value-type="float" office:value="1.23902476890836">
            <text:p>1.2390247689</text:p>
          </table:table-cell>
          <table:table-cell/>
          <table:table-cell table:formula="of:=[.J117]/[.K117]" office:value-type="float" office:value="0.849671363616455">
            <text:p>0.8496713636</text:p>
          </table:table-cell>
        </table:table-row>
        <table:table-row table:style-name="ro2">
          <table:table-cell office:value-type="float" office:value="-0.6">
            <text:p>-0.6</text:p>
          </table:table-cell>
          <table:table-cell office:value-type="float" office:value="-179.145522791038">
            <text:p>-179.145522791</text:p>
          </table:table-cell>
          <table:table-cell office:value-type="float" office:value="-21.2826589974093">
            <text:p>-21.2826589974</text:p>
          </table:table-cell>
          <table:table-cell table:formula="of:=SQRT([.B118]*[.B118] + [.C118]*[.C118])" office:value-type="float" office:value="180.405293464672">
            <text:p>180.4052934647</text:p>
          </table:table-cell>
          <table:table-cell/>
          <table:table-cell office:value-type="float" office:value="233.889608027122">
            <text:p>233.8896080271</text:p>
          </table:table-cell>
          <table:table-cell office:value-type="float" office:value="-62.7976949965756">
            <text:p>-62.7976949966</text:p>
          </table:table-cell>
          <table:table-cell table:formula="of:=SQRT([.F118]*[.F118]+[.G118]*[.G118])" office:value-type="float" office:value="242.173283497506">
            <text:p>242.1732834975</text:p>
          </table:table-cell>
          <table:table-cell/>
          <table:table-cell table:formula="of:=ASIN(ABS([.B118]/[.D118]))" office:value-type="float" office:value="1.45254959283634">
            <text:p>1.4525495928</text:p>
          </table:table-cell>
          <table:table-cell table:formula="of:=ASIN(ABS([.F118]/[.H118]))" office:value-type="float" office:value="1.30848973843619">
            <text:p>1.3084897384</text:p>
          </table:table-cell>
          <table:table-cell/>
          <table:table-cell table:formula="of:=[.J118]/[.K118]" office:value-type="float" office:value="1.11009628136047">
            <text:p>1.1100962814</text:p>
          </table:table-cell>
        </table:table-row>
        <table:table-row table:style-name="ro2">
          <table:table-cell office:value-type="float" office:value="-0.6">
            <text:p>-0.6</text:p>
          </table:table-cell>
          <table:table-cell office:value-type="float" office:value="-235.603142935272">
            <text:p>-235.6031429353</text:p>
          </table:table-cell>
          <table:table-cell office:value-type="float" office:value="114.032069421163">
            <text:p>114.0320694212</text:p>
          </table:table-cell>
          <table:table-cell table:formula="of:=SQRT([.B119]*[.B119] + [.C119]*[.C119])" office:value-type="float" office:value="261.748264210961">
            <text:p>261.748264211</text:p>
          </table:table-cell>
          <table:table-cell/>
          <table:table-cell office:value-type="float" office:value="262.600598636736">
            <text:p>262.6005986367</text:p>
          </table:table-cell>
          <table:table-cell office:value-type="float" office:value="83.3355957151759">
            <text:p>83.3355957152</text:p>
          </table:table-cell>
          <table:table-cell table:formula="of:=SQRT([.F119]*[.F119]+[.G119]*[.G119])" office:value-type="float" office:value="275.50661683084">
            <text:p>275.5066168308</text:p>
          </table:table-cell>
          <table:table-cell/>
          <table:table-cell table:formula="of:=ASIN(ABS([.B119]/[.D119]))" office:value-type="float" office:value="1.12002994310681">
            <text:p>1.1200299431</text:p>
          </table:table-cell>
          <table:table-cell table:formula="of:=ASIN(ABS([.F119]/[.H119]))" office:value-type="float" office:value="1.26350151079721">
            <text:p>1.2635015108</text:p>
          </table:table-cell>
          <table:table-cell/>
          <table:table-cell table:formula="of:=[.J119]/[.K119]" office:value-type="float" office:value="0.886449231390405">
            <text:p>0.8864492314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-223.368510100197">
            <text:p>-223.3685101002</text:p>
          </table:table-cell>
          <table:table-cell office:value-type="float" office:value="-101.686839280806">
            <text:p>-101.6868392808</text:p>
          </table:table-cell>
          <table:table-cell table:formula="of:=SQRT([.B120]*[.B120] + [.C120]*[.C120])" office:value-type="float" office:value="245.425558137905">
            <text:p>245.4255581379</text:p>
          </table:table-cell>
          <table:table-cell/>
          <table:table-cell office:value-type="float" office:value="248.812420824672">
            <text:p>248.8124208247</text:p>
          </table:table-cell>
          <table:table-cell office:value-type="float" office:value="-73.4438524216298">
            <text:p>-73.4438524216</text:p>
          </table:table-cell>
          <table:table-cell table:formula="of:=SQRT([.F120]*[.F120]+[.G120]*[.G120])" office:value-type="float" office:value="259.425558137905">
            <text:p>259.4255581379</text:p>
          </table:table-cell>
          <table:table-cell/>
          <table:table-cell table:formula="of:=ASIN(ABS([.B120]/[.D120]))" office:value-type="float" office:value="1.1435912958366">
            <text:p>1.1435912958</text:p>
          </table:table-cell>
          <table:table-cell table:formula="of:=ASIN(ABS([.F120]/[.H120]))" office:value-type="float" office:value="1.28376960642658">
            <text:p>1.2837696064</text:p>
          </table:table-cell>
          <table:table-cell/>
          <table:table-cell table:formula="of:=[.J120]/[.K120]" office:value-type="float" office:value="0.890807267995562">
            <text:p>0.890807268</text:p>
          </table:table-cell>
        </table:table-row>
        <table:table-row table:style-name="ro2">
          <table:table-cell office:value-type="float" office:value="-0.72">
            <text:p>-0.72</text:p>
          </table:table-cell>
          <table:table-cell office:value-type="float" office:value="-244.052455829961">
            <text:p>-244.05245583</text:p>
          </table:table-cell>
          <table:table-cell office:value-type="float" office:value="123.288015015207">
            <text:p>123.2880150152</text:p>
          </table:table-cell>
          <table:table-cell table:formula="of:=SQRT([.B121]*[.B121] + [.C121]*[.C121])" office:value-type="float" office:value="273.425558137905">
            <text:p>273.4255581379</text:p>
          </table:table-cell>
          <table:table-cell/>
          <table:table-cell office:value-type="float" office:value="329.733898060939">
            <text:p>329.7338980609</text:p>
          </table:table-cell>
          <table:table-cell office:value-type="float" office:value="91.422712763312">
            <text:p>91.4227127633</text:p>
          </table:table-cell>
          <table:table-cell table:formula="of:=SQRT([.F121]*[.F121]+[.G121]*[.G121])" office:value-type="float" office:value="342.173283497506">
            <text:p>342.1732834975</text:p>
          </table:table-cell>
          <table:table-cell/>
          <table:table-cell table:formula="of:=ASIN(ABS([.B121]/[.D121]))" office:value-type="float" office:value="1.10302115962458">
            <text:p>1.1030211596</text:p>
          </table:table-cell>
          <table:table-cell table:formula="of:=ASIN(ABS([.F121]/[.H121]))" office:value-type="float" office:value="1.30032827891721">
            <text:p>1.3003282789</text:p>
          </table:table-cell>
          <table:table-cell/>
          <table:table-cell table:formula="of:=[.J121]/[.K121]" office:value-type="float" office:value="0.848263609665608">
            <text:p>0.8482636097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-169.276096287518">
            <text:p>-169.2760962875</text:p>
          </table:table-cell>
          <table:table-cell office:value-type="float" office:value="-61.4184250651036">
            <text:p>-61.4184250651</text:p>
          </table:table-cell>
          <table:table-cell table:formula="of:=SQRT([.B122]*[.B122] + [.C122]*[.C122])" office:value-type="float" office:value="180.073928462226">
            <text:p>180.0739284622</text:p>
          </table:table-cell>
          <table:table-cell/>
          <table:table-cell office:value-type="float" office:value="166.269370559197">
            <text:p>166.2693705592</text:p>
          </table:table-cell>
          <table:table-cell office:value-type="float" office:value="-44.835677017416">
            <text:p>-44.8356770174</text:p>
          </table:table-cell>
          <table:table-cell table:formula="of:=SQRT([.F122]*[.F122]+[.G122]*[.G122])" office:value-type="float" office:value="172.208424648046">
            <text:p>172.208424648</text:p>
          </table:table-cell>
          <table:table-cell/>
          <table:table-cell table:formula="of:=ASIN(ABS([.B122]/[.D122]))" office:value-type="float" office:value="1.22273780673043">
            <text:p>1.2227378067</text:p>
          </table:table-cell>
          <table:table-cell table:formula="of:=ASIN(ABS([.F122]/[.H122]))" office:value-type="float" office:value="1.30740434113739">
            <text:p>1.3074043411</text:p>
          </table:table-cell>
          <table:table-cell/>
          <table:table-cell table:formula="of:=[.J122]/[.K122]" office:value-type="float" office:value="0.935240742482692">
            <text:p>0.9352407425</text:p>
          </table:table-cell>
        </table:table-row>
        <table:table-row table:style-name="ro2">
          <table:table-cell office:value-type="float" office:value="-0.6">
            <text:p>-0.6</text:p>
          </table:table-cell>
          <table:table-cell office:value-type="float" office:value="-223.94122197014">
            <text:p>-223.9412219701</text:p>
          </table:table-cell>
          <table:table-cell office:value-type="float" office:value="108.966850327336">
            <text:p>108.9668503273</text:p>
          </table:table-cell>
          <table:table-cell table:formula="of:=SQRT([.B123]*[.B123] + [.C123]*[.C123])" office:value-type="float" office:value="249.045066941185">
            <text:p>249.0450669412</text:p>
          </table:table-cell>
          <table:table-cell/>
          <table:table-cell office:value-type="float" office:value="199.40481465406">
            <text:p>199.4048146541</text:p>
          </table:table-cell>
          <table:table-cell office:value-type="float" office:value="59.3299892279727">
            <text:p>59.329989228</text:p>
          </table:table-cell>
          <table:table-cell table:formula="of:=SQRT([.F123]*[.F123]+[.G123]*[.G123])" office:value-type="float" office:value="208.04405237596">
            <text:p>208.044052376</text:p>
          </table:table-cell>
          <table:table-cell/>
          <table:table-cell table:formula="of:=ASIN(ABS([.B123]/[.D123]))" office:value-type="float" office:value="1.1179367143346">
            <text:p>1.1179367143</text:p>
          </table:table-cell>
          <table:table-cell table:formula="of:=ASIN(ABS([.F123]/[.H123]))" office:value-type="float" office:value="1.2816021736876">
            <text:p>1.2816021737</text:p>
          </table:table-cell>
          <table:table-cell/>
          <table:table-cell table:formula="of:=[.J123]/[.K123]" office:value-type="float" office:value="0.872296206488102">
            <text:p>0.8722962065</text:p>
          </table:table-cell>
        </table:table-row>
        <table:table-row table:style-name="ro2">
          <table:table-cell office:value-type="float" office:value="-0.28">
            <text:p>-0.28</text:p>
          </table:table-cell>
          <table:table-cell office:value-type="float" office:value="-265.005871209428">
            <text:p>-265.0058712094</text:p>
          </table:table-cell>
          <table:table-cell office:value-type="float" office:value="-89.1870493305602">
            <text:p>-89.1870493306</text:p>
          </table:table-cell>
          <table:table-cell table:formula="of:=SQRT([.B124]*[.B124] + [.C124]*[.C124])" office:value-type="float" office:value="279.61123286406">
            <text:p>279.6112328641</text:p>
          </table:table-cell>
          <table:table-cell/>
          <table:table-cell office:value-type="float" office:value="232.683237086514">
            <text:p>232.6832370865</text:p>
          </table:table-cell>
          <table:table-cell office:value-type="float" office:value="-92.9014013785267">
            <text:p>-92.9014013785</text:p>
          </table:table-cell>
          <table:table-cell table:formula="of:=SQRT([.F124]*[.F124]+[.G124]*[.G124])" office:value-type="float" office:value="250.543727119944">
            <text:p>250.5437271199</text:p>
          </table:table-cell>
          <table:table-cell/>
          <table:table-cell table:formula="of:=ASIN(ABS([.B124]/[.D124]))" office:value-type="float" office:value="1.24615586491894">
            <text:p>1.2461558649</text:p>
          </table:table-cell>
          <table:table-cell table:formula="of:=ASIN(ABS([.F124]/[.H124]))" office:value-type="float" office:value="1.1909269605545">
            <text:p>1.1909269606</text:p>
          </table:table-cell>
          <table:table-cell/>
          <table:table-cell table:formula="of:=[.J124]/[.K124]" office:value-type="float" office:value="1.04637472002374">
            <text:p>1.04637472</text:p>
          </table:table-cell>
        </table:table-row>
        <table:table-row table:style-name="ro2">
          <table:table-cell office:value-type="float" office:value="0.64">
            <text:p>0.64</text:p>
          </table:table-cell>
          <table:table-cell office:value-type="float" office:value="-222.550000919544">
            <text:p>-222.5500009195</text:p>
          </table:table-cell>
          <table:table-cell office:value-type="float" office:value="139.90689846435">
            <text:p>139.9068984644</text:p>
          </table:table-cell>
          <table:table-cell table:formula="of:=SQRT([.B125]*[.B125] + [.C125]*[.C125])" office:value-type="float" office:value="262.873435605812">
            <text:p>262.8734356058</text:p>
          </table:table-cell>
          <table:table-cell/>
          <table:table-cell office:value-type="float" office:value="252.919399007996">
            <text:p>252.919399008</text:p>
          </table:table-cell>
          <table:table-cell office:value-type="float" office:value="211.365423935894">
            <text:p>211.3654239359</text:p>
          </table:table-cell>
          <table:table-cell table:formula="of:=SQRT([.F125]*[.F125]+[.G125]*[.G125])" office:value-type="float" office:value="329.611232864061">
            <text:p>329.6112328641</text:p>
          </table:table-cell>
          <table:table-cell/>
          <table:table-cell table:formula="of:=ASIN(ABS([.B125]/[.D125]))" office:value-type="float" office:value="1.0095738904787">
            <text:p>1.0095738905</text:p>
          </table:table-cell>
          <table:table-cell table:formula="of:=ASIN(ABS([.F125]/[.H125]))" office:value-type="float" office:value="0.87466136588295">
            <text:p>0.8746613659</text:p>
          </table:table-cell>
          <table:table-cell/>
          <table:table-cell table:formula="of:=[.J125]/[.K125]" office:value-type="float" office:value="1.15424543698641">
            <text:p>1.154245437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-225.271466339301">
            <text:p>-225.2714663393</text:p>
          </table:table-cell>
          <table:table-cell office:value-type="float" office:value="184.011200731013">
            <text:p>184.011200731</text:p>
          </table:table-cell>
          <table:table-cell table:formula="of:=SQRT([.B126]*[.B126] + [.C126]*[.C126])" office:value-type="float" office:value="290.873435605811">
            <text:p>290.8734356058</text:p>
          </table:table-cell>
          <table:table-cell/>
          <table:table-cell office:value-type="float" office:value="209.317376190636">
            <text:p>209.3173761906</text:p>
          </table:table-cell>
          <table:table-cell office:value-type="float" office:value="174.022017210577">
            <text:p>174.0220172106</text:p>
          </table:table-cell>
          <table:table-cell table:formula="of:=SQRT([.F126]*[.F126]+[.G126]*[.G126])" office:value-type="float" office:value="272.208424648045">
            <text:p>272.208424648</text:p>
          </table:table-cell>
          <table:table-cell/>
          <table:table-cell table:formula="of:=ASIN(ABS([.B126]/[.D126]))" office:value-type="float" office:value="0.885869892444568">
            <text:p>0.8858698924</text:p>
          </table:table-cell>
          <table:table-cell table:formula="of:=ASIN(ABS([.F126]/[.H126]))" office:value-type="float" office:value="0.877212688433387">
            <text:p>0.8772126884</text:p>
          </table:table-cell>
          <table:table-cell/>
          <table:table-cell table:formula="of:=[.J126]/[.K126]" office:value-type="float" office:value="1.0098689908677">
            <text:p>1.0098689909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-291.119140328084">
            <text:p>-291.1191403281</text:p>
          </table:table-cell>
          <table:table-cell office:value-type="float" office:value="-243.627449707968">
            <text:p>-243.627449708</text:p>
          </table:table-cell>
          <table:table-cell table:formula="of:=SQRT([.B127]*[.B127] + [.C127]*[.C127])" office:value-type="float" office:value="379.611232864059">
            <text:p>379.6112328641</text:p>
          </table:table-cell>
          <table:table-cell/>
          <table:table-cell office:value-type="float" office:value="280.501665948002">
            <text:p>280.501665948</text:p>
          </table:table-cell>
          <table:table-cell office:value-type="float" office:value="-220.268282015701">
            <text:p>-220.2682820157</text:p>
          </table:table-cell>
          <table:table-cell table:formula="of:=SQRT([.F127]*[.F127]+[.G127]*[.G127])" office:value-type="float" office:value="356.650109577654">
            <text:p>356.6501095777</text:p>
          </table:table-cell>
          <table:table-cell/>
          <table:table-cell table:formula="of:=ASIN(ABS([.B127]/[.D127]))" office:value-type="float" office:value="0.873977343865953">
            <text:p>0.8739773439</text:p>
          </table:table-cell>
          <table:table-cell table:formula="of:=ASIN(ABS([.F127]/[.H127]))" office:value-type="float" office:value="0.905104630244281">
            <text:p>0.9051046302</text:p>
          </table:table-cell>
          <table:table-cell/>
          <table:table-cell table:formula="of:=[.J127]/[.K127]" office:value-type="float" office:value="0.965609184465306">
            <text:p>0.9656091845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-313.900823358646">
            <text:p>-313.9008233586</text:p>
          </table:table-cell>
          <table:table-cell office:value-type="float" office:value="-268.308568343836">
            <text:p>-268.3085683438</text:p>
          </table:table-cell>
          <table:table-cell table:formula="of:=SQRT([.B128]*[.B128] + [.C128]*[.C128])" office:value-type="float" office:value="412.944566197395">
            <text:p>412.9445661974</text:p>
          </table:table-cell>
          <table:table-cell/>
          <table:table-cell office:value-type="float" office:value="361.509280267923">
            <text:p>361.5092802679</text:p>
          </table:table-cell>
          <table:table-cell office:value-type="float" office:value="-232.113876541553">
            <text:p>-232.1138765416</text:p>
          </table:table-cell>
          <table:table-cell table:formula="of:=SQRT([.F128]*[.F128]+[.G128]*[.G128])" office:value-type="float" office:value="429.611232864062">
            <text:p>429.6112328641</text:p>
          </table:table-cell>
          <table:table-cell/>
          <table:table-cell table:formula="of:=ASIN(ABS([.B128]/[.D128]))" office:value-type="float" office:value="0.863547712112845">
            <text:p>0.8635477121</text:p>
          </table:table-cell>
          <table:table-cell table:formula="of:=ASIN(ABS([.F128]/[.H128]))" office:value-type="float" office:value="1.00001677200208">
            <text:p>1.000016772</text:p>
          </table:table-cell>
          <table:table-cell/>
          <table:table-cell table:formula="of:=[.J128]/[.K128]" office:value-type="float" office:value="0.863533228931733">
            <text:p>0.8635332289</text:p>
          </table:table-cell>
        </table:table-row>
        <table:table-row table:style-name="ro2">
          <table:table-cell office:value-type="float" office:value="-0.56">
            <text:p>-0.56</text:p>
          </table:table-cell>
          <table:table-cell office:value-type="float" office:value="-363.091659497551">
            <text:p>-363.0916594976</text:p>
          </table:table-cell>
          <table:table-cell office:value-type="float" office:value="171.718541011319">
            <text:p>171.7185410113</text:p>
          </table:table-cell>
          <table:table-cell table:formula="of:=SQRT([.B129]*[.B129] + [.C129]*[.C129])" office:value-type="float" office:value="401.650109577654">
            <text:p>401.6501095777</text:p>
          </table:table-cell>
          <table:table-cell/>
          <table:table-cell office:value-type="float" office:value="376.343624818714">
            <text:p>376.3436248187</text:p>
          </table:table-cell>
          <table:table-cell office:value-type="float" office:value="107.817759990126">
            <text:p>107.8177599901</text:p>
          </table:table-cell>
          <table:table-cell table:formula="of:=SQRT([.F129]*[.F129]+[.G129]*[.G129])" office:value-type="float" office:value="391.483324435381">
            <text:p>391.4833244354</text:p>
          </table:table-cell>
          <table:table-cell/>
          <table:table-cell table:formula="of:=ASIN(ABS([.B129]/[.D129]))" office:value-type="float" office:value="1.12903467226402">
            <text:p>1.1290346723</text:p>
          </table:table-cell>
          <table:table-cell table:formula="of:=ASIN(ABS([.F129]/[.H129]))" office:value-type="float" office:value="1.29178191666076">
            <text:p>1.2917819167</text:p>
          </table:table-cell>
          <table:table-cell/>
          <table:table-cell table:formula="of:=[.J129]/[.K129]" office:value-type="float" office:value="0.874013374627944">
            <text:p>0.8740133746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-119.329971101242">
            <text:p>-119.3299711012</text:p>
          </table:table-cell>
          <table:table-cell office:value-type="float" office:value="73.3322368242508">
            <text:p>73.3322368243</text:p>
          </table:table-cell>
          <table:table-cell table:formula="of:=SQRT([.B130]*[.B130] + [.C130]*[.C130])" office:value-type="float" office:value="140.061625581996">
            <text:p>140.061625582</text:p>
          </table:table-cell>
          <table:table-cell/>
          <table:table-cell office:value-type="float" office:value="151.220057829053">
            <text:p>151.2200578291</text:p>
          </table:table-cell>
          <table:table-cell office:value-type="float" office:value="94.8304573504352">
            <text:p>94.8304573504</text:p>
          </table:table-cell>
          <table:table-cell table:formula="of:=SQRT([.F130]*[.F130]+[.G130]*[.G130])" office:value-type="float" office:value="178.494598044633">
            <text:p>178.4945980446</text:p>
          </table:table-cell>
          <table:table-cell/>
          <table:table-cell table:formula="of:=ASIN(ABS([.B130]/[.D130]))" office:value-type="float" office:value="1.01975908156579">
            <text:p>1.0197590816</text:p>
          </table:table-cell>
          <table:table-cell table:formula="of:=ASIN(ABS([.F130]/[.H130]))" office:value-type="float" office:value="1.01068661982024">
            <text:p>1.0106866198</text:p>
          </table:table-cell>
          <table:table-cell/>
          <table:table-cell table:formula="of:=[.J130]/[.K130]" office:value-type="float" office:value="1.00897653295061">
            <text:p>1.008976533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-160.799200329545">
            <text:p>-160.7992003295</text:p>
          </table:table-cell>
          <table:table-cell office:value-type="float" office:value="-60.687518118885">
            <text:p>-60.6875181189</text:p>
          </table:table-cell>
          <table:table-cell table:formula="of:=SQRT([.B131]*[.B131] + [.C131]*[.C131])" office:value-type="float" office:value="171.870176825565">
            <text:p>171.8701768256</text:p>
          </table:table-cell>
          <table:table-cell/>
          <table:table-cell office:value-type="float" office:value="152.557564740917">
            <text:p>152.5575647409</text:p>
          </table:table-cell>
          <table:table-cell office:value-type="float" office:value="-51.1524228248215">
            <text:p>-51.1524228248</text:p>
          </table:table-cell>
          <table:table-cell table:formula="of:=SQRT([.F131]*[.F131]+[.G131]*[.G131])" office:value-type="float" office:value="160.904881593221">
            <text:p>160.9048815932</text:p>
          </table:table-cell>
          <table:table-cell/>
          <table:table-cell table:formula="of:=ASIN(ABS([.B131]/[.D131]))" office:value-type="float" office:value="1.20991286661827">
            <text:p>1.2099128666</text:p>
          </table:table-cell>
          <table:table-cell table:formula="of:=ASIN(ABS([.F131]/[.H131]))" office:value-type="float" office:value="1.24727757588877">
            <text:p>1.2472775759</text:p>
          </table:table-cell>
          <table:table-cell/>
          <table:table-cell table:formula="of:=[.J131]/[.K131]" office:value-type="float" office:value="0.970042988030247">
            <text:p>0.97004298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165.149908682325">
            <text:p>-165.1499086823</text:p>
          </table:table-cell>
          <table:table-cell office:value-type="float" office:value="91.8953614178645">
            <text:p>91.8953614179</text:p>
          </table:table-cell>
          <table:table-cell table:formula="of:=SQRT([.B132]*[.B132] + [.C132]*[.C132])" office:value-type="float" office:value="188.995369752542">
            <text:p>188.9953697525</text:p>
          </table:table-cell>
          <table:table-cell/>
          <table:table-cell office:value-type="float" office:value="172.50390207451">
            <text:p>172.5039020745</text:p>
          </table:table-cell>
          <table:table-cell office:value-type="float" office:value="141.837525354362">
            <text:p>141.8375253544</text:p>
          </table:table-cell>
          <table:table-cell table:formula="of:=SQRT([.F132]*[.F132]+[.G132]*[.G132])" office:value-type="float" office:value="223.328188613936">
            <text:p>223.3281886139</text:p>
          </table:table-cell>
          <table:table-cell/>
          <table:table-cell table:formula="of:=ASIN(ABS([.B132]/[.D132]))" office:value-type="float" office:value="1.06302524984892">
            <text:p>1.0630252498</text:p>
          </table:table-cell>
          <table:table-cell table:formula="of:=ASIN(ABS([.F132]/[.H132]))" office:value-type="float" office:value="0.882647959502182">
            <text:p>0.8826479595</text:p>
          </table:table-cell>
          <table:table-cell/>
          <table:table-cell table:formula="of:=[.J132]/[.K132]" office:value-type="float" office:value="1.20435926736688">
            <text:p>1.2043592674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-194.770120814289">
            <text:p>-194.7701208143</text:p>
          </table:table-cell>
          <table:table-cell office:value-type="float" office:value="181.522947758739">
            <text:p>181.5229477587</text:p>
          </table:table-cell>
          <table:table-cell table:formula="of:=SQRT([.B133]*[.B133] + [.C133]*[.C133])" office:value-type="float" office:value="266.244212190678">
            <text:p>266.2442121907</text:p>
          </table:table-cell>
          <table:table-cell/>
          <table:table-cell office:value-type="float" office:value="192.823144846021">
            <text:p>192.823144846</text:p>
          </table:table-cell>
          <table:table-cell office:value-type="float" office:value="178.108530998107">
            <text:p>178.1085309981</text:p>
          </table:table-cell>
          <table:table-cell table:formula="of:=SQRT([.F133]*[.F133]+[.G133]*[.G133])" office:value-type="float" office:value="262.494598044633">
            <text:p>262.4945980446</text:p>
          </table:table-cell>
          <table:table-cell/>
          <table:table-cell table:formula="of:=ASIN(ABS([.B133]/[.D133]))" office:value-type="float" office:value="0.820588034270032">
            <text:p>0.8205880343</text:p>
          </table:table-cell>
          <table:table-cell table:formula="of:=ASIN(ABS([.F133]/[.H133]))" office:value-type="float" office:value="0.825046711913322">
            <text:p>0.8250467119</text:p>
          </table:table-cell>
          <table:table-cell/>
          <table:table-cell table:formula="of:=[.J133]/[.K133]" office:value-type="float" office:value="0.994595848236338">
            <text:p>0.9945958482</text:p>
          </table:table-cell>
        </table:table-row>
        <table:table-row table:style-name="ro2">
          <table:table-cell office:value-type="float" office:value="-0.72">
            <text:p>-0.72</text:p>
          </table:table-cell>
          <table:table-cell office:value-type="float" office:value="-242.367733749778">
            <text:p>-242.3677337498</text:p>
          </table:table-cell>
          <table:table-cell office:value-type="float" office:value="-222.720323382175">
            <text:p>-222.7203233822</text:p>
          </table:table-cell>
          <table:table-cell table:formula="of:=SQRT([.B134]*[.B134] + [.C134]*[.C134])" office:value-type="float" office:value="329.16023576742">
            <text:p>329.1602357674</text:p>
          </table:table-cell>
          <table:table-cell/>
          <table:table-cell office:value-type="float" office:value="215.743178917668">
            <text:p>215.7431789177</text:p>
          </table:table-cell>
          <table:table-cell office:value-type="float" office:value="-270.279720285585">
            <text:p>-270.2797202856</text:p>
          </table:table-cell>
          <table:table-cell table:formula="of:=SQRT([.F134]*[.F134]+[.G134]*[.G134])" office:value-type="float" office:value="345.826902434086">
            <text:p>345.8269024341</text:p>
          </table:table-cell>
          <table:table-cell/>
          <table:table-cell table:formula="of:=ASIN(ABS([.B134]/[.D134]))" office:value-type="float" office:value="0.827617556032045">
            <text:p>0.827617556</text:p>
          </table:table-cell>
          <table:table-cell table:formula="of:=ASIN(ABS([.F134]/[.H134]))" office:value-type="float" office:value="0.673655764867711">
            <text:p>0.6736557649</text:p>
          </table:table-cell>
          <table:table-cell/>
          <table:table-cell table:formula="of:=[.J134]/[.K134]" office:value-type="float" office:value="1.22854668392034">
            <text:p>1.2285466839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-144.84998827092">
            <text:p>-144.8499882709</text:p>
          </table:table-cell>
          <table:table-cell office:value-type="float" office:value="-251.227978113767">
            <text:p>-251.2279781138</text:p>
          </table:table-cell>
          <table:table-cell table:formula="of:=SQRT([.B135]*[.B135] + [.C135]*[.C135])" office:value-type="float" office:value="289.994855280602">
            <text:p>289.9948552806</text:p>
          </table:table-cell>
          <table:table-cell/>
          <table:table-cell office:value-type="float" office:value="187.694768847119">
            <text:p>187.6947688471</text:p>
          </table:table-cell>
          <table:table-cell office:value-type="float" office:value="-284.988220986523">
            <text:p>-284.9882209865</text:p>
          </table:table-cell>
          <table:table-cell table:formula="of:=SQRT([.F135]*[.F135]+[.G135]*[.G135])" office:value-type="float" office:value="341.244212190678">
            <text:p>341.2442121907</text:p>
          </table:table-cell>
          <table:table-cell/>
          <table:table-cell table:formula="of:=ASIN(ABS([.B135]/[.D135]))" office:value-type="float" office:value="0.523011801439743">
            <text:p>0.5230118014</text:p>
          </table:table-cell>
          <table:table-cell table:formula="of:=ASIN(ABS([.F135]/[.H135]))" office:value-type="float" office:value="0.582400913124937">
            <text:p>0.5824009131</text:p>
          </table:table-cell>
          <table:table-cell/>
          <table:table-cell table:formula="of:=[.J135]/[.K135]" office:value-type="float" office:value="0.898027097233528">
            <text:p>0.8980270972</text:p>
          </table:table-cell>
        </table:table-row>
        <table:table-row table:style-name="ro2">
          <table:table-cell office:value-type="float" office:value="-0.6">
            <text:p>-0.6</text:p>
          </table:table-cell>
          <table:table-cell office:value-type="float" office:value="-211.849797055341">
            <text:p>-211.8497970553</text:p>
          </table:table-cell>
          <table:table-cell office:value-type="float" office:value="-334.362976685779">
            <text:p>-334.3629766858</text:p>
          </table:table-cell>
          <table:table-cell table:formula="of:=SQRT([.B136]*[.B136] + [.C136]*[.C136])" office:value-type="float" office:value="395.826902434086">
            <text:p>395.8269024341</text:p>
          </table:table-cell>
          <table:table-cell/>
          <table:table-cell office:value-type="float" office:value="188.384884825043">
            <text:p>188.384884825</text:p>
          </table:table-cell>
          <table:table-cell office:value-type="float" office:value="-366.963322034959">
            <text:p>-366.963322035</text:p>
          </table:table-cell>
          <table:table-cell table:formula="of:=SQRT([.F136]*[.F136]+[.G136]*[.G136])" office:value-type="float" office:value="412.493569100753">
            <text:p>412.4935691008</text:p>
          </table:table-cell>
          <table:table-cell/>
          <table:table-cell table:formula="of:=ASIN(ABS([.B136]/[.D136]))" office:value-type="float" office:value="0.56475417938603">
            <text:p>0.5647541794</text:p>
          </table:table-cell>
          <table:table-cell table:formula="of:=ASIN(ABS([.F136]/[.H136]))" office:value-type="float" office:value="0.474279676144496">
            <text:p>0.4742796761</text:p>
          </table:table-cell>
          <table:table-cell/>
          <table:table-cell table:formula="of:=[.J136]/[.K136]" office:value-type="float" office:value="1.19076192338035">
            <text:p>1.1907619234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-141.394322161818">
            <text:p>-141.3943221618</text:p>
          </table:table-cell>
          <table:table-cell office:value-type="float" office:value="-211.808117821543">
            <text:p>-211.8081178215</text:p>
          </table:table-cell>
          <table:table-cell table:formula="of:=SQRT([.B137]*[.B137] + [.C137]*[.C137])" office:value-type="float" office:value="254.666513532315">
            <text:p>254.6665135323</text:p>
          </table:table-cell>
          <table:table-cell/>
          <table:table-cell office:value-type="float" office:value="263.816887195266">
            <text:p>263.8168871953</text:p>
          </table:table-cell>
          <table:table-cell office:value-type="float" office:value="-240.016856217106">
            <text:p>-240.0168562171</text:p>
          </table:table-cell>
          <table:table-cell table:formula="of:=SQRT([.F137]*[.F137]+[.G137]*[.G137])" office:value-type="float" office:value="356.661521947269">
            <text:p>356.6615219473</text:p>
          </table:table-cell>
          <table:table-cell/>
          <table:table-cell table:formula="of:=ASIN(ABS([.B137]/[.D137]))" office:value-type="float" office:value="0.588619814120461">
            <text:p>0.5886198141</text:p>
          </table:table-cell>
          <table:table-cell table:formula="of:=ASIN(ABS([.F137]/[.H137]))" office:value-type="float" office:value="0.83260094082647">
            <text:p>0.8326009408</text:p>
          </table:table-cell>
          <table:table-cell/>
          <table:table-cell table:formula="of:=[.J137]/[.K137]" office:value-type="float" office:value="0.70696510808188">
            <text:p>0.7069651081</text:p>
          </table:table-cell>
        </table:table-row>
        <table:table-row table:style-name="ro2">
          <table:table-cell office:value-type="float" office:value="-0.32">
            <text:p>-0.32</text:p>
          </table:table-cell>
          <table:table-cell office:value-type="float" office:value="-259.939223133327">
            <text:p>-259.9392231333</text:p>
          </table:table-cell>
          <table:table-cell office:value-type="float" office:value="325.10128338578">
            <text:p>325.1012833858</text:p>
          </table:table-cell>
          <table:table-cell table:formula="of:=SQRT([.B138]*[.B138] + [.C138]*[.C138])" office:value-type="float" office:value="416.244212190679">
            <text:p>416.2442121907</text:p>
          </table:table-cell>
          <table:table-cell/>
          <table:table-cell office:value-type="float" office:value="341.84920466943">
            <text:p>341.8492046694</text:p>
          </table:table-cell>
          <table:table-cell office:value-type="float" office:value="335.758325001134">
            <text:p>335.7583250011</text:p>
          </table:table-cell>
          <table:table-cell table:formula="of:=SQRT([.F138]*[.F138]+[.G138]*[.G138])" office:value-type="float" office:value="479.160235767419">
            <text:p>479.1602357674</text:p>
          </table:table-cell>
          <table:table-cell/>
          <table:table-cell table:formula="of:=ASIN(ABS([.B138]/[.D138]))" office:value-type="float" office:value="0.674474920529845">
            <text:p>0.6744749205</text:p>
          </table:table-cell>
          <table:table-cell table:formula="of:=ASIN(ABS([.F138]/[.H138]))" office:value-type="float" office:value="0.794386722946736">
            <text:p>0.7943867229</text:p>
          </table:table-cell>
          <table:table-cell/>
          <table:table-cell table:formula="of:=[.J138]/[.K138]" office:value-type="float" office:value="0.849051099479503">
            <text:p>0.8490510995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-290.635762761435">
            <text:p>-290.6357627614</text:p>
          </table:table-cell>
          <table:table-cell office:value-type="float" office:value="-269.946691770065">
            <text:p>-269.9466917701</text:p>
          </table:table-cell>
          <table:table-cell table:formula="of:=SQRT([.B139]*[.B139] + [.C139]*[.C139])" office:value-type="float" office:value="396.661521947268">
            <text:p>396.6615219473</text:p>
          </table:table-cell>
          <table:table-cell/>
          <table:table-cell office:value-type="float" office:value="351.859506441195">
            <text:p>351.8595064412</text:p>
          </table:table-cell>
          <table:table-cell office:value-type="float" office:value="-248.033237031992">
            <text:p>-248.033237032</text:p>
          </table:table-cell>
          <table:table-cell table:formula="of:=SQRT([.F139]*[.F139]+[.G139]*[.G139])" office:value-type="float" office:value="430.494598044633">
            <text:p>430.4945980446</text:p>
          </table:table-cell>
          <table:table-cell/>
          <table:table-cell table:formula="of:=ASIN(ABS([.B139]/[.D139]))" office:value-type="float" office:value="0.822287803977023">
            <text:p>0.822287804</text:p>
          </table:table-cell>
          <table:table-cell table:formula="of:=ASIN(ABS([.F139]/[.H139]))" office:value-type="float" office:value="0.956775152083281">
            <text:p>0.9567751521</text:p>
          </table:table-cell>
          <table:table-cell/>
          <table:table-cell table:formula="of:=[.J139]/[.K139]" office:value-type="float" office:value="0.859436830258996">
            <text:p>0.8594368303</text:p>
          </table:table-cell>
        </table:table-row>
        <table:table-row table:style-name="ro2">
          <table:table-cell office:value-type="float" office:value="-0.2">
            <text:p>-0.2</text:p>
          </table:table-cell>
          <table:table-cell office:value-type="float" office:value="-410.434234774697">
            <text:p>-410.4342347747</text:p>
          </table:table-cell>
          <table:table-cell office:value-type="float" office:value="170.643448792412">
            <text:p>170.6434487924</text:p>
          </table:table-cell>
          <table:table-cell table:formula="of:=SQRT([.B140]*[.B140] + [.C140]*[.C140])" office:value-type="float" office:value="444.494598044633">
            <text:p>444.4945980446</text:p>
          </table:table-cell>
          <table:table-cell/>
          <table:table-cell office:value-type="float" office:value="463.936703131576">
            <text:p>463.9367031316</text:p>
          </table:table-cell>
          <table:table-cell office:value-type="float" office:value="161.504215109832">
            <text:p>161.5042151098</text:p>
          </table:table-cell>
          <table:table-cell table:formula="of:=SQRT([.F140]*[.F140]+[.G140]*[.G140])" office:value-type="float" office:value="491.244212190678">
            <text:p>491.2442121907</text:p>
          </table:table-cell>
          <table:table-cell/>
          <table:table-cell table:formula="of:=ASIN(ABS([.B140]/[.D140]))" office:value-type="float" office:value="1.17677527595085">
            <text:p>1.176775276</text:p>
          </table:table-cell>
          <table:table-cell table:formula="of:=ASIN(ABS([.F140]/[.H140]))" office:value-type="float" office:value="1.23580007027666">
            <text:p>1.2358000703</text:p>
          </table:table-cell>
          <table:table-cell/>
          <table:table-cell table:formula="of:=[.J140]/[.K140]" office:value-type="float" office:value="0.952237586203894">
            <text:p>0.9522375862</text:p>
          </table:table-cell>
        </table:table-row>
        <table:table-row table:style-name="ro2">
          <table:table-cell office:value-type="float" office:value="-0.28">
            <text:p>-0.28</text:p>
          </table:table-cell>
          <table:table-cell office:value-type="float" office:value="-151.371584685457">
            <text:p>-151.3715846855</text:p>
          </table:table-cell>
          <table:table-cell office:value-type="float" office:value="-78.5072452259186">
            <text:p>-78.5072452259</text:p>
          </table:table-cell>
          <table:table-cell table:formula="of:=SQRT([.B141]*[.B141] + [.C141]*[.C141])" office:value-type="float" office:value="170.519043520508">
            <text:p>170.5190435205</text:p>
          </table:table-cell>
          <table:table-cell/>
          <table:table-cell office:value-type="float" office:value="149.607579616673">
            <text:p>149.6075796167</text:p>
          </table:table-cell>
          <table:table-cell office:value-type="float" office:value="-87.1715439552497">
            <text:p>-87.1715439552</text:p>
          </table:table-cell>
          <table:table-cell table:formula="of:=SQRT([.F141]*[.F141]+[.G141]*[.G141])" office:value-type="float" office:value="173.151107285807">
            <text:p>173.1511072858</text:p>
          </table:table-cell>
          <table:table-cell/>
          <table:table-cell table:formula="of:=ASIN(ABS([.B141]/[.D141]))" office:value-type="float" office:value="1.09234875026939">
            <text:p>1.0923487503</text:p>
          </table:table-cell>
          <table:table-cell table:formula="of:=ASIN(ABS([.F141]/[.H141]))" office:value-type="float" office:value="1.04321846279832">
            <text:p>1.0432184628</text:p>
          </table:table-cell>
          <table:table-cell/>
          <table:table-cell table:formula="of:=[.J141]/[.K141]" office:value-type="float" office:value="1.04709491752981">
            <text:p>1.0470949175</text:p>
          </table:table-cell>
        </table:table-row>
        <table:table-row table:style-name="ro2">
          <table:table-cell office:value-type="float" office:value="-0.16">
            <text:p>-0.16</text:p>
          </table:table-cell>
          <table:table-cell office:value-type="float" office:value="-152.062728688434">
            <text:p>-152.0627286884</text:p>
          </table:table-cell>
          <table:table-cell office:value-type="float" office:value="130.708887831727">
            <text:p>130.7088878317</text:p>
          </table:table-cell>
          <table:table-cell table:formula="of:=SQRT([.B142]*[.B142] + [.C142]*[.C142])" office:value-type="float" office:value="200.519043520508">
            <text:p>200.5190435205</text:p>
          </table:table-cell>
          <table:table-cell/>
          <table:table-cell office:value-type="float" office:value="138.508717910542">
            <text:p>138.5087179105</text:p>
          </table:table-cell>
          <table:table-cell office:value-type="float" office:value="-102.675938074965">
            <text:p>-102.675938075</text:p>
          </table:table-cell>
          <table:table-cell table:formula="of:=SQRT([.F142]*[.F142]+[.G142]*[.G142])" office:value-type="float" office:value="172.415234816405">
            <text:p>172.4152348164</text:p>
          </table:table-cell>
          <table:table-cell/>
          <table:table-cell table:formula="of:=ASIN(ABS([.B142]/[.D142]))" office:value-type="float" office:value="0.860771314148679">
            <text:p>0.8607713141</text:p>
          </table:table-cell>
          <table:table-cell table:formula="of:=ASIN(ABS([.F142]/[.H142]))" office:value-type="float" office:value="0.932889186061117">
            <text:p>0.9328891861</text:p>
          </table:table-cell>
          <table:table-cell/>
          <table:table-cell table:formula="of:=[.J142]/[.K142]" office:value-type="float" office:value="0.922694063785928">
            <text:p>0.9226940638</text:p>
          </table:table-cell>
        </table:table-row>
        <table:table-row table:style-name="ro2">
          <table:table-cell office:value-type="float" office:value="0.56">
            <text:p>0.56</text:p>
          </table:table-cell>
          <table:table-cell office:value-type="float" office:value="-148.089427744575">
            <text:p>-148.0894277446</text:p>
          </table:table-cell>
          <table:table-cell office:value-type="float" office:value="124.8776780673">
            <text:p>124.8776780673</text:p>
          </table:table-cell>
          <table:table-cell table:formula="of:=SQRT([.B143]*[.B143] + [.C143]*[.C143])" office:value-type="float" office:value="193.713481950007">
            <text:p>193.71348195</text:p>
          </table:table-cell>
          <table:table-cell/>
          <table:table-cell office:value-type="float" office:value="158.453931699003">
            <text:p>158.453931699</text:p>
          </table:table-cell>
          <table:table-cell office:value-type="float" office:value="165.537251093036">
            <text:p>165.537251093</text:p>
          </table:table-cell>
          <table:table-cell table:formula="of:=SQRT([.F143]*[.F143]+[.G143]*[.G143])" office:value-type="float" office:value="229.151107285806">
            <text:p>229.1511072858</text:p>
          </table:table-cell>
          <table:table-cell/>
          <table:table-cell table:formula="of:=ASIN(ABS([.B143]/[.D143]))" office:value-type="float" office:value="0.870229057058035">
            <text:p>0.8702290571</text:p>
          </table:table-cell>
          <table:table-cell table:formula="of:=ASIN(ABS([.F143]/[.H143]))" office:value-type="float" office:value="0.763538953831119">
            <text:p>0.7635389538</text:p>
          </table:table-cell>
          <table:table-cell/>
          <table:table-cell table:formula="of:=[.J143]/[.K143]" office:value-type="float" office:value="1.13973105457369">
            <text:p>1.1397310546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-243.200738782575">
            <text:p>-243.2007387826</text:p>
          </table:table-cell>
          <table:table-cell office:value-type="float" office:value="-156.983236377521">
            <text:p>-156.9832363775</text:p>
          </table:table-cell>
          <table:table-cell table:formula="of:=SQRT([.B144]*[.B144] + [.C144]*[.C144])" office:value-type="float" office:value="289.465603911675">
            <text:p>289.4656039117</text:p>
          </table:table-cell>
          <table:table-cell/>
          <table:table-cell office:value-type="float" office:value="264.573127575451">
            <text:p>264.5731275755</text:p>
          </table:table-cell>
          <table:table-cell office:value-type="float" office:value="-160.735366274357">
            <text:p>-160.7353662744</text:p>
          </table:table-cell>
          <table:table-cell table:formula="of:=SQRT([.F144]*[.F144]+[.G144]*[.G144])" office:value-type="float" office:value="309.571959011807">
            <text:p>309.5719590118</text:p>
          </table:table-cell>
          <table:table-cell/>
          <table:table-cell table:formula="of:=ASIN(ABS([.B144]/[.D144]))" office:value-type="float" office:value="0.99759930292932">
            <text:p>0.9975993029</text:p>
          </table:table-cell>
          <table:table-cell table:formula="of:=ASIN(ABS([.F144]/[.H144]))" office:value-type="float" office:value="1.02486050967004">
            <text:p>1.0248605097</text:p>
          </table:table-cell>
          <table:table-cell/>
          <table:table-cell table:formula="of:=[.J144]/[.K144]" office:value-type="float" office:value="0.973400080807586">
            <text:p>0.973400080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58.441970576217">
            <text:p>-258.4419705762</text:p>
          </table:table-cell>
          <table:table-cell office:value-type="float" office:value="193.408639236174">
            <text:p>193.4086392362</text:p>
          </table:table-cell>
          <table:table-cell table:formula="of:=SQRT([.B145]*[.B145] + [.C145]*[.C145])" office:value-type="float" office:value="322.798937245008">
            <text:p>322.798937245</text:p>
          </table:table-cell>
          <table:table-cell/>
          <table:table-cell office:value-type="float" office:value="245.642418579934">
            <text:p>245.6424185799</text:p>
          </table:table-cell>
          <table:table-cell office:value-type="float" office:value="185.949054356251">
            <text:p>185.9490543563</text:p>
          </table:table-cell>
          <table:table-cell table:formula="of:=SQRT([.F145]*[.F145]+[.G145]*[.G145])" office:value-type="float" office:value="308.086430440847">
            <text:p>308.0864304408</text:p>
          </table:table-cell>
          <table:table-cell/>
          <table:table-cell table:formula="of:=ASIN(ABS([.B145]/[.D145]))" office:value-type="float" office:value="0.928343149018953">
            <text:p>0.928343149</text:p>
          </table:table-cell>
          <table:table-cell table:formula="of:=ASIN(ABS([.F145]/[.H145]))" office:value-type="float" office:value="0.922836089802448">
            <text:p>0.9228360898</text:p>
          </table:table-cell>
          <table:table-cell/>
          <table:table-cell table:formula="of:=[.J145]/[.K145]" office:value-type="float" office:value="1.00596753776468">
            <text:p>1.0059675378</text:p>
          </table:table-cell>
        </table:table-row>
        <table:table-row table:style-name="ro2">
          <table:table-cell office:value-type="float" office:value="0.36">
            <text:p>0.36</text:p>
          </table:table-cell>
          <table:table-cell office:value-type="float" office:value="-254.437227232087">
            <text:p>-254.4372272321</text:p>
          </table:table-cell>
          <table:table-cell office:value-type="float" office:value="190.533761517553">
            <text:p>190.5337615176</text:p>
          </table:table-cell>
          <table:table-cell table:formula="of:=SQRT([.B146]*[.B146] + [.C146]*[.C146])" office:value-type="float" office:value="317.870125805462">
            <text:p>317.8701258055</text:p>
          </table:table-cell>
          <table:table-cell/>
          <table:table-cell office:value-type="float" office:value="215.032610169106">
            <text:p>215.0326101691</text:p>
          </table:table-cell>
          <table:table-cell office:value-type="float" office:value="178.708396123554">
            <text:p>178.7083961236</text:p>
          </table:table-cell>
          <table:table-cell table:formula="of:=SQRT([.F146]*[.F146]+[.G146]*[.G146])" office:value-type="float" office:value="279.599202933756">
            <text:p>279.5992029338</text:p>
          </table:table-cell>
          <table:table-cell/>
          <table:table-cell table:formula="of:=ASIN(ABS([.B146]/[.D146]))" office:value-type="float" office:value="0.928035542831164">
            <text:p>0.9280355428</text:p>
          </table:table-cell>
          <table:table-cell table:formula="of:=ASIN(ABS([.F146]/[.H146]))" office:value-type="float" office:value="0.877391852022612">
            <text:p>0.877391852</text:p>
          </table:table-cell>
          <table:table-cell/>
          <table:table-cell table:formula="of:=[.J146]/[.K146]" office:value-type="float" office:value="1.05772072158159">
            <text:p>1.0577207216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-236.587138109739">
            <text:p>-236.5871381097</text:p>
          </table:table-cell>
          <table:table-cell office:value-type="float" office:value="-208.081015250993">
            <text:p>-208.081015251</text:p>
          </table:table-cell>
          <table:table-cell table:formula="of:=SQRT([.B147]*[.B147] + [.C147]*[.C147])" office:value-type="float" office:value="315.073297546524">
            <text:p>315.0732975465</text:p>
          </table:table-cell>
          <table:table-cell/>
          <table:table-cell office:value-type="float" office:value="322.504227326263">
            <text:p>322.5042273263</text:p>
          </table:table-cell>
          <table:table-cell office:value-type="float" office:value="-246.849031923988">
            <text:p>-246.849031924</text:p>
          </table:table-cell>
          <table:table-cell table:formula="of:=SQRT([.F147]*[.F147]+[.G147]*[.G147])" office:value-type="float" office:value="406.132270578342">
            <text:p>406.1322705783</text:p>
          </table:table-cell>
          <table:table-cell/>
          <table:table-cell table:formula="of:=ASIN(ABS([.B147]/[.D147]))" office:value-type="float" office:value="0.849417069723106">
            <text:p>0.8494170697</text:p>
          </table:table-cell>
          <table:table-cell table:formula="of:=ASIN(ABS([.F147]/[.H147]))" office:value-type="float" office:value="0.917503450691135">
            <text:p>0.9175034507</text:p>
          </table:table-cell>
          <table:table-cell/>
          <table:table-cell table:formula="of:=[.J147]/[.K147]" office:value-type="float" office:value="0.925791689484392">
            <text:p>0.925791689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-337.549656369673">
            <text:p>-337.5496563697</text:p>
          </table:table-cell>
          <table:table-cell office:value-type="float" office:value="-254.596093489716">
            <text:p>-254.5960934897</text:p>
          </table:table-cell>
          <table:table-cell table:formula="of:=SQRT([.B148]*[.B148] + [.C148]*[.C148])" office:value-type="float" office:value="422.798937245008">
            <text:p>422.798937245</text:p>
          </table:table-cell>
          <table:table-cell/>
          <table:table-cell office:value-type="float" office:value="361.37109665542">
            <text:p>361.3710966554</text:p>
          </table:table-cell>
          <table:table-cell office:value-type="float" office:value="-250.081881637821">
            <text:p>-250.0818816378</text:p>
          </table:table-cell>
          <table:table-cell table:formula="of:=SQRT([.F148]*[.F148]+[.G148]*[.G148])" office:value-type="float" office:value="439.465603911676">
            <text:p>439.4656039117</text:p>
          </table:table-cell>
          <table:table-cell/>
          <table:table-cell table:formula="of:=ASIN(ABS([.B148]/[.D148]))" office:value-type="float" office:value="0.924582149741147">
            <text:p>0.9245821497</text:p>
          </table:table-cell>
          <table:table-cell table:formula="of:=ASIN(ABS([.F148]/[.H148]))" office:value-type="float" office:value="0.965435213216713">
            <text:p>0.9654352132</text:p>
          </table:table-cell>
          <table:table-cell/>
          <table:table-cell table:formula="of:=[.J148]/[.K148]" office:value-type="float" office:value="0.95768430349723">
            <text:p>0.9576843035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-353.375429313352">
            <text:p>-353.3754293134</text:p>
          </table:table-cell>
          <table:table-cell office:value-type="float" office:value="288.413685910633">
            <text:p>288.4136859106</text:p>
          </table:table-cell>
          <table:table-cell table:formula="of:=SQRT([.B149]*[.B149] + [.C149]*[.C149])" office:value-type="float" office:value="456.132270578341">
            <text:p>456.1322705783</text:p>
          </table:table-cell>
          <table:table-cell/>
          <table:table-cell office:value-type="float" office:value="351.7830328519">
            <text:p>351.7830328519</text:p>
          </table:table-cell>
          <table:table-cell office:value-type="float" office:value="-239.405835760382">
            <text:p>-239.4058357604</text:p>
          </table:table-cell>
          <table:table-cell table:formula="of:=SQRT([.F149]*[.F149]+[.G149]*[.G149])" office:value-type="float" office:value="425.519043520508">
            <text:p>425.5190435205</text:p>
          </table:table-cell>
          <table:table-cell/>
          <table:table-cell table:formula="of:=ASIN(ABS([.B149]/[.D149]))" office:value-type="float" office:value="0.886274357556492">
            <text:p>0.8862743576</text:p>
          </table:table-cell>
          <table:table-cell table:formula="of:=ASIN(ABS([.F149]/[.H149]))" office:value-type="float" office:value="0.97324387915086">
            <text:p>0.9732438792</text:p>
          </table:table-cell>
          <table:table-cell/>
          <table:table-cell table:formula="of:=[.J149]/[.K149]" office:value-type="float" office:value="0.910639539115059">
            <text:p>0.9106395391</text:p>
          </table:table-cell>
        </table:table-row>
        <table:table-row table:style-name="ro2">
          <table:table-cell office:value-type="float" office:value="0.28">
            <text:p>0.28</text:p>
          </table:table-cell>
          <table:table-cell office:value-type="float" office:value="-327.324549941672">
            <text:p>-327.3245499417</text:p>
          </table:table-cell>
          <table:table-cell office:value-type="float" office:value="253.338804499979">
            <text:p>253.3388045</text:p>
          </table:table-cell>
          <table:table-cell table:formula="of:=SQRT([.B150]*[.B150] + [.C150]*[.C150])" office:value-type="float" office:value="413.910510690411">
            <text:p>413.9105106904</text:p>
          </table:table-cell>
          <table:table-cell/>
          <table:table-cell office:value-type="float" office:value="398.015672727979">
            <text:p>398.015672728</text:p>
          </table:table-cell>
          <table:table-cell office:value-type="float" office:value="321.779997192498">
            <text:p>321.7799971925</text:p>
          </table:table-cell>
          <table:table-cell table:formula="of:=SQRT([.F150]*[.F150]+[.G150]*[.G150])" office:value-type="float" office:value="511.819150023042">
            <text:p>511.819150023</text:p>
          </table:table-cell>
          <table:table-cell/>
          <table:table-cell table:formula="of:=ASIN(ABS([.B150]/[.D150]))" office:value-type="float" office:value="0.912131181290872">
            <text:p>0.9121311813</text:p>
          </table:table-cell>
          <table:table-cell table:formula="of:=ASIN(ABS([.F150]/[.H150]))" office:value-type="float" office:value="0.890917719683154">
            <text:p>0.8909177197</text:p>
          </table:table-cell>
          <table:table-cell/>
          <table:table-cell table:formula="of:=[.J150]/[.K150]" office:value-type="float" office:value="1.02381079771908">
            <text:p>1.023810797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-421.407795516032">
            <text:p>-421.407795516</text:p>
          </table:table-cell>
          <table:table-cell office:value-type="float" office:value="319.234550372974">
            <text:p>319.234550373</text:p>
          </table:table-cell>
          <table:table-cell table:formula="of:=SQRT([.B151]*[.B151] + [.C151]*[.C151])" office:value-type="float" office:value="528.673082607311">
            <text:p>528.6730826073</text:p>
          </table:table-cell>
          <table:table-cell/>
          <table:table-cell office:value-type="float" office:value="375.130501076974">
            <text:p>375.130501077</text:p>
          </table:table-cell>
          <table:table-cell office:value-type="float" office:value="254.210607953507">
            <text:p>254.2106079535</text:p>
          </table:table-cell>
          <table:table-cell table:formula="of:=SQRT([.F151]*[.F151]+[.G151]*[.G151])" office:value-type="float" office:value="453.151107285808">
            <text:p>453.1511072858</text:p>
          </table:table-cell>
          <table:table-cell/>
          <table:table-cell table:formula="of:=ASIN(ABS([.B151]/[.D151]))" office:value-type="float" office:value="0.922485113461432">
            <text:p>0.9224851135</text:p>
          </table:table-cell>
          <table:table-cell table:formula="of:=ASIN(ABS([.F151]/[.H151]))" office:value-type="float" office:value="0.975222117788746">
            <text:p>0.9752221178</text:p>
          </table:table-cell>
          <table:table-cell/>
          <table:table-cell table:formula="of:=[.J151]/[.K151]" office:value-type="float" office:value="0.945923084223221">
            <text:p>0.9459230842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-305.482469665632">
            <text:p>-305.4824696656</text:p>
          </table:table-cell>
          <table:table-cell office:value-type="float" office:value="134.24744907554">
            <text:p>134.2474490755</text:p>
          </table:table-cell>
          <table:table-cell table:formula="of:=SQRT([.B152]*[.B152] + [.C152]*[.C152])" office:value-type="float" office:value="333.679362347005">
            <text:p>333.679362347</text:p>
          </table:table-cell>
          <table:table-cell/>
          <table:table-cell office:value-type="float" office:value="421.02606156591">
            <text:p>421.0260615659</text:p>
          </table:table-cell>
          <table:table-cell office:value-type="float" office:value="180.887185527515">
            <text:p>180.8871855275</text:p>
          </table:table-cell>
          <table:table-cell table:formula="of:=SQRT([.F152]*[.F152]+[.G152]*[.G152])" office:value-type="float" office:value="458.239149796007">
            <text:p>458.239149796</text:p>
          </table:table-cell>
          <table:table-cell/>
          <table:table-cell table:formula="of:=ASIN(ABS([.B152]/[.D152]))" office:value-type="float" office:value="1.15674161777566">
            <text:p>1.1567416178</text:p>
          </table:table-cell>
          <table:table-cell table:formula="of:=ASIN(ABS([.F152]/[.H152]))" office:value-type="float" office:value="1.16500704676365">
            <text:p>1.1650070468</text:p>
          </table:table-cell>
          <table:table-cell/>
          <table:table-cell table:formula="of:=[.J152]/[.K152]" office:value-type="float" office:value="0.992905254083267">
            <text:p>0.9929052541</text:p>
          </table:table-cell>
        </table:table-row>
        <table:table-row table:style-name="ro2" table:number-rows-repeated="104842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6T17:28:36</dc:date>
    <meta:document-statistic meta:table-count="1" meta:cell-count="151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resolution="100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634cm" svg:height="13.581cm" xlink:href=".." xlink:type="simple" chart:class="chart:scatter" chart:style-name="ch1">
        <chart:plot-area chart:style-name="ch2" table:cell-range-address="Sheet1.A2:Sheet1.A152 Sheet1.M2:Sheet1.M152" svg:x="0.862cm" svg:y="1.219cm" svg:width="18.948cm" svg:height="11.671cm">
          <chartooo:coordinate-region svg:x="1.008cm" svg:y="1.418cm" svg:width="18.708cm" svg:height="10.82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M2:Sheet1.M152" chart:class="chart:scatter">
            <chart:domain table:cell-range-address="Sheet1.A2:Sheet1.A152"/>
            <chart:data-point chart:repeated="15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2:Sheet1.A152</svg:desc>
                </draw:g>
              </table:table-cell>
              <table:table-cell office:value-type="float" office:value="1.04192559993722">
                <text:p>1.04192559993722</text:p>
                <draw:g>
                  <svg:desc>Sheet1.M2:Sheet1.M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">
                <text:p>0.76</text:p>
              </table:table-cell>
              <table:table-cell office:value-type="float" office:value="0.838973257157621">
                <text:p>0.838973257157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0.861810809662567">
                <text:p>0.861810809662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6">
                <text:p>-0.16</text:p>
              </table:table-cell>
              <table:table-cell office:value-type="float" office:value="1.02630584913493">
                <text:p>1.02630584913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1.18136260320899">
                <text:p>1.18136260320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.00769448582214">
                <text:p>1.00769448582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996452275828806">
                <text:p>0.996452275828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969425368243074">
                <text:p>0.969425368243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8">
                <text:p>-0.08</text:p>
              </table:table-cell>
              <table:table-cell office:value-type="float" office:value="0.944228994829538">
                <text:p>0.944228994829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8">
                <text:p>-0.08</text:p>
              </table:table-cell>
              <table:table-cell office:value-type="float" office:value="0.940798911574978">
                <text:p>0.940798911574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">
                <text:p>0.24</text:p>
              </table:table-cell>
              <table:table-cell office:value-type="float" office:value="1.04757642250263">
                <text:p>1.04757642250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">
                <text:p>0.52</text:p>
              </table:table-cell>
              <table:table-cell office:value-type="float" office:value="0.941232343667946">
                <text:p>0.941232343667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965790132064288">
                <text:p>0.965790132064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">
                <text:p>0.36</text:p>
              </table:table-cell>
              <table:table-cell office:value-type="float" office:value="0.893348181177798">
                <text:p>0.893348181177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1989390567396">
                <text:p>1.51989390567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">
                <text:p>0.52</text:p>
              </table:table-cell>
              <table:table-cell office:value-type="float" office:value="0.895742522940997">
                <text:p>0.895742522940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4">
                <text:p>-0.44</text:p>
              </table:table-cell>
              <table:table-cell office:value-type="float" office:value="0.897167892333157">
                <text:p>0.897167892333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">
                <text:p>0.72</text:p>
              </table:table-cell>
              <table:table-cell office:value-type="float" office:value="0.879862377662391">
                <text:p>0.879862377662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.15553177274176">
                <text:p>1.15553177274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23077684822922">
                <text:p>1.230776848229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2">
                <text:p>-0.52</text:p>
              </table:table-cell>
              <table:table-cell office:value-type="float" office:value="1.10879448673933">
                <text:p>1.10879448673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998315955458705">
                <text:p>0.998315955458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0.836420667494392">
                <text:p>0.836420667494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896276154935047">
                <text:p>0.896276154935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8">
                <text:p>-0.68</text:p>
              </table:table-cell>
              <table:table-cell office:value-type="float" office:value="0.854685347028232">
                <text:p>0.854685347028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8">
                <text:p>-0.68</text:p>
              </table:table-cell>
              <table:table-cell office:value-type="float" office:value="1.15190699467454">
                <text:p>1.15190699467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">
                <text:p>0.44</text:p>
              </table:table-cell>
              <table:table-cell office:value-type="float" office:value="0.883638129089796">
                <text:p>0.883638129089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958191055674042">
                <text:p>0.958191055674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">
                <text:p>0.68</text:p>
              </table:table-cell>
              <table:table-cell office:value-type="float" office:value="1.21417242879956">
                <text:p>1.21417242879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855081229425259">
                <text:p>0.8550812294252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">
                <text:p>0.16</text:p>
              </table:table-cell>
              <table:table-cell office:value-type="float" office:value="1.00813106886946">
                <text:p>1.008131068869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2">
                <text:p>-0.12</text:p>
              </table:table-cell>
              <table:table-cell office:value-type="float" office:value="0.929427148427652">
                <text:p>0.929427148427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6">
                <text:p>-0.16</text:p>
              </table:table-cell>
              <table:table-cell office:value-type="float" office:value="0.943557046530833">
                <text:p>0.9435570465308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.07212976260541">
                <text:p>1.07212976260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">
                <text:p>0.48</text:p>
              </table:table-cell>
              <table:table-cell office:value-type="float" office:value="1.08537682365752">
                <text:p>1.08537682365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">
                <text:p>0.68</text:p>
              </table:table-cell>
              <table:table-cell office:value-type="float" office:value="1.17994393689287">
                <text:p>1.17994393689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2">
                <text:p>-0.72</text:p>
              </table:table-cell>
              <table:table-cell office:value-type="float" office:value="1.29487800853039">
                <text:p>1.29487800853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">
                <text:p>0.08</text:p>
              </table:table-cell>
              <table:table-cell office:value-type="float" office:value="0.92361316961263">
                <text:p>0.92361316961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692259554801258">
                <text:p>0.692259554801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8">
                <text:p>-0.08</text:p>
              </table:table-cell>
              <table:table-cell office:value-type="float" office:value="1.02249159476397">
                <text:p>1.022491594763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1.09791334016768">
                <text:p>1.09791334016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2">
                <text:p>0.52</text:p>
              </table:table-cell>
              <table:table-cell office:value-type="float" office:value="1.12372423413381">
                <text:p>1.12372423413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1.16535604003608">
                <text:p>1.16535604003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.23552177589241">
                <text:p>1.23552177589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">
                <text:p>0.8</text:p>
              </table:table-cell>
              <table:table-cell office:value-type="float" office:value="0.858142519595741">
                <text:p>0.858142519595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.38550036296838">
                <text:p>1.385500362968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">
                <text:p>0.56</text:p>
              </table:table-cell>
              <table:table-cell office:value-type="float" office:value="0.89347966974211">
                <text:p>0.89347966974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2">
                <text:p>-0.32</text:p>
              </table:table-cell>
              <table:table-cell office:value-type="float" office:value="0.929246746673443">
                <text:p>0.929246746673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">
                <text:p>0.64</text:p>
              </table:table-cell>
              <table:table-cell office:value-type="float" office:value="0.868931931366476">
                <text:p>0.868931931366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6">
                <text:p>-0.6</text:p>
              </table:table-cell>
              <table:table-cell office:value-type="float" office:value="0.870485835872043">
                <text:p>0.870485835872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2">
                <text:p>-0.12</text:p>
              </table:table-cell>
              <table:table-cell office:value-type="float" office:value="1.03313204662027">
                <text:p>1.033132046620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">
                <text:p>0.36</text:p>
              </table:table-cell>
              <table:table-cell office:value-type="float" office:value="0.942735813947797">
                <text:p>0.942735813947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04269934067421">
                <text:p>1.042699340674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">
                <text:p>0.32</text:p>
              </table:table-cell>
              <table:table-cell office:value-type="float" office:value="1.11620684066327">
                <text:p>1.116206840663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6">
                <text:p>-0.36</text:p>
              </table:table-cell>
              <table:table-cell office:value-type="float" office:value="1.11314375669335">
                <text:p>1.11314375669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0.964393223300559">
                <text:p>0.9643932233005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">
                <text:p>0.32</text:p>
              </table:table-cell>
              <table:table-cell office:value-type="float" office:value="1.08156321829566">
                <text:p>1.08156321829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6">
                <text:p>-0.76</text:p>
              </table:table-cell>
              <table:table-cell office:value-type="float" office:value="1.35938519306406">
                <text:p>1.35938519306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">
                <text:p>-0.08</text:p>
              </table:table-cell>
              <table:table-cell office:value-type="float" office:value="0.96731827794931">
                <text:p>0.96731827794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2">
                <text:p>-0.72</text:p>
              </table:table-cell>
              <table:table-cell office:value-type="float" office:value="0.739821712670766">
                <text:p>0.739821712670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15983621566274">
                <text:p>1.15983621566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">
                <text:p>0.32</text:p>
              </table:table-cell>
              <table:table-cell office:value-type="float" office:value="0.902821865670557">
                <text:p>0.9028218656705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">
                <text:p>-0.04</text:p>
              </table:table-cell>
              <table:table-cell office:value-type="float" office:value="0.9495436284842">
                <text:p>0.9495436284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">
                <text:p>0.48</text:p>
              </table:table-cell>
              <table:table-cell office:value-type="float" office:value="1.10513748236929">
                <text:p>1.105137482369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2">
                <text:p>-0.12</text:p>
              </table:table-cell>
              <table:table-cell office:value-type="float" office:value="1.04051558744343">
                <text:p>1.040515587443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">
                <text:p>0.64</text:p>
              </table:table-cell>
              <table:table-cell office:value-type="float" office:value="0.810311888892091">
                <text:p>0.810311888892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">
                <text:p>0.36</text:p>
              </table:table-cell>
              <table:table-cell office:value-type="float" office:value="0.89611150365204">
                <text:p>0.89611150365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">
                <text:p>-0.8</text:p>
              </table:table-cell>
              <table:table-cell office:value-type="float" office:value="0.829918488490201">
                <text:p>0.829918488490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">
                <text:p>0.32</text:p>
              </table:table-cell>
              <table:table-cell office:value-type="float" office:value="0.913201929026359">
                <text:p>0.9132019290263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">
                <text:p>0.52</text:p>
              </table:table-cell>
              <table:table-cell office:value-type="float" office:value="1.08603569513113">
                <text:p>1.08603569513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.11904318763929">
                <text:p>1.11904318763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">
                <text:p>0.8</text:p>
              </table:table-cell>
              <table:table-cell office:value-type="float" office:value="0.836197356920895">
                <text:p>0.8361973569208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8">
                <text:p>-0.8</text:p>
              </table:table-cell>
              <table:table-cell office:value-type="float" office:value="1.18245180678809">
                <text:p>1.18245180678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">
                <text:p>-0.8</text:p>
              </table:table-cell>
              <table:table-cell office:value-type="float" office:value="1.17509563334194">
                <text:p>1.17509563334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4">
                <text:p>-0.04</text:p>
              </table:table-cell>
              <table:table-cell office:value-type="float" office:value="0.973463420554848">
                <text:p>0.973463420554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">
                <text:p>0.08</text:p>
              </table:table-cell>
              <table:table-cell office:value-type="float" office:value="0.981947071608812">
                <text:p>0.9819470716088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">
                <text:p>-0.04</text:p>
              </table:table-cell>
              <table:table-cell office:value-type="float" office:value="0.973135121054917">
                <text:p>0.973135121054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">
                <text:p>0.04</text:p>
              </table:table-cell>
              <table:table-cell office:value-type="float" office:value="0.973589954275717">
                <text:p>0.973589954275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">
                <text:p>0.16</text:p>
              </table:table-cell>
              <table:table-cell office:value-type="float" office:value="1.01103716443888">
                <text:p>1.011037164438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8">
                <text:p>-0.8</text:p>
              </table:table-cell>
              <table:table-cell office:value-type="float" office:value="1.28662265010508">
                <text:p>1.28662265010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783164599442705">
                <text:p>0.7831645994427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.17072347413928">
                <text:p>1.170723474139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4">
                <text:p>-0.44</text:p>
              </table:table-cell>
              <table:table-cell office:value-type="float" office:value="1.08643277935666">
                <text:p>1.08643277935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1.23603769606935">
                <text:p>1.236037696069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">
                <text:p>0.2</text:p>
              </table:table-cell>
              <table:table-cell office:value-type="float" office:value="0.936541400368681">
                <text:p>0.936541400368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">
                <text:p>0.04</text:p>
              </table:table-cell>
              <table:table-cell office:value-type="float" office:value="0.986431011115033">
                <text:p>0.986431011115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8">
                <text:p>-0.08</text:p>
              </table:table-cell>
              <table:table-cell office:value-type="float" office:value="0.960896344602423">
                <text:p>0.9608963446024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969702624306567">
                <text:p>0.969702624306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4">
                <text:p>-0.04</text:p>
              </table:table-cell>
              <table:table-cell office:value-type="float" office:value="0.966405166584644">
                <text:p>0.9664051665846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.02137339867429">
                <text:p>1.02137339867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">
                <text:p>0.24</text:p>
              </table:table-cell>
              <table:table-cell office:value-type="float" office:value="0.957691762402033">
                <text:p>0.957691762402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">
                <text:p>0.08</text:p>
              </table:table-cell>
              <table:table-cell office:value-type="float" office:value="0.96355187755327">
                <text:p>0.963551877553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4">
                <text:p>-0.04</text:p>
              </table:table-cell>
              <table:table-cell office:value-type="float" office:value="0.972893351997892">
                <text:p>0.972893351997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8">
                <text:p>-0.8</text:p>
              </table:table-cell>
              <table:table-cell office:value-type="float" office:value="0.809874673926399">
                <text:p>0.8098746739263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">
                <text:p>0.12</text:p>
              </table:table-cell>
              <table:table-cell office:value-type="float" office:value="0.92649927333112">
                <text:p>0.92649927333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">
                <text:p>0.24</text:p>
              </table:table-cell>
              <table:table-cell office:value-type="float" office:value="1.05093736260218">
                <text:p>1.05093736260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">
                <text:p>0.8</text:p>
              </table:table-cell>
              <table:table-cell office:value-type="float" office:value="0.85483194714439">
                <text:p>0.85483194714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8">
                <text:p>-0.8</text:p>
              </table:table-cell>
              <table:table-cell office:value-type="float" office:value="0.881527393224233">
                <text:p>0.8815273932242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">
                <text:p>-0.2</text:p>
              </table:table-cell>
              <table:table-cell office:value-type="float" office:value="0.954939037969688">
                <text:p>0.9549390379696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">
                <text:p>0.56</text:p>
              </table:table-cell>
              <table:table-cell office:value-type="float" office:value="0.971907762108819">
                <text:p>0.9719077621088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">
                <text:p>0.32</text:p>
              </table:table-cell>
              <table:table-cell office:value-type="float" office:value="0.992871286650007">
                <text:p>0.992871286650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8">
                <text:p>-0.8</text:p>
              </table:table-cell>
              <table:table-cell office:value-type="float" office:value="1.15239700123935">
                <text:p>1.152397001239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.00231323992835">
                <text:p>1.002313239928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6">
                <text:p>0.56</text:p>
              </table:table-cell>
              <table:table-cell office:value-type="float" office:value="0.843654130149017">
                <text:p>0.8436541301490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4">
                <text:p>0.44</text:p>
              </table:table-cell>
              <table:table-cell office:value-type="float" office:value="0.87713778352157">
                <text:p>0.877137783521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8">
                <text:p>-0.8</text:p>
              </table:table-cell>
              <table:table-cell office:value-type="float" office:value="1.29967453886173">
                <text:p>1.299674538861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">
                <text:p>-0.8</text:p>
              </table:table-cell>
              <table:table-cell office:value-type="float" office:value="1.17091952631641">
                <text:p>1.170919526316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4">
                <text:p>-0.44</text:p>
              </table:table-cell>
              <table:table-cell office:value-type="float" office:value="1.18673912484146">
                <text:p>1.18673912484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8624009456546">
                <text:p>0.86240094565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">
                <text:p>0.32</text:p>
              </table:table-cell>
              <table:table-cell office:value-type="float" office:value="0.816094181271749">
                <text:p>0.8160941812717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">
                <text:p>0.24</text:p>
              </table:table-cell>
              <table:table-cell office:value-type="float" office:value="1.13324392962785">
                <text:p>1.133243929627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6">
                <text:p>-0.16</text:p>
              </table:table-cell>
              <table:table-cell office:value-type="float" office:value="0.97314257068515">
                <text:p>0.973142570685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2">
                <text:p>-0.72</text:p>
              </table:table-cell>
              <table:table-cell office:value-type="float" office:value="0.890934573977409">
                <text:p>0.8909345739774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">
                <text:p>0.28</text:p>
              </table:table-cell>
              <table:table-cell office:value-type="float" office:value="1.04582271236539">
                <text:p>1.045822712365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2">
                <text:p>-0.52</text:p>
              </table:table-cell>
              <table:table-cell office:value-type="float" office:value="1.16114447760031">
                <text:p>1.16114447760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">
                <text:p>0.8</text:p>
              </table:table-cell>
              <table:table-cell office:value-type="float" office:value="0.849671363616455">
                <text:p>0.8496713636164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">
                <text:p>-0.6</text:p>
              </table:table-cell>
              <table:table-cell office:value-type="float" office:value="1.11009628136047">
                <text:p>1.11009628136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">
                <text:p>-0.6</text:p>
              </table:table-cell>
              <table:table-cell office:value-type="float" office:value="0.886449231390405">
                <text:p>0.8864492313904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2">
                <text:p>0.52</text:p>
              </table:table-cell>
              <table:table-cell office:value-type="float" office:value="0.890807267995562">
                <text:p>0.890807267995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2">
                <text:p>-0.72</text:p>
              </table:table-cell>
              <table:table-cell office:value-type="float" office:value="0.848263609665608">
                <text:p>0.848263609665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">
                <text:p>0.32</text:p>
              </table:table-cell>
              <table:table-cell office:value-type="float" office:value="0.935240742482692">
                <text:p>0.9352407424826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6">
                <text:p>-0.6</text:p>
              </table:table-cell>
              <table:table-cell office:value-type="float" office:value="0.872296206488102">
                <text:p>0.8722962064881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8">
                <text:p>-0.28</text:p>
              </table:table-cell>
              <table:table-cell office:value-type="float" office:value="1.04637472002374">
                <text:p>1.046374720023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4">
                <text:p>0.64</text:p>
              </table:table-cell>
              <table:table-cell office:value-type="float" office:value="1.15424543698641">
                <text:p>1.154245436986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">
                <text:p>0.2</text:p>
              </table:table-cell>
              <table:table-cell office:value-type="float" office:value="1.0098689908677">
                <text:p>1.00986899086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">
                <text:p>0.32</text:p>
              </table:table-cell>
              <table:table-cell office:value-type="float" office:value="0.965609184465306">
                <text:p>0.9656091844653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">
                <text:p>0.52</text:p>
              </table:table-cell>
              <table:table-cell office:value-type="float" office:value="0.863533228931733">
                <text:p>0.8635332289317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56">
                <text:p>-0.56</text:p>
              </table:table-cell>
              <table:table-cell office:value-type="float" office:value="0.874013374627944">
                <text:p>0.8740133746279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">
                <text:p>0.12</text:p>
              </table:table-cell>
              <table:table-cell office:value-type="float" office:value="1.00897653295061">
                <text:p>1.008976532950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">
                <text:p>0.12</text:p>
              </table:table-cell>
              <table:table-cell office:value-type="float" office:value="0.970042988030247">
                <text:p>0.970042988030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">
                <text:p>0.8</text:p>
              </table:table-cell>
              <table:table-cell office:value-type="float" office:value="1.20435926736688">
                <text:p>1.204359267366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">
                <text:p>0.08</text:p>
              </table:table-cell>
              <table:table-cell office:value-type="float" office:value="0.994595848236338">
                <text:p>0.9945958482363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72">
                <text:p>-0.72</text:p>
              </table:table-cell>
              <table:table-cell office:value-type="float" office:value="1.22854668392034">
                <text:p>1.228546683920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">
                <text:p>0.16</text:p>
              </table:table-cell>
              <table:table-cell office:value-type="float" office:value="0.898027097233528">
                <text:p>0.898027097233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">
                <text:p>-0.6</text:p>
              </table:table-cell>
              <table:table-cell office:value-type="float" office:value="1.19076192338035">
                <text:p>1.190761923380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">
                <text:p>0.76</text:p>
              </table:table-cell>
              <table:table-cell office:value-type="float" office:value="0.70696510808188">
                <text:p>0.706965108081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2">
                <text:p>-0.32</text:p>
              </table:table-cell>
              <table:table-cell office:value-type="float" office:value="0.849051099479503">
                <text:p>0.8490510994795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8">
                <text:p>0.48</text:p>
              </table:table-cell>
              <table:table-cell office:value-type="float" office:value="0.859436830258996">
                <text:p>0.8594368302589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">
                <text:p>-0.2</text:p>
              </table:table-cell>
              <table:table-cell office:value-type="float" office:value="0.952237586203894">
                <text:p>0.952237586203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8">
                <text:p>-0.28</text:p>
              </table:table-cell>
              <table:table-cell office:value-type="float" office:value="1.04709491752981">
                <text:p>1.047094917529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6">
                <text:p>-0.16</text:p>
              </table:table-cell>
              <table:table-cell office:value-type="float" office:value="0.922694063785928">
                <text:p>0.9226940637859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">
                <text:p>0.56</text:p>
              </table:table-cell>
              <table:table-cell office:value-type="float" office:value="1.13973105457369">
                <text:p>1.13973105457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">
                <text:p>0.08</text:p>
              </table:table-cell>
              <table:table-cell office:value-type="float" office:value="0.973400080807586">
                <text:p>0.9734000808075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.00596753776468">
                <text:p>1.00596753776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">
                <text:p>0.36</text:p>
              </table:table-cell>
              <table:table-cell office:value-type="float" office:value="1.05772072158159">
                <text:p>1.05772072158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">
                <text:p>0.16</text:p>
              </table:table-cell>
              <table:table-cell office:value-type="float" office:value="0.925791689484392">
                <text:p>0.925791689484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">
                <text:p>0.2</text:p>
              </table:table-cell>
              <table:table-cell office:value-type="float" office:value="0.95768430349723">
                <text:p>0.957684303497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4">
                <text:p>0.24</text:p>
              </table:table-cell>
              <table:table-cell office:value-type="float" office:value="0.910639539115059">
                <text:p>0.910639539115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">
                <text:p>0.28</text:p>
              </table:table-cell>
              <table:table-cell office:value-type="float" office:value="1.02381079771908">
                <text:p>1.023810797719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">
                <text:p>0.04</text:p>
              </table:table-cell>
              <table:table-cell office:value-type="float" office:value="0.945923084223221">
                <text:p>0.9459230842232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">
                <text:p>0.1</text:p>
              </table:table-cell>
              <table:table-cell office:value-type="float" office:value="0.992905254083267">
                <text:p>0.992905254083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